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33900000045D2943445E332C3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3.78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528cm" fo:break-before="auto" style:use-optimal-row-height="true"/>
    </style:style>
    <style:style style:name="ro8" style:family="table-row">
      <style:table-row-properties style:row-height="2.185cm" fo:break-before="auto" style:use-optimal-row-height="false"/>
    </style:style>
    <style:style style:name="ro9" style:family="table-row">
      <style:table-row-properties style:row-height="1.993cm" fo:break-before="auto" style:use-optimal-row-height="false"/>
    </style:style>
    <style:style style:name="ro10" style:family="table-row">
      <style:table-row-properties style:row-height="1.194cm" fo:break-before="auto" style:use-optimal-row-height="true"/>
    </style:style>
    <style:style style:name="ro11" style:family="table-row">
      <style:table-row-properties style:row-height="2.596cm" fo:break-before="auto" style:use-optimal-row-height="false"/>
    </style:style>
    <style:style style:name="ro12" style:family="table-row">
      <style:table-row-properties style:row-height="2.693cm" fo:break-before="auto" style:use-optimal-row-height="false"/>
    </style:style>
    <style:style style:name="ro13" style:family="table-row">
      <style:table-row-properties style:row-height="2.191cm" fo:break-before="auto" style:use-optimal-row-height="false"/>
    </style:style>
    <style:style style:name="ro14" style:family="table-row">
      <style:table-row-properties style:row-height="2.646cm" fo:break-before="auto" style:use-optimal-row-height="false"/>
    </style:style>
    <style:style style:name="ro15" style:family="table-row">
      <style:table-row-properties style:row-height="0.605cm" fo:break-before="auto" style:use-optimal-row-height="true"/>
    </style:style>
    <style:style style:name="ro16" style:family="table-row">
      <style:table-row-properties style:row-height="0.579cm" fo:break-before="auto" style:use-optimal-row-height="true"/>
    </style:style>
    <style:style style:name="ro17" style:family="table-row">
      <style:table-row-properties style:row-height="0.778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000000"/>
    </style:style>
    <style:style style:name="ta3" style:family="table" style:master-page-name="Default">
      <style:table-properties table:display="true" style:writing-mode="lr-tb" tableooo:tab-color="#069a2e"/>
    </style:style>
    <style:style style:name="ta4" style:family="table" style:master-page-name="Default">
      <style:table-properties table:display="true" style:writing-mode="lr-tb" tableooo:tab-color="#3465a4"/>
    </style:style>
    <style:style style:name="ta5" style:family="table" style:master-page-name="Default">
      <style:table-properties table:display="true" style:writing-mode="lr-tb" tableooo:tab-color="#729fcf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7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90" style:family="table-cell" style:parent-style-name="Default">
      <style:table-cell-properties style:cell-protect="protected" style:print-content="true"/>
      <style:text-properties fo:color="#ff0000" style:font-name="Times New Roman1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1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6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6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1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1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1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1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2" style:family="table-cell" style:parent-style-name="Default">
      <style:text-properties style:font-name="Times New Roman1" fo:font-size="28pt" style:font-size-asian="28pt" style:font-size-complex="28pt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1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1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1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1" fo:font-size="28pt" fo:font-weight="bold" style:font-size-asian="28pt" style:font-weight-asian="bold" style:font-size-complex="28pt" style:font-weight-complex="bold"/>
    </style:style>
    <style:style style:name="ce29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29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style:font-size-asian="12pt" style:font-style-asian="normal" style:font-size-complex="12pt" style:font-style-complex="normal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89" style:family="table-cell" style:parent-style-name="Default">
      <style:table-cell-properties style:cell-protect="protected formula-hidden" style:print-content="true"/>
      <style:text-properties style:font-name="Times New Roman1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392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1" fo:font-size="6pt" style:font-size-asian="6pt" style:font-size-complex="6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1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40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398" style:family="table-cell" style:parent-style-name="Default">
      <style:table-cell-properties style:cell-protect="protected" style:print-content="true"/>
      <style:text-properties style:font-name="Times New Roman1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 style:text-underline-color="font-color" style:text-position="-33% 58%"/>
    </style:style>
    <style:style style:name="T15" style:family="text">
      <style:text-properties style:text-position="-33% 58%"/>
    </style:style>
    <style:style style:name="T16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7" style:family="text">
      <style:text-properties style:font-name="Symbol"/>
    </style:style>
    <style:style style:name="T18" style:family="text">
      <style:text-properties style:font-name="Times New Roman" style:font-name-asian="Symbol" style:font-name-complex="Symbol"/>
    </style:style>
    <style:style style:name="T19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U5/oAGOW7rfZl5EdKh8WMkYB1v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36cm" svg:x="0cm" svg:y="16.498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7.995cm" svg:x2="6.5cm" svg:y2="18.993c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43"/>
          <table:covered-table-cell table:number-columns-repeated="5" table:style-name="ce44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1"/>
          <table:table-cell table:style-name="ce43"/>
          <table:table-cell table:style-name="ce44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3">
          <table:table-cell table:style-name="ce13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1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1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13"/>
          <table:table-cell table:style-name="ce34" table:number-columns-repeated="7"/>
          <table:table-cell table:style-name="ce36" table:number-columns-repeated="1016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 STABLE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2">
          <table:table-cell table:style-name="ce13"/>
          <table:table-cell table:style-name="ce34" table:number-columns-repeated="7"/>
          <table:table-cell table:style-name="ce36" table:number-columns-repeated="1016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4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4">
          <table:table-cell table:style-name="ce13"/>
          <table:table-cell table:style-name="ce34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2" table:number-rows-repeated="2">
          <table:table-cell table:style-name="ce13"/>
          <table:table-cell table:style-name="ce34" table:number-columns-repeated="7"/>
          <table:table-cell table:style-name="ce36" table:number-columns-repeated="1016"/>
        </table:table-row>
        <table:table-row table:style-name="ro5">
          <table:table-cell table:style-name="ce15" table:number-columns-repeated="8"/>
          <table:table-cell table:number-columns-repeated="1016"/>
        </table:table-row>
        <table:table-row table:style-name="ro5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5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5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4cm" svg:height="0.798cm" svg:x="1.369cm" svg:y="0.252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916cm" svg:x="0.269cm" svg:y="0.17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2" table:protected="true" table:protection-key="U5/oAGOW7rfZl5EdKh8WMkYB1v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91cm" svg:height="1.508cm" svg:x="42.185cm" svg:y="24.526cm" draw:control="control5"/>
          <draw:control draw:z-index="1" draw:style-name="gr4" draw:text-style-name="P1" svg:width="6.054cm" svg:height="1.486cm" svg:x="48.722cm" svg:y="24.531cm" draw:control="control6"/>
          <draw:control draw:z-index="2" draw:style-name="gr1" draw:text-style-name="P1" svg:width="4.247cm" svg:height="1.5cm" svg:x="0.753cm" svg:y="24.5cm" draw:control="control7"/>
          <draw:control draw:z-index="3" draw:style-name="gr1" draw:text-style-name="P1" svg:width="11.496cm" svg:height="1.5cm" svg:x="5.504cm" svg:y="24.413cm" draw:control="control8"/>
        </table:shapes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2" table:default-cell-style-name="ce77"/>
        <table:table-column table:style-name="co1" table:number-columns-repeated="52" table:default-cell-style-name="ce77"/>
        <table:table-column table:style-name="co1" table:number-columns-repeated="960" table:default-cell-style-name="ce98"/>
        <table:table-row table:style-name="ro7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78"/>
          <table:table-cell table:style-name="ce112" table:formula="of:=IF(AND([.$AF$3];[$Synthèse.$G$1]);[$Données.$V$3];&quot;&quot;)" office:value-type="string" office:string-value="V/F" calcext:value-type="string">
            <text:p>V/F</text:p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1012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78" office:value-type="string" calcext:value-type="string">
            <text:p>Équation de la </text:p>
            <text:p>droite (<text:span text:style-name="T7">D</text:span>)</text:p>
          </table:table-cell>
          <table:table-cell table:style-name="ce78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78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1012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10x-5" calcext:value-type="string">
            <text:p>y = -10x-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-6" calcext:value-type="float">
            <text:p>-6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4" table:formula="of:=IF(AND([.$AF$3];[$Synthèse.$G$1]);IF(ISBLANK([.H3]);&quot;&quot;;IF([.H3]=INDEX([$Données.$N$88:$Données.$N$107];[$Données.J88]);&quot;VRAI&quot;;&quot;FAUX&quot;));&quot;&quot;)" office:value-type="string" office:string-value="VRAI" calcext:value-type="string">
            <text:p>VRAI</text:p>
          </table:table-cell>
          <table:table-cell table:style-name="ce140" table:formula="of:=IF(AND([.$AF$3];[.$AF$4];[$Synthèse.$G$1]);INDEX([$Données.$K$88:$Données.$K$107];[$Données.J88]);&quot;&quot;)" office:value-type="string" office:string-value="A(D)" calcext:value-type="string">
            <text:p>A(D)</text:p>
          </table:table-cell>
          <table:table-cell table:style-name="ce98"/>
          <table:table-cell table:number-columns-repeated="20"/>
          <table:table-cell table:style-name="ce158" office:value-type="boolean" office:boolean-value="true" calcext:value-type="boolean">
            <text:p>VRAI</text:p>
          </table:table-cell>
          <table:table-cell table:style-name="ce98"/>
          <table:table-cell table:number-columns-repeated="991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7x+3" calcext:value-type="string">
            <text:p>y = 7x+3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7" calcext:value-type="float">
            <text:p>7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49" calcext:value-type="float">
            <text:p>49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5" table:formula="of:=IF(AND([.$AF$3];[$Synthèse.$G$1]);IF(ISBLANK([.H4]);&quot;&quot;;IF([.H4]=INDEX([$Données.$N$88:$Données.$N$107];[$Données.J89]);&quot;VRAI&quot;;&quot;FAUX&quot;));&quot;&quot;)" office:value-type="string" office:string-value="VRAI" calcext:value-type="string">
            <text:p>VRAI</text:p>
          </table:table-cell>
          <table:table-cell table:style-name="ce148" table:formula="of:=IF(AND([.$AF$3];[.$AF$4];[$Synthèse.$G$1]);INDEX([$Données.$K$88:$Données.$K$107];[$Données.J89]);&quot;&quot;)" office:value-type="string" office:string-value="A(D)" calcext:value-type="string">
            <text:p>A(D)</text:p>
          </table:table-cell>
          <table:table-cell table:number-columns-repeated="21"/>
          <table:table-cell table:style-name="ce159" office:value-type="boolean" office:boolean-value="true" calcext:value-type="boolean">
            <text:p>VRAI</text:p>
          </table:table-cell>
          <table:table-cell table:number-columns-repeated="992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8x+7" calcext:value-type="string">
            <text:p>y = 8x+7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9" calcext:value-type="float">
            <text:p>9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80" calcext:value-type="float">
            <text:p>80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6" table:formula="of:=IF(AND([.$AF$3];[$Synthèse.$G$1]);IF(ISBLANK([.H5]);&quot;&quot;;IF([.H5]=INDEX([$Données.$N$88:$Données.$N$107];[$Données.J90]);&quot;VRAI&quot;;&quot;FAUX&quot;));&quot;&quot;)" office:value-type="string" office:string-value="VRAI" calcext:value-type="string">
            <text:p>VRAI</text:p>
          </table:table-cell>
          <table:table-cell table:style-name="ce149" table:formula="of:=IF(AND([.$AF$3];[.$AF$4];[$Synthèse.$G$1]);INDEX([$Données.$K$88:$Données.$K$107];[$Données.J90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-13x+9y+15=0" calcext:value-type="string">
            <text:p>-13x+9y+15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-6" calcext:value-type="float">
            <text:p>-6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0.142857142857143" calcext:value-type="float">
            <text:p><text:s/>1/7 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8" table:formula="of:=IF(AND([.$AF$3];[$Synthèse.$G$1]);IF(ISBLANK([.H6]);&quot;&quot;;IF([.H6]=INDEX([$Données.$N$108:$Données.$N$127];[$Données.J108]);&quot;VRAI&quot;;&quot;FAUX&quot;));&quot;&quot;)" office:value-type="string" office:string-value="VRAI" calcext:value-type="string">
            <text:p>VRAI</text:p>
          </table:table-cell>
          <table:table-cell table:style-name="ce150" table:formula="of:=IF(AND([.$AF$3];[.$AF$4];[$Synthèse.$G$1]);INDEX([$Données.$K$108:$Données.$K$127];[$Données.J108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3x+14y+15=0" calcext:value-type="string">
            <text:p>3x+14y+15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-4.66666666666667" calcext:value-type="float">
            <text:p>-14/3 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20" table:formula="of:=IF(AND([.$AF$3];[$Synthèse.$G$1]);IF(ISBLANK([.H7]);&quot;&quot;;IF([.H7]=INDEX([$Données.$N$108:$Données.$N$127];[$Données.J109]);&quot;VRAI&quot;;&quot;FAUX&quot;));&quot;&quot;)" office:value-type="string" office:string-value="VRAI" calcext:value-type="string">
            <text:p>VRAI</text:p>
          </table:table-cell>
          <table:table-cell table:style-name="ce151" table:formula="of:=IF(AND([.$AF$3];[.$AF$4];[$Synthèse.$G$1]);INDEX([$Données.$K$108:$Données.$K$127];[$Données.J109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14x-20y-14=0" calcext:value-type="string">
            <text:p>-14x-20y-14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1" calcext:value-type="float">
            <text:p>-1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string" office:string-value="0" calcext:value-type="string">
            <text:p>0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G$1]);INDEX([$Données.$K$108:$Données.$K$127];[$Données.J110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-2x-13y-4=0" calcext:value-type="string">
            <text:p>-2x-13y-4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47.5" calcext:value-type="float">
            <text:p>-95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7" calcext:value-type="float">
            <text:p>7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G$1]);INDEX([$Données.$K$128:$Données.$K$147];[$Données.J128]);&quot;&quot;)" office:value-type="string" office:string-value="A(D)" calcext:value-type="string">
            <text:p>A(D)</text:p>
          </table:table-cell>
          <table:table-cell table:style-name="ce157" table:number-columns-repeated="54"/>
          <table:table-cell table:number-columns-repeated="960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7x+2y-18=0" calcext:value-type="string">
            <text:p>7x+2y-18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0.857142857142857" calcext:value-type="float">
            <text:p><text:s/>6/7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6" calcext:value-type="float">
            <text:p>6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G$1]);INDEX([$Données.$K$128:$Données.$K$147];[$Données.J129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-3x-1/2" calcext:value-type="string">
            <text:p>y = -3x-1/2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1.5" calcext:value-type="float">
            <text:p><text:s/>3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G$1]);INDEX([$Données.$K$128:$Données.$K$147];[$Données.J130]);&quot;&quot;)" office:value-type="string" office:string-value="A(D)" calcext:value-type="string">
            <text:p>A(D)</text:p>
          </table:table-cell>
          <table:table-cell table:style-name="ce157" table:number-columns-repeated="54"/>
          <table:table-cell table:number-columns-repeated="960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-3x-1/2" calcext:value-type="string">
            <text:p>y = -3x-1/2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0.666666666666667" calcext:value-type="float">
            <text:p><text:s/>2/3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5" calcext:value-type="float">
            <text:p>5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G$1]);INDEX([$Données.$K$128:$Données.$K$147];[$Données.J131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10">
          <table:table-cell table:style-name="ce226" table:number-columns-repeated="8"/>
          <table:table-cell table:number-columns-repeated="1016"/>
        </table:table-row>
        <table:table-row table:style-name="ro10">
          <table:table-cell table:style-name="ce226" table:number-columns-repeated="2"/>
          <table:table-cell table:style-name="ce90"/>
          <table:table-cell table:style-name="ce108"/>
          <table:table-cell table:style-name="ce226" table:number-columns-repeated="4"/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0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1014"/>
        </table:table-row>
        <table:table-row table:style-name="ro10">
          <table:table-cell table:style-name="ce88"/>
          <table:table-cell table:style-name="ce226" table:number-columns-repeated="7"/>
          <table:table-cell table:number-columns-repeated="1016"/>
        </table:table-row>
        <table:table-row table:style-name="ro10" table:number-rows-repeated="8">
          <table:table-cell table:style-name="ce226" table:number-columns-repeated="8"/>
          <table:table-cell table:number-columns-repeated="1016"/>
        </table:table-row>
        <table:table-row table:style-name="ro10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991"/>
        </table:table-row>
        <table:table-row table:style-name="ro10" table:number-rows-repeated="48">
          <table:table-cell table:style-name="ce226" table:number-columns-repeated="8"/>
          <table:table-cell table:number-columns-repeated="1016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U5/oAGOW7rfZl5EdKh8WMkYB1v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343cm" svg:height="1.5cm" svg:x="28.959cm" svg:y="24.501cm" draw:control="control9"/>
          <draw:control draw:z-index="1" draw:style-name="gr4" draw:text-style-name="P1" svg:width="5.088cm" svg:height="1.484cm" svg:x="34.871cm" svg:y="24.517cm" draw:control="control10"/>
          <draw:control draw:z-index="2" draw:style-name="gr1" draw:text-style-name="P1" svg:width="4.247cm" svg:height="1.5cm" svg:x="0.2cm" svg:y="24.427cm" draw:control="control11"/>
          <draw:control draw:z-index="3" draw:style-name="gr1" draw:text-style-name="P1" svg:width="11.496cm" svg:height="1.5cm" svg:x="5.004cm" svg:y="24.496cm" draw:control="control12"/>
        </table:shapes>
        <table:table-column table:style-name="co2" table:default-cell-style-name="ce77"/>
        <table:table-column table:style-name="co3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10" table:number-columns-repeated="2" table:default-cell-style-name="ce77"/>
        <table:table-column table:style-name="co1" table:number-columns-repeated="57" table:default-cell-style-name="ce77"/>
        <table:table-column table:style-name="co1" table:number-columns-repeated="960" table:default-cell-style-name="ce98"/>
        <table:table-row table:style-name="ro7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78"/>
          <table:table-cell table:style-name="ce112" table:formula="of:=IF(AND([.$AA$3];[$Synthèse.$G$1]);[$Données.$V$4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1017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78" office:value-type="string" calcext:value-type="string">
            <text:p>Équation cartésienne</text:p>
          </table:table-cell>
          <table:table-cell table:style-name="ce78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1017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8x-y+9=0" calcext:value-type="string">
            <text:p>8x-y+9=0</text:p>
          </table:table-cell>
          <table:table-cell table:style-name="ce161"/>
          <table:table-cell table:style-name="ce163" table:formula="of:=IF(AND([.$AA$3];[$Synthèse.$G$1]);IF(ISBLANK([.C3]);&quot;&quot;;IF([.C3]=[$Données.I62];&quot;VRAI&quot;;&quot;FAUX&quot;));&quot;&quot;)">
            <text:p/>
          </table:table-cell>
          <table:table-cell table:style-name="ce182" table:formula="of:=IF(AND([.$AA$3];[.$AA$4];[$Synthèse.$G$1]);[$Données.I62]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996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9x+y+4=0" calcext:value-type="string">
            <text:p>9x+y+4=0</text:p>
          </table:table-cell>
          <table:table-cell table:style-name="ce161"/>
          <table:table-cell table:style-name="ce164" table:formula="of:=IF(AND([.$AA$3];[$Synthèse.$G$1]);IF(ISBLANK([.C4]);&quot;&quot;;IF([.C4]=[$Données.I63];&quot;VRAI&quot;;&quot;FAUX&quot;));&quot;&quot;)">
            <text:p/>
          </table:table-cell>
          <table:table-cell table:style-name="ce183" table:formula="of:=IF(AND([.$AA$3];[.$AA$4];[$Synthèse.$G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7x+17y+6=0" calcext:value-type="string">
            <text:p>7x+17y+6=0</text:p>
          </table:table-cell>
          <table:table-cell table:style-name="ce161"/>
          <table:table-cell table:style-name="ce165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G$1]);INDEX([$Données.$I$66:$Données.$I$85];[$Données.J66]);&quot;&quot;)">
            <text:p/>
          </table:table-cell>
          <table:table-cell table:number-columns-repeated="1019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5x+19y+9=0" calcext:value-type="string">
            <text:p>5x+19y+9=0</text:p>
          </table:table-cell>
          <table:table-cell table:style-name="ce161"/>
          <table:table-cell table:style-name="ce166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G$1]);INDEX([$Données.$I$66:$Données.$I$85];[$Données.J67]);&quot;&quot;)">
            <text:p/>
          </table:table-cell>
          <table:table-cell table:number-columns-repeated="1019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2x-13y+19=0" calcext:value-type="string">
            <text:p>2x-13y+19=0</text:p>
          </table:table-cell>
          <table:table-cell table:style-name="ce161"/>
          <table:table-cell table:style-name="ce167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G$1]);INDEX([$Données.$I$66:$Données.$I$85];[$Données.J68]);&quot;&quot;)">
            <text:p/>
          </table:table-cell>
          <table:table-cell table:number-columns-repeated="1019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3x+8y+11=0" calcext:value-type="string">
            <text:p>-13x+8y+11=0</text:p>
          </table:table-cell>
          <table:table-cell table:style-name="ce161"/>
          <table:table-cell table:style-name="ce168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G$1]);INDEX([$Données.$I$66:$Données.$I$85];[$Données.J69]);&quot;&quot;)">
            <text:p/>
          </table:table-cell>
          <table:table-cell table:number-columns-repeated="1019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-19x-2y+2=0" calcext:value-type="string">
            <text:p>-19x-2y+2=0</text:p>
          </table:table-cell>
          <table:table-cell table:style-name="ce161"/>
          <table:table-cell table:style-name="ce169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G$1]);INDEX([$Données.$I$66:$Données.$I$85];[$Données.J70]);&quot;&quot;)">
            <text:p/>
          </table:table-cell>
          <table:table-cell table:style-name="ce157" table:number-columns-repeated="59"/>
          <table:table-cell table:number-columns-repeated="960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-10x-18y-8=0" calcext:value-type="string">
            <text:p>-10x-18y-8=0</text:p>
          </table:table-cell>
          <table:table-cell table:style-name="ce161"/>
          <table:table-cell table:style-name="ce170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G$1]);INDEX([$Données.$I$66:$Données.$I$85];[$Données.J71]);&quot;&quot;)">
            <text:p/>
          </table:table-cell>
          <table:table-cell table:number-columns-repeated="1019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-16x-14y-8=0" calcext:value-type="string">
            <text:p>-16x-14y-8=0</text:p>
          </table:table-cell>
          <table:table-cell table:style-name="ce161"/>
          <table:table-cell table:style-name="ce171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G$1]);INDEX([$Données.$I$66:$Données.$I$85];[$Données.J72]);&quot;&quot;)">
            <text:p/>
          </table:table-cell>
          <table:table-cell table:style-name="ce157" table:number-columns-repeated="59"/>
          <table:table-cell table:number-columns-repeated="960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-7x-13y-20=0" calcext:value-type="string">
            <text:p>-7x-13y-20=0</text:p>
          </table:table-cell>
          <table:table-cell table:style-name="ce161"/>
          <table:table-cell table:style-name="ce172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G$1]);INDEX([$Données.$I$66:$Données.$I$85];[$Données.J73]);&quot;&quot;)">
            <text:p/>
          </table:table-cell>
          <table:table-cell table:number-columns-repeated="1019"/>
        </table:table-row>
        <table:table-row table:style-name="ro10" table:number-rows-repeated="2">
          <table:table-cell table:style-name="ce226" table:number-columns-repeated="3"/>
          <table:table-cell table:number-columns-repeated="1021"/>
        </table:table-row>
        <table:table-row table:style-name="ro10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1019"/>
        </table:table-row>
        <table:table-row table:style-name="ro10">
          <table:table-cell table:style-name="ce88"/>
          <table:table-cell table:style-name="ce226" table:number-columns-repeated="2"/>
          <table:table-cell table:number-columns-repeated="1021"/>
        </table:table-row>
        <table:table-row table:style-name="ro10" table:number-rows-repeated="8">
          <table:table-cell table:style-name="ce226" table:number-columns-repeated="3"/>
          <table:table-cell table:number-columns-repeated="1021"/>
        </table:table-row>
        <table:table-row table:style-name="ro10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996"/>
        </table:table-row>
        <table:table-row table:style-name="ro10" table:number-rows-repeated="48">
          <table:table-cell table:style-name="ce226" table:number-columns-repeated="3"/>
          <table:table-cell table:number-columns-repeated="1021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U5/oAGOW7rfZl5EdKh8WMkYB1v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5cm" svg:height="1.499cm" svg:x="14cm" svg:y="18.954cm" draw:control="control13"/>
          <draw:frame draw:z-index="1" draw:style-name="gr5" draw:text-style-name="P2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1" svg:width="5.5cm" svg:height="1.511cm" svg:x="20.1cm" svg:y="18.936cm" draw:control="control14"/>
          <draw:control draw:z-index="3" draw:style-name="gr1" draw:text-style-name="P1" svg:width="4.247cm" svg:height="1.5cm" svg:x="0.454cm" svg:y="18.926cm" draw:control="control15"/>
          <draw:control draw:z-index="4" draw:style-name="gr1" draw:text-style-name="P1" svg:width="8.577cm" svg:height="1.5cm" svg:x="5.003cm" svg:y="18.921cm" draw:control="control16"/>
        </table:shapes>
        <table:table-column table:style-name="co2" table:default-cell-style-name="ce209"/>
        <table:table-column table:style-name="co11" table:default-cell-style-name="ce222"/>
        <table:table-column table:style-name="co8" table:default-cell-style-name="ce209"/>
        <table:table-column table:style-name="co12" table:default-cell-style-name="ce222"/>
        <table:table-column table:style-name="co13" table:default-cell-style-name="ce222"/>
        <table:table-column table:style-name="co1" table:number-columns-repeated="59" table:default-cell-style-name="ce222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0"/>
          <table:covered-table-cell table:style-name="ce194"/>
          <table:covered-table-cell table:style-name="ce206"/>
          <table:table-cell table:style-name="Default"/>
          <table:table-cell table:style-name="ce209" table:number-columns-repeated="2"/>
          <table:table-cell table:number-columns-repeated="57"/>
        </table:table-row>
        <table:table-row table:style-name="ro8">
          <table:table-cell table:style-name="ce194" office:value-type="string" calcext:value-type="string">
            <text:p>N°</text:p>
          </table:table-cell>
          <table:table-cell table:style-name="ce210" office:value-type="string" calcext:value-type="string">
            <text:p>Équation</text:p>
          </table:table-cell>
          <table:table-cell table:style-name="ce194" office:value-type="string" calcext:value-type="string">
            <text:p>Vrai ou Faux</text:p>
          </table:table-cell>
          <table:table-cell table:style-name="ce194" office:value-type="string" calcext:value-type="string">
            <text:p>Réponse</text:p>
          </table:table-cell>
          <table:table-cell table:style-name="Default"/>
          <table:table-cell table:style-name="ce209" table:number-columns-repeated="2"/>
          <table:table-cell table:number-columns-repeated="57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>
            <text:p/>
          </table:table-cell>
          <table:table-cell table:style-name="Default"/>
          <table:table-cell table:style-name="ce209" table:number-columns-repeated="2"/>
          <table:table-cell table:number-columns-repeated="57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>
            <text:p/>
          </table:table-cell>
          <table:table-cell table:style-name="ce209" table:number-columns-repeated="3"/>
          <table:table-cell table:number-columns-repeated="57"/>
        </table:table-row>
        <table:table-row table:style-name="ro8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>
            <text:p/>
          </table:table-cell>
          <table:table-cell table:style-name="ce209" table:number-columns-repeated="3"/>
          <table:table-cell table:number-columns-repeated="57"/>
        </table:table-row>
        <table:table-row table:style-name="ro8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>
            <text:p/>
          </table:table-cell>
          <table:table-cell/>
          <table:table-cell table:style-name="ce209" table:number-columns-repeated="2"/>
          <table:table-cell table:number-columns-repeated="57"/>
        </table:table-row>
        <table:table-row table:style-name="ro8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>
            <text:p/>
          </table:table-cell>
          <table:table-cell/>
          <table:table-cell table:style-name="ce209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2">
          <table:table-cell table:style-name="ce5"/>
          <table:table-cell table:style-name="Default" table:number-columns-repeated="11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10" table:number-rows-repeated="4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2" table:style-name="ta5" table:protected="true" table:protection-key="U5/oAGOW7rfZl5EdKh8WMkYB1v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999cm" svg:height="1.519cm" svg:x="15.5cm" svg:y="19.076cm" draw:control="control17"/>
          <draw:frame draw:z-index="1" draw:style-name="gr5" draw:text-style-name="P2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1" svg:width="4.999cm" svg:height="1.472cm" svg:x="21.1cm" svg:y="19.066cm" draw:control="control18"/>
          <draw:control draw:z-index="3" draw:style-name="gr1" draw:text-style-name="P1" svg:width="4.247cm" svg:height="1.5cm" svg:x="0.5cm" svg:y="19.038cm" draw:control="control19"/>
          <draw:control draw:z-index="4" draw:style-name="gr1" draw:text-style-name="P1" svg:width="8.577cm" svg:height="1.5cm" svg:x="5.423cm" svg:y="19.056cm" draw:control="control20"/>
        </table:shapes>
        <table:table-column table:style-name="co14" table:default-cell-style-name="ce209"/>
        <table:table-column table:style-name="co11" table:default-cell-style-name="ce222"/>
        <table:table-column table:style-name="co15" table:default-cell-style-name="ce209"/>
        <table:table-column table:style-name="co16" table:default-cell-style-name="ce222"/>
        <table:table-column table:style-name="co13" table:default-cell-style-name="ce222"/>
        <table:table-column table:style-name="co1" table:number-columns-repeated="59" table:default-cell-style-name="ce222"/>
        <table:table-row table:style-name="ro12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0"/>
          <table:covered-table-cell table:style-name="ce194"/>
          <table:covered-table-cell table:style-name="ce206"/>
          <table:table-cell table:style-name="Default"/>
          <table:table-cell table:style-name="ce209" table:number-columns-repeated="2"/>
          <table:table-cell table:number-columns-repeated="57"/>
        </table:table-row>
        <table:table-row table:style-name="ro13">
          <table:table-cell table:style-name="ce194" office:value-type="string" calcext:value-type="string">
            <text:p>N°</text:p>
          </table:table-cell>
          <table:table-cell table:style-name="ce210" office:value-type="string" calcext:value-type="string">
            <text:p>Équation</text:p>
          </table:table-cell>
          <table:table-cell table:style-name="ce194" office:value-type="string" calcext:value-type="string">
            <text:p>Vrai ou Faux</text:p>
          </table:table-cell>
          <table:table-cell table:style-name="ce194" office:value-type="string" calcext:value-type="string">
            <text:p>Réponse</text:p>
          </table:table-cell>
          <table:table-cell table:style-name="Default"/>
          <table:table-cell table:style-name="ce209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209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209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209" table:number-columns-repeated="3"/>
          <table:table-cell table:number-columns-repeated="57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209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209" table:number-columns-repeated="2"/>
          <table:table-cell table:number-columns-repeated="57"/>
        </table:table-row>
        <table:table-row table:style-name="ro10">
          <table:table-cell table:style-name="ce5"/>
          <table:table-cell table:style-name="ce226"/>
          <table:table-cell table:style-name="ce11" table:formula="of:=IF(AND([.$E$22];[$Synthèse.$G$1]);[$Données.$V$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3" table:style-name="ta6" table:protected="true" table:protection-key="U5/oAGOW7rfZl5EdKh8WMkYB1v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cm" svg:height="1.516cm" svg:x="23.01cm" svg:y="19.036cm" draw:control="control21"/>
          <draw:frame draw:z-index="1" draw:style-name="gr5" draw:text-style-name="P2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1" svg:width="5cm" svg:height="1.599cm" svg:x="17.5cm" svg:y="18.98cm" draw:control="control22"/>
          <draw:control draw:z-index="3" draw:style-name="gr1" draw:text-style-name="P1" svg:width="4.247cm" svg:height="1.5cm" svg:x="0.263cm" svg:y="19.06cm" draw:control="control23"/>
          <draw:control draw:z-index="4" draw:style-name="gr1" draw:text-style-name="P1" svg:width="8.577cm" svg:height="1.5cm" svg:x="5.103cm" svg:y="19.021cm" draw:control="control24"/>
        </table:shapes>
        <table:table-column table:style-name="co17" table:default-cell-style-name="ce209"/>
        <table:table-column table:style-name="co11" table:default-cell-style-name="ce222"/>
        <table:table-column table:style-name="co18" table:default-cell-style-name="ce209"/>
        <table:table-column table:style-name="co19" table:default-cell-style-name="ce222"/>
        <table:table-column table:style-name="co13" table:default-cell-style-name="ce222"/>
        <table:table-column table:style-name="co1" table:number-columns-repeated="59" table:default-cell-style-name="ce222"/>
        <table:table-row table:style-name="ro14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0"/>
          <table:covered-table-cell table:style-name="ce194"/>
          <table:covered-table-cell table:style-name="ce206"/>
          <table:table-cell table:style-name="Default"/>
          <table:table-cell table:style-name="ce209" table:number-columns-repeated="2"/>
          <table:table-cell table:number-columns-repeated="57"/>
        </table:table-row>
        <table:table-row table:style-name="ro13">
          <table:table-cell table:style-name="ce194" office:value-type="string" calcext:value-type="string">
            <text:p>N°</text:p>
          </table:table-cell>
          <table:table-cell table:style-name="ce210" office:value-type="string" calcext:value-type="string">
            <text:p>Équation</text:p>
          </table:table-cell>
          <table:table-cell table:style-name="ce194" office:value-type="string" calcext:value-type="string">
            <text:p>Vrai ou Faux</text:p>
          </table:table-cell>
          <table:table-cell table:style-name="ce194" office:value-type="string" calcext:value-type="string">
            <text:p>Réponse</text:p>
          </table:table-cell>
          <table:table-cell table:style-name="Default"/>
          <table:table-cell table:style-name="ce209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209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209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209" table:number-columns-repeated="3"/>
          <table:table-cell table:number-columns-repeated="57"/>
        </table:table-row>
        <table:table-row table:style-name="ro13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G$1]);IF(ISBLANK([.B6]);&quot;&quot;;IF([.B6]=[Données.K35];&quot;VRAI&quot;;&quot;FAUX&quot;));&quot;&quot;)">
            <text:p/>
          </table:table-cell>
          <table:table-cell table:style-name="ce227" table:formula="of:=IF(AND([.$E$22];[.$F$22];[$Synthèse.$G$1]);[Données.K35];&quot;&quot;)">
            <text:p/>
          </table:table-cell>
          <table:table-cell/>
          <table:table-cell table:style-name="ce209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209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7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Données" table:style-name="ta7" table:protected="true" table:protection-key="U5/oAGOW7rfZl5EdKh8WMkYB1v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5">
          <table:table-cell table:style-name="ce291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1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1"/>
          <table:covered-table-cell table:style-name="ce267"/>
          <table:covered-table-cell table:style-name="ce301"/>
          <table:covered-table-cell table:number-columns-repeated="10"/>
          <table:table-cell table:number-columns-repeated="40"/>
        </table:table-row>
        <table:table-row table:style-name="ro5">
          <table:table-cell table:style-name="ce292" office:value-type="string" calcext:value-type="string">
            <text:p>Aléatoire</text:p>
          </table:table-cell>
          <table:table-cell table:style-name="ce292" office:value-type="string" calcext:value-type="string">
            <text:p>Rang</text:p>
          </table:table-cell>
          <table:table-cell table:style-name="ce292" office:value-type="string" calcext:value-type="string">
            <text:p>Variable</text:p>
          </table:table-cell>
          <table:table-cell table:style-name="ce292" office:value-type="string" calcext:value-type="string">
            <text:p>a</text:p>
          </table:table-cell>
          <table:table-cell table:style-name="ce292" office:value-type="string" calcext:value-type="string">
            <text:p>b</text:p>
          </table:table-cell>
          <table:table-cell table:style-name="ce292" office:value-type="string" calcext:value-type="string">
            <text:p>Signe</text:p>
          </table:table-cell>
          <table:table-cell table:style-name="ce292" office:value-type="string" calcext:value-type="string">
            <text:p>Concaténation</text:p>
          </table:table-cell>
          <table:table-cell table:style-name="ce292" office:value-type="string" calcext:value-type="string">
            <text:p>Choix</text:p>
          </table:table-cell>
          <table:table-cell table:style-name="ce292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5">
          <table:table-cell table:style-name="ce230" office:value-type="float" office:value="0.544524073510955" calcext:value-type="float">
            <text:p>0,54452407351095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3];[.D3])" office:value-type="string" office:string-value="x=-5" calcext:value-type="string">
            <text:p>x=-5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5x+9" calcext:value-type="string">
            <text:p>y=-5x+9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64" calcext:value-type="float">
            <text:p>64</text:p>
          </table:table-cell>
          <table:table-cell table:style-name="ce233" table:formula="of:=IF([.H3]=1;[.$R$5];IF([.H3]=2;[.$R$5];INDEX([.$D$3:.$D$12];[.H3])*[.N3]+INDEX([.$E$3:.$E$12];[.H3])))" office:value-type="float" office:value="-46" calcext:value-type="float">
            <text:p>-46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5">
          <table:table-cell table:style-name="ce230" office:value-type="float" office:value="0.194670460949973" calcext:value-type="float">
            <text:p>0,19467046094997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4];[.D4])" office:value-type="string" office:string-value="x=4" calcext:value-type="string">
            <text:p>x=4</text:p>
          </table:table-cell>
          <table:table-cell table:style-name="ce230" table:formula="of:=RANK([.A4];[.$A$3:.$A$12];0)" office:value-type="float" office:value="7" calcext:value-type="float">
            <text:p>7</text:p>
          </table:table-cell>
          <table:table-cell table:style-name="ce230" table:formula="of:=INDEX([.$G$3:.$G$12];[.H4])" office:value-type="string" office:string-value="y=-3x-3" calcext:value-type="string">
            <text:p>y=-3x-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30" calcext:value-type="float">
            <text:p>30</text:p>
          </table:table-cell>
          <table:table-cell table:style-name="ce233" table:formula="of:=IF([.H4]=1;[.$R$5];IF([.H4]=2;[.$R$5];INDEX([.$D$3:.$D$12];[.H4])*[.N4]+INDEX([.$E$3:.$E$12];[.H4])))" office:value-type="float" office:value="-36" calcext:value-type="float">
            <text:p>-36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0" office:value-type="float" office:value="0.544856158854897" calcext:value-type="float">
            <text:p>0,544856158854897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x+3" calcext:value-type="string">
            <text:p>y=-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4" calcext:value-type="float">
            <text:p>14</text:p>
          </table:table-cell>
          <table:table-cell table:style-name="ce233" table:formula="of:=IF([.H5]=1;[.$R$5];IF([.H5]=2;[.$R$5];INDEX([.$D$3:.$D$12];[.H5])*[.N5]+INDEX([.$E$3:.$E$12];[.H5])))" office:value-type="float" office:value="-8" calcext:value-type="float">
            <text:p>-8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0" office:value-type="float" office:value="0.0322056621286137" calcext:value-type="float">
            <text:p>0,032205662128614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style-name="ce230"/>
          <table:table-cell table:style-name="ce230" table:formula="of:=CONCATENATE([.C6];[.E6])" office:value-type="string" office:string-value="y=6" calcext:value-type="string">
            <text:p>y=6</text:p>
          </table:table-cell>
          <table:table-cell table:style-name="ce230" table:formula="of:=RANK([.A6];[.$A$3:.$A$12];0)" office:value-type="float" office:value="10" calcext:value-type="float">
            <text:p>10</text:p>
          </table:table-cell>
          <table:table-cell table:style-name="ce258" table:formula="of:=INDEX([.$G$3:.$G$12];[.H6])" office:value-type="string" office:string-value="y=x-3" calcext:value-type="string">
            <text:p>y=x-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14" calcext:value-type="float">
            <text:p>-14</text:p>
          </table:table-cell>
          <table:table-cell table:style-name="ce233" table:formula="of:=IF([.H6]=1;[.$R$5];IF([.H6]=2;[.$R$5];INDEX([.$D$3:.$D$12];[.H6])*[.N6]+INDEX([.$E$3:.$E$12];[.H6])))" office:value-type="float" office:value="8" calcext:value-type="float">
            <text:p>8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18035623155155" calcext:value-type="float">
            <text:p>0,18035623155155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3" calcext:value-type="string">
            <text:p>y=-x+3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x+1" calcext:value-type="string">
            <text:p>y=x+1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0" calcext:value-type="float">
            <text:p>-10</text:p>
          </table:table-cell>
          <table:table-cell table:style-name="ce233" table:formula="of:=IF([.H7]=1;[.$R$5];IF([.H7]=2;[.$R$5];INDEX([.$D$3:.$D$12];[.H7])*[.N7]+INDEX([.$E$3:.$E$12];[.H7])))" office:value-type="float" office:value="12" calcext:value-type="float">
            <text:p>12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83908679481858" calcext:value-type="float">
            <text:p>0,8390867948185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9" calcext:value-type="string">
            <text:p>y=-5x+9</text:p>
          </table:table-cell>
          <table:table-cell table:style-name="ce231" table:formula="of:=RANK([.A8];[.$A$3:.$A$12];0)" office:value-type="float" office:value="1" calcext:value-type="float">
            <text:p>1</text:p>
          </table:table-cell>
          <table:table-cell table:style-name="ce231" table:formula="of:=INDEX([.$G$3:.$G$12];[.H8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5" calcext:value-type="float">
            <text:p>-5</text:p>
          </table:table-cell>
          <table:table-cell table:style-name="ce233" table:formula="of:=IF([.H8]=1;[.$D$3];IF([.H8]=2;[.$D$4];[.$R$3]))" office:value-type="float" office:value="-5" calcext:value-type="float">
            <text:p>-5</text:p>
          </table:table-cell>
          <table:table-cell table:style-name="ce233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233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704643681405172" calcext:value-type="float">
            <text:p>0,704643681405172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-3" calcext:value-type="float">
            <text:p>-3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3" calcext:value-type="string">
            <text:p>y=-3x-3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4" calcext:value-type="float">
            <text:p>4</text:p>
          </table:table-cell>
          <table:table-cell table:style-name="ce233" table:formula="of:=IF([.H9]=1;[.$D$3];IF([.H9]=2;[.$D$4];[.$R$3]))" office:value-type="float" office:value="4" calcext:value-type="float">
            <text:p>4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1" office:value-type="float" office:value="0.678852150818581" calcext:value-type="float">
            <text:p>0,67885215081858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1" calcext:value-type="string">
            <text:p>y=x+1</text:p>
          </table:table-cell>
          <table:table-cell table:style-name="ce231" table:formula="of:=RANK([.A10];[.$A$3:.$A$12];0)" office:value-type="float" office:value="3" calcext:value-type="float">
            <text:p>3</text:p>
          </table:table-cell>
          <table:table-cell table:style-name="ce231" table:formula="of:=INDEX([.$G$3:.$G$12];[.H10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" calcext:value-type="float">
            <text:p>-5</text:p>
          </table:table-cell>
          <table:table-cell table:style-name="ce233" table:formula="of:=IF([.H10]=1;[.$R$5];IF([.H10]=2;[.$R$5];INDEX([.$D$3:.$D$12];[.H10])*[.N10]+INDEX([.$E$3:.$E$12];[.H10])))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5">
          <table:table-cell table:style-name="ce231" office:value-type="float" office:value="0.612799196596478" calcext:value-type="float">
            <text:p>0,612799196596478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4" calcext:value-type="float">
            <text:p>4</text:p>
          </table:table-cell>
          <table:table-cell table:style-name="ce231" table:formula="of:=INDEX([.$G$3:.$G$12];[.H11])" office:value-type="string" office:string-value="y=6" calcext:value-type="string">
            <text:p>y=6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6" calcext:value-type="float">
            <text:p>6</text:p>
          </table:table-cell>
          <table:table-cell table:style-name="ce233" table:formula="of:=IF([.H11]=1;[.$R$5];IF([.H11]=2;[.$R$5];INDEX([.$D$3:.$D$12];[.H11])*[.N11]+INDEX([.$E$3:.$E$12];[.H11]))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1" office:value-type="float" office:value="0.0775351499354433" calcext:value-type="float">
            <text:p>0,07753514993544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x-3" calcext:value-type="string">
            <text:p>y=x-3</text:p>
          </table:table-cell>
          <table:table-cell table:style-name="ce231" table:formula="of:=RANK([.A12];[.$A$3:.$A$12];0)" office:value-type="float" office:value="9" calcext:value-type="float">
            <text:p>9</text:p>
          </table:table-cell>
          <table:table-cell table:style-name="ce231" table:formula="of:=INDEX([.$G$3:.$G$12];[.H12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14" calcext:value-type="float">
            <text:p>-14</text:p>
          </table:table-cell>
          <table:table-cell table:style-name="ce233" table:formula="of:=IF([.H12]=1;[.$R$5];IF([.H12]=2;[.$R$5];INDEX([.$D$3:.$D$12];[.H12])*[.N12]+INDEX([.$E$3:.$E$12];[.H12])))"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5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5">
          <table:table-cell table:style-name="ce292" office:value-type="string" calcext:value-type="string">
            <text:p>Aléatoire</text:p>
          </table:table-cell>
          <table:table-cell table:style-name="ce292" office:value-type="string" calcext:value-type="string">
            <text:p>Rang</text:p>
          </table:table-cell>
          <table:table-cell table:style-name="ce292" office:value-type="string" calcext:value-type="string">
            <text:p>Variable</text:p>
          </table:table-cell>
          <table:table-cell table:style-name="ce292" office:value-type="string" calcext:value-type="string">
            <text:p>a</text:p>
          </table:table-cell>
          <table:table-cell table:style-name="ce292" office:value-type="string" calcext:value-type="string">
            <text:p>b</text:p>
          </table:table-cell>
          <table:table-cell table:style-name="ce292" office:value-type="string" calcext:value-type="string">
            <text:p>Signe</text:p>
          </table:table-cell>
          <table:table-cell table:style-name="ce292" office:value-type="string" calcext:value-type="string">
            <text:p>Concaténation</text:p>
          </table:table-cell>
          <table:table-cell table:style-name="ce292" office:value-type="string" calcext:value-type="string">
            <text:p>Choix</text:p>
          </table:table-cell>
          <table:table-cell table:style-name="ce292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5">
          <table:table-cell table:style-name="ce230" office:value-type="float" office:value="0.832501405983974" calcext:value-type="float">
            <text:p>0,83250140598397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16];[.D16])" office:value-type="string" office:string-value="x=4" calcext:value-type="string">
            <text:p>x=4</text:p>
          </table:table-cell>
          <table:table-cell table:style-name="ce230" table:formula="of:=RANK([.A16];[.$A$16:.$A$29];0)" office:value-type="float" office:value="2" calcext:value-type="float">
            <text:p>2</text:p>
          </table:table-cell>
          <table:table-cell table:style-name="ce230" table:formula="of:=INDEX([.$G$16:.$G$29];[.H16])" office:value-type="string" office:string-value="y=1" calcext:value-type="string">
            <text:p>y=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1" calcext:value-type="float">
            <text:p>1</text:p>
          </table:table-cell>
          <table:table-cell table:style-name="ce233" table:formula="of:=IF([.H16]=1;[.$R$5];INDEX([.$D$16:.$D$29];[.H16])*[.N16]+INDEX([.$E$16:.$E$29];[.H16]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10" calcext:value-type="float">
            <text:p>1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5">
          <table:table-cell table:style-name="ce230" office:value-type="float" office:value="0.0985218962245907" calcext:value-type="float">
            <text:p>0,09852189622459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table:formula="of:=CONCATENATE([.C17];[.E17])" office:value-type="string" office:string-value="y=1" calcext:value-type="string">
            <text:p>y=1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4x+8" calcext:value-type="string">
            <text:p>y=4x+8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36" calcext:value-type="float">
            <text:p>-36</text:p>
          </table:table-cell>
          <table:table-cell table:style-name="ce233" table:formula="of:=IF([.H17]=1;[.$R$5];INDEX([.$D$16:.$D$29];[.H17])*[.N17]+INDEX([.$E$16:.$E$29];[.H17]))" office:value-type="float" office:value="52" calcext:value-type="float">
            <text:p>5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3" office:value-type="float" office:value="0.0942520149806332" calcext:value-type="float">
            <text:p>0,094252014980633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5" calcext:value-type="string">
            <text:p>y=-4x+5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5x-2" calcext:value-type="string">
            <text:p>y=5x-2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57" calcext:value-type="float">
            <text:p>-57</text:p>
          </table:table-cell>
          <table:table-cell table:style-name="ce233" table:formula="of:=IF([.H18]=1;[.$R$5];INDEX([.$D$16:.$D$29];[.H18])*[.N18]+INDEX([.$E$16:.$E$29];[.H18]))" office:value-type="float" office:value="53" calcext:value-type="float">
            <text:p>53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3" office:value-type="float" office:value="0.0360059280859859" calcext:value-type="float">
            <text:p>0,0360059280859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3" calcext:value-type="float">
            <text:p>13</text:p>
          </table:table-cell>
          <table:table-cell table:style-name="ce262" table:formula="of:=INDEX([.$G$16:.$G$29];[.H19])" office:value-type="string" office:string-value="y=6x-20" calcext:value-type="string">
            <text:p>y=6x-20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86" calcext:value-type="float">
            <text:p>-86</text:p>
          </table:table-cell>
          <table:table-cell table:style-name="ce233" table:formula="of:=IF([.H19]=1;[.$R$5];INDEX([.$D$16:.$D$29];[.H19])*[.N19]+INDEX([.$E$16:.$E$29];[.H19]))" office:value-type="float" office:value="46" calcext:value-type="float">
            <text:p>46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227439169857556" calcext:value-type="float">
            <text:p>0,22743916985755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231" table:formula="of:=RANK([.A20];[.$A$16:.$A$29];0)" office:value-type="float" office:value="8" calcext:value-type="float">
            <text:p>8</text:p>
          </table:table-cell>
          <table:table-cell table:style-name="ce231" table:formula="of:=INDEX([.$G$16:.$G$29];[.H20])" office:value-type="string" office:string-value="y=-7x+15" calcext:value-type="string">
            <text:p>y=-7x+15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92" calcext:value-type="float">
            <text:p>92</text:p>
          </table:table-cell>
          <table:table-cell table:style-name="ce233" table:formula="of:=IF([.H20]=1;[.$R$5];INDEX([.$D$16:.$D$29];[.H20])*[.N20]+INDEX([.$E$16:.$E$29];[.H20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274990438405775" calcext:value-type="float">
            <text:p>0,27499043840577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4x-1" calcext:value-type="string">
            <text:p>y=-4x-1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5x-7" calcext:value-type="string">
            <text:p>y=-5x-7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8" calcext:value-type="float">
            <text:p>48</text:p>
          </table:table-cell>
          <table:table-cell table:style-name="ce233" table:formula="of:=IF([.H21]=1;[.$R$5];INDEX([.$D$16:.$D$29];[.H21])*[.N21]+INDEX([.$E$16:.$E$29];[.H21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515563227129798" calcext:value-type="float">
            <text:p>0,51556322712979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7" calcext:value-type="string">
            <text:p>y=-5x-7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45" calcext:value-type="float">
            <text:p>45</text:p>
          </table:table-cell>
          <table:table-cell table:style-name="ce233" table:formula="of:=IF([.H22]=1;[.$R$5];INDEX([.$D$16:.$D$29];[.H22])*[.N22]+INDEX([.$E$16:.$E$29];[.H22]))" office:value-type="float" office:value="-21" calcext:value-type="float">
            <text:p>-2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0323069492460022" calcext:value-type="float">
            <text:p>0,03230694924600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5" calcext:value-type="string">
            <text:p>y=-7x+15</text:p>
          </table:table-cell>
          <table:table-cell table:style-name="ce231" table:formula="of:=RANK([.A23];[.$A$16:.$A$29];0)" office:value-type="float" office:value="14" calcext:value-type="float">
            <text:p>14</text:p>
          </table:table-cell>
          <table:table-cell table:style-name="ce231" table:formula="of:=INDEX([.$G$16:.$G$29];[.H23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66" calcext:value-type="float">
            <text:p>-66</text:p>
          </table:table-cell>
          <table:table-cell table:style-name="ce233" table:formula="of:=IF([.H23]=1;[.$R$5];INDEX([.$D$16:.$D$29];[.H23])*[.N23]+INDEX([.$E$16:.$E$29];[.H23]))" office:value-type="float" office:value="44" calcext:value-type="float">
            <text:p>44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952309622368625" calcext:value-type="float">
            <text:p>0,95230962236862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5" calcext:value-type="float">
            <text:p>5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5" calcext:value-type="string">
            <text:p>y=5x+5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4" calcext:value-type="float">
            <text:p>4</text:p>
          </table:table-cell>
          <table:table-cell table:style-name="ce233" table:formula="of:=IF([.H24]=1;[.$D$16];[.$R$3])" office:value-type="float" office:value="4" calcext:value-type="float">
            <text:p>4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5">
          <table:table-cell table:style-name="ce231" office:value-type="float" office:value="0.0923574469221578" calcext:value-type="float">
            <text:p>0,09235744692215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8" calcext:value-type="string">
            <text:p>y=4x+8</text:p>
          </table:table-cell>
          <table:table-cell table:style-name="ce231" table:formula="of:=RANK([.A25];[.$A$16:.$A$29];0)" office:value-type="float" office:value="12" calcext:value-type="float">
            <text:p>12</text:p>
          </table:table-cell>
          <table:table-cell table:style-name="ce257" table:formula="of:=INDEX([.$G$16:.$G$29];[.H25])" office:value-type="string" office:string-value="y=4x-14" calcext:value-type="string">
            <text:p>y=4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58" calcext:value-type="float">
            <text:p>-58</text:p>
          </table:table-cell>
          <table:table-cell table:style-name="ce233" table:formula="of:=IF([.H25]=1;[.$R$5];INDEX([.$D$16:.$D$29];[.H25])*[.N25]+INDEX([.$E$16:.$E$29];[.H25]))" office:value-type="float" office:value="30" calcext:value-type="float">
            <text:p>30</text:p>
          </table:table-cell>
          <table:table-cell table:number-columns-repeated="48"/>
        </table:table-row>
        <table:table-row table:style-name="ro5">
          <table:table-cell table:style-name="ce231" office:value-type="float" office:value="0.803710792115178" calcext:value-type="float">
            <text:p>0,803710792115178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2" calcext:value-type="string">
            <text:p>y=5x-2</text:p>
          </table:table-cell>
          <table:table-cell table:style-name="ce231" table:formula="of:=RANK([.A26];[.$A$16:.$A$29];0)" office:value-type="float" office:value="3" calcext:value-type="float">
            <text:p>3</text:p>
          </table:table-cell>
          <table:table-cell table:style-name="ce231" table:formula="of:=INDEX([.$G$16:.$G$29];[.H26])" office:value-type="string" office:string-value="y=-4x+5" calcext:value-type="string">
            <text:p>y=-4x+5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9" calcext:value-type="float">
            <text:p>49</text:p>
          </table:table-cell>
          <table:table-cell table:style-name="ce233" table:formula="of:=IF([.H26]=1;[.$R$5];INDEX([.$D$16:.$D$29];[.H26])*[.N26]+INDEX([.$E$16:.$E$29];[.H26]))" office:value-type="float" office:value="-39" calcext:value-type="float">
            <text:p>-39</text:p>
          </table:table-cell>
          <table:table-cell table:number-columns-repeated="48"/>
        </table:table-row>
        <table:table-row table:style-name="ro5">
          <table:table-cell table:style-name="ce231" office:value-type="float" office:value="0.187706919302487" calcext:value-type="float">
            <text:p>0,18770691930248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5x+5" calcext:value-type="string">
            <text:p>y=5x+5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0" calcext:value-type="float">
            <text:p>-50</text:p>
          </table:table-cell>
          <table:table-cell table:style-name="ce233" table:formula="of:=IF([.H27]=1;[.$R$5];INDEX([.$D$16:.$D$29];[.H27])*[.N27]+INDEX([.$E$16:.$E$29];[.H27]))" office:value-type="float" office:value="60" calcext:value-type="float">
            <text:p>60</text:p>
          </table:table-cell>
          <table:table-cell table:number-columns-repeated="48"/>
        </table:table-row>
        <table:table-row table:style-name="ro5">
          <table:table-cell table:style-name="ce231" office:value-type="float" office:value="0.317829853400485" calcext:value-type="float">
            <text:p>0,31782985340048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20" calcext:value-type="string">
            <text:p>y=6x-20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4x-1" calcext:value-type="string">
            <text:p>y=-4x-1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3" calcext:value-type="float">
            <text:p>43</text:p>
          </table:table-cell>
          <table:table-cell table:style-name="ce233" table:formula="of:=IF([.H28]=1;[.$R$5];INDEX([.$D$16:.$D$29];[.H28])*[.N28]+INDEX([.$E$16:.$E$29];[.H28]))" office:value-type="float" office:value="-45" calcext:value-type="float">
            <text:p>-45</text:p>
          </table:table-cell>
          <table:table-cell table:number-columns-repeated="48"/>
        </table:table-row>
        <table:table-row table:style-name="ro5">
          <table:table-cell table:style-name="ce231" office:value-type="float" office:value="0.655715419687377" calcext:value-type="float">
            <text:p>0,65571541968737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1" calcext:value-type="string">
            <text:p>y=5x-11</text:p>
          </table:table-cell>
          <table:table-cell table:style-name="ce231" table:formula="of:=RANK([.A29];[.$A$16:.$A$29];0)" office:value-type="float" office:value="4" calcext:value-type="float">
            <text:p>4</text:p>
          </table:table-cell>
          <table:table-cell table:style-name="ce231" table:formula="of:=INDEX([.$G$16:.$G$29];[.H29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54" calcext:value-type="float">
            <text:p>54</text:p>
          </table:table-cell>
          <table:table-cell table:style-name="ce233" table:formula="of:=IF([.H29]=1;[.$R$5];INDEX([.$D$16:.$D$29];[.H29])*[.N29]+INDEX([.$E$16:.$E$29];[.H29]))" office:value-type="float" office:value="-34" calcext:value-type="float">
            <text:p>-34</text:p>
          </table:table-cell>
          <table:table-cell table:number-columns-repeated="48"/>
        </table:table-row>
        <table:table-row table:style-name="ro5">
          <table:table-cell table:number-columns-repeated="21"/>
          <table:table-cell table:style-name="ce292" office:value-type="string" calcext:value-type="string">
            <text:p>Dénom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92" office:value-type="string" calcext:value-type="string">
            <text:p>Aléatoire</text:p>
          </table:table-cell>
          <table:table-cell table:style-name="ce292" office:value-type="string" calcext:value-type="string">
            <text:p>Rang</text:p>
          </table:table-cell>
          <table:table-cell table:style-name="ce292" office:value-type="string" calcext:value-type="string">
            <text:p>Variable</text:p>
          </table:table-cell>
          <table:table-cell table:style-name="ce292" office:value-type="string" calcext:value-type="string">
            <text:p>a num</text:p>
          </table:table-cell>
          <table:table-cell table:style-name="ce292" office:value-type="string" calcext:value-type="string">
            <text:p>a dénom</text:p>
          </table:table-cell>
          <table:table-cell table:style-name="ce292" office:value-type="string" calcext:value-type="string">
            <text:p>b num</text:p>
          </table:table-cell>
          <table:table-cell table:style-name="ce292" office:value-type="string" calcext:value-type="string">
            <text:p>b dénom</text:p>
          </table:table-cell>
          <table:table-cell table:style-name="ce292" office:value-type="string" calcext:value-type="string">
            <text:p>Signe</text:p>
          </table:table-cell>
          <table:table-cell table:style-name="ce292" office:value-type="string" calcext:value-type="string">
            <text:p>Concaténation</text:p>
          </table:table-cell>
          <table:table-cell table:style-name="ce292" office:value-type="string" calcext:value-type="string">
            <text:p>Choix</text:p>
          </table:table-cell>
          <table:table-cell table:style-name="ce292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2" office:value-type="string" calcext:value-type="string">
            <text:p>Num</text:p>
          </table:table-cell>
          <table:table-cell table:style-name="ce292" office:value-type="string" calcext:value-type="string">
            <text:p>Dénom</text:p>
          </table:table-cell>
          <table:table-cell table:style-name="ce292" office:value-type="string" calcext:value-type="string">
            <text:p>PGCD</text:p>
          </table:table-cell>
          <table:table-cell table:style-name="ce292" office:value-type="string" calcext:value-type="string">
            <text:p>Num simp</text:p>
          </table:table-cell>
          <table:table-cell table:number-columns-repeated="3" table:style-name="ce292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0" office:value-type="float" office:value="0.480105680388954" calcext:value-type="float">
            <text:p>0,48010568038895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6" calcext:value-type="float">
            <text:p>6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6x/11+7" calcext:value-type="string">
            <text:p>y=6x/11+7</text:p>
          </table:table-cell>
          <table:table-cell table:style-name="ce230" table:formula="of:=RANK([.A32];[.$A$32:.$A$51];0)" office:value-type="float" office:value="11" calcext:value-type="float">
            <text:p>11</text:p>
          </table:table-cell>
          <table:table-cell table:style-name="ce230" table:formula="of:=INDEX([.$I$32:.$I$51];[.J32])" office:value-type="string" office:string-value="y=8x/9+3" calcext:value-type="string">
            <text:p>y=8x/9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6.77777777777778" calcext:value-type="float">
            <text:p>-6,77777777777778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2.7777777777778" calcext:value-type="float">
            <text:p>12,7777777777778</text:p>
          </table:table-cell>
          <table:table-cell/>
          <table:table-cell table:style-name="ce233" table:formula="of:=[.E54]-[.C54]" office:value-type="float" office:value="6" calcext:value-type="float">
            <text:p>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6" calcext:value-type="float">
            <text:p>6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0.545454545454545" calcext:value-type="float">
            <text:p><text:s/>6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45454545454545" calcext:value-type="float">
            <text:p><text:s/>6/11</text:p>
          </table:table-cell>
          <table:table-cell table:number-columns-repeated="40"/>
        </table:table-row>
        <table:table-row table:style-name="ro5">
          <table:table-cell table:style-name="ce230" office:value-type="float" office:value="0.419831552687209" calcext:value-type="float">
            <text:p>0,419831552687209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13" calcext:value-type="float">
            <text:p>13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13+8" calcext:value-type="string">
            <text:p>y=7x/13+8</text:p>
          </table:table-cell>
          <table:table-cell table:style-name="ce230" table:formula="of:=RANK([.A33];[.$A$32:.$A$51];0)" office:value-type="float" office:value="13" calcext:value-type="float">
            <text:p>13</text:p>
          </table:table-cell>
          <table:table-cell table:style-name="ce258" table:formula="of:=INDEX([.$I$32:.$I$51];[.J33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26" calcext:value-type="float">
            <text:p>26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18" calcext:value-type="float">
            <text:p>-18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13" calcext:value-type="float">
            <text:p>13</text:p>
          </table:table-cell>
          <table:table-cell table:style-name="ce289" table:formula="of:=[.U33]/[.V33]" office:value-type="float" office:value="0.538461538461538" calcext:value-type="float">
            <text:p><text:s/>7/13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538461538461538" calcext:value-type="float">
            <text:p><text:s/>7/13</text:p>
          </table:table-cell>
          <table:table-cell table:number-columns-repeated="40"/>
        </table:table-row>
        <table:table-row table:style-name="ro5">
          <table:table-cell table:style-name="ce230" office:value-type="float" office:value="0.75543393481349" calcext:value-type="float">
            <text:p>0,75543393481349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12" calcext:value-type="float">
            <text:p>12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12+8" calcext:value-type="string">
            <text:p>y=-7x/12+8</text:p>
          </table:table-cell>
          <table:table-cell table:style-name="ce230" table:formula="of:=RANK([.A34];[.$A$32:.$A$51];0)" office:value-type="float" office:value="4" calcext:value-type="float">
            <text:p>4</text:p>
          </table:table-cell>
          <table:table-cell table:style-name="ce230" table:formula="of:=INDEX([.$I$32:.$I$51];[.J34])" office:value-type="string" office:string-value="y=-x/4+2" calcext:value-type="string">
            <text:p>y=-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4.75" calcext:value-type="float">
            <text:p>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0.75" calcext:value-type="float">
            <text:p>-0,75</text:p>
          </table:table-cell>
          <table:table-cell/>
          <table:table-cell table:style-name="ce233" table:formula="of:=[.E56]-[.C56]" office:value-type="float" office:value="-7" calcext:value-type="float">
            <text:p>-7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12" calcext:value-type="float">
            <text:p>12</text:p>
          </table:table-cell>
          <table:table-cell table:style-name="ce289" table:formula="of:=[.U34]/[.V34]" office:value-type="float" office:value="-0.583333333333333" calcext:value-type="float">
            <text:p>- 7/12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83333333333333" calcext:value-type="float">
            <text:p>- 7/12</text:p>
          </table:table-cell>
          <table:table-cell table:number-columns-repeated="40"/>
        </table:table-row>
        <table:table-row table:style-name="ro5">
          <table:table-cell table:style-name="ce230" office:value-type="float" office:value="0.0458569100832325" calcext:value-type="float">
            <text:p>0,045856910083233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4+2" calcext:value-type="string">
            <text:p>y=-x/4+2</text:p>
          </table:table-cell>
          <table:table-cell table:style-name="ce230" table:formula="of:=RANK([.A35];[.$A$32:.$A$51];0)" office:value-type="float" office:value="20" calcext:value-type="float">
            <text:p>20</text:p>
          </table:table-cell>
          <table:table-cell table:style-name="ce230" table:formula="of:=INDEX([.$I$32:.$I$51];[.J35])" office:value-type="string" office:string-value="y=-5x/8+5" calcext:value-type="string">
            <text:p>y=-5x/8+5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1.875" calcext:value-type="float">
            <text:p>11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1.875" calcext:value-type="float">
            <text:p>-1,875</text:p>
          </table:table-cell>
          <table:table-cell/>
          <table:table-cell table:style-name="ce233" table:formula="of:=[.E57]-[.C57]" office:value-type="float" office:value="-4" calcext:value-type="float">
            <text:p>-4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35]);ABS([.S35]))" office:value-type="float" office:value="4" calcext:value-type="float">
            <text:p>4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25" calcext:value-type="float">
            <text:p>- 1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25" calcext:value-type="float">
            <text:p>- 1/4 </text:p>
          </table:table-cell>
          <table:table-cell table:number-columns-repeated="40"/>
        </table:table-row>
        <table:table-row table:style-name="ro5">
          <table:table-cell table:style-name="ce235" office:value-type="float" office:value="0.666136778785865" calcext:value-type="float">
            <text:p>0,666136778785865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2x+4" calcext:value-type="string">
            <text:p>y=-2x+4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2x/7+3" calcext:value-type="string">
            <text:p>y=2x/7+3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0.142857142857143" calcext:value-type="float">
            <text:p>-0,14285714285714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6.14285714285714" calcext:value-type="float">
            <text:p>6,14285714285714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197609045119519" calcext:value-type="float">
            <text:p>0,197609045119519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4x+7" calcext:value-type="string">
            <text:p>y=-4x+7</text:p>
          </table:table-cell>
          <table:table-cell table:style-name="ce235" table:formula="of:=RANK([.A37];[.$A$32:.$A$51];0)" office:value-type="float" office:value="18" calcext:value-type="float">
            <text:p>18</text:p>
          </table:table-cell>
          <table:table-cell table:style-name="ce235" table:formula="of:=INDEX([.$I$32:.$I$51];[.J37])" office:value-type="string" office:string-value="y=7x/10+7" calcext:value-type="string">
            <text:p>y=7x/10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0.7" calcext:value-type="float">
            <text:p>-0,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4.7" calcext:value-type="float">
            <text:p>14,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367452450018466" calcext:value-type="float">
            <text:p>0,367452450018466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3x+8" calcext:value-type="string">
            <text:p>y=3x+8</text:p>
          </table:table-cell>
          <table:table-cell table:style-name="ce235" table:formula="of:=RANK([.A38];[.$A$32:.$A$51];0)" office:value-type="float" office:value="14" calcext:value-type="float">
            <text:p>14</text:p>
          </table:table-cell>
          <table:table-cell table:style-name="ce235" table:formula="of:=INDEX([.$I$32:.$I$51];[.J38])" office:value-type="string" office:string-value="y=2x/11+7" calcext:value-type="string">
            <text:p>y=2x/11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5" calcext:value-type="float">
            <text:p>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9" calcext:value-type="float">
            <text:p>9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523285798167938" calcext:value-type="float">
            <text:p>0,523285798167938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5" calcext:value-type="string">
            <text:p>y=-4x+5</text:p>
          </table:table-cell>
          <table:table-cell table:style-name="ce235" table:formula="of:=RANK([.A39];[.$A$32:.$A$51];0)" office:value-type="float" office:value="10" calcext:value-type="float">
            <text:p>10</text:p>
          </table:table-cell>
          <table:table-cell table:style-name="ce235" table:formula="of:=INDEX([.$I$32:.$I$51];[.J39])" office:value-type="string" office:string-value="y=-4x/9+9" calcext:value-type="string">
            <text:p>y=-4x/9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3.8888888888889" calcext:value-type="float">
            <text:p>13,8888888888889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4.11111111111111" calcext:value-type="float">
            <text:p>4,11111111111111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1" office:value-type="float" office:value="0.295848610315167" calcext:value-type="float">
            <text:p>0,29584861031516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7+3" calcext:value-type="string">
            <text:p>y=2x/7+3</text:p>
          </table:table-cell>
          <table:table-cell table:style-name="ce231" table:formula="of:=RANK([.A40];[.$A$32:.$A$51];0)" office:value-type="float" office:value="16" calcext:value-type="float">
            <text:p>16</text:p>
          </table:table-cell>
          <table:table-cell table:style-name="ce233" table:formula="of:=INDEX([.$I$32:.$I$51];[.J40])" office:value-type="string" office:string-value="y=x/2+4" calcext:value-type="string">
            <text:p>y=x/2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.5" calcext:value-type="float">
            <text:p>-1,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9.5" calcext:value-type="float">
            <text:p>9,5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0.285714285714286" calcext:value-type="float">
            <text:p><text:s/>2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285714285714286" calcext:value-type="float">
            <text:p><text:s/>2/7 </text:p>
          </table:table-cell>
          <table:table-cell table:number-columns-repeated="40"/>
        </table:table-row>
        <table:table-row table:style-name="ro5">
          <table:table-cell table:style-name="ce231" office:value-type="float" office:value="0.717262229462793" calcext:value-type="float">
            <text:p>0,71726222946279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4x/9+9" calcext:value-type="string">
            <text:p>y=-4x/9+9</text:p>
          </table:table-cell>
          <table:table-cell table:style-name="ce231" table:formula="of:=RANK([.A41];[.$A$32:.$A$51];0)" office:value-type="float" office:value="6" calcext:value-type="float">
            <text:p>6</text:p>
          </table:table-cell>
          <table:table-cell table:style-name="ce233" table:formula="of:=INDEX([.$I$32:.$I$51];[.J41])" office:value-type="string" office:string-value="y=-4x+7" calcext:value-type="string">
            <text:p>y=-4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51" calcext:value-type="float">
            <text:p>51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37" calcext:value-type="float">
            <text:p>-37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-0.444444444444444" calcext:value-type="float">
            <text:p>- 4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1" office:value-type="float" office:value="0.719084879169403" calcext:value-type="float">
            <text:p>0,719084879169403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8x/9+3" calcext:value-type="string">
            <text:p>y=8x/9+3</text:p>
          </table:table-cell>
          <table:table-cell table:style-name="ce231" table:formula="of:=RANK([.A42];[.$A$32:.$A$51];0)" office:value-type="float" office:value="5" calcext:value-type="float">
            <text:p>5</text:p>
          </table:table-cell>
          <table:table-cell table:style-name="ce233" table:formula="of:=INDEX([.$I$32:.$I$51];[.J42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26" calcext:value-type="float">
            <text:p>2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8" calcext:value-type="float">
            <text:p>-18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0.888888888888889" calcext:value-type="float">
            <text:p><text:s/>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888888888888889" calcext:value-type="float">
            <text:p><text:s/>8/9 </text:p>
          </table:table-cell>
          <table:table-cell table:number-columns-repeated="40"/>
        </table:table-row>
        <table:table-row table:style-name="ro5">
          <table:table-cell table:style-name="ce231" office:value-type="float" office:value="0.963587105964016" calcext:value-type="float">
            <text:p>0,96358710596401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5+6" calcext:value-type="string">
            <text:p>y=2x/5+6</text:p>
          </table:table-cell>
          <table:table-cell table:style-name="ce231" table:formula="of:=RANK([.A43];[.$A$32:.$A$51];0)" office:value-type="float" office:value="2" calcext:value-type="float">
            <text:p>2</text:p>
          </table:table-cell>
          <table:table-cell table:style-name="ce233" table:formula="of:=INDEX([.$I$32:.$I$51];[.J43])" office:value-type="string" office:string-value="y=7x/13+8" calcext:value-type="string">
            <text:p>y=7x/13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2.07692307692308" calcext:value-type="float">
            <text:p>2,07692307692308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3.9230769230769" calcext:value-type="float">
            <text:p>13,9230769230769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83" table:formula="of:=[.U43]/[.V43]" office:value-type="float" office:value="0.4" calcext:value-type="float">
            <text:p><text:s/>2/5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4" calcext:value-type="float">
            <text:p><text:s/>2/5 </text:p>
          </table:table-cell>
          <table:table-cell table:number-columns-repeated="40"/>
        </table:table-row>
        <table:table-row table:style-name="ro5">
          <table:table-cell table:style-name="ce231" office:value-type="float" office:value="0.669991387851391" calcext:value-type="float">
            <text:p>0,66999138785139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2x+4" calcext:value-type="string">
            <text:p>y=-2x+4</text:p>
          </table:table-cell>
          <table:table-cell table:style-name="ce231" table:formula="of:=RANK([.A44];[.$A$32:.$A$51];0)" office:value-type="float" office:value="8" calcext:value-type="float">
            <text:p>8</text:p>
          </table:table-cell>
          <table:table-cell table:style-name="ce233" table:formula="of:=INDEX([.$I$32:.$I$51];[.J44])" office:value-type="string" office:string-value="y=-4x+5" calcext:value-type="string">
            <text:p>y=-4x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49" calcext:value-type="float">
            <text:p>49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39" calcext:value-type="float">
            <text:p>-39</text:p>
          </table:table-cell>
          <table:table-cell/>
          <table:table-cell table:style-name="ce257" office:value-type="float" office:value="-6" calcext:value-type="float">
            <text:p>-6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4]);ABS([.S44]))" office:value-type="float" office:value="3" calcext:value-type="float">
            <text:p>3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83" table:formula="of:=[.U44]/[.V44]" office:value-type="float" office:value="-2" calcext:value-type="float">
            <text:p>- 2/1 </text:p>
          </table:table-cell>
          <table:table-cell table:style-name="ce283" table:formula="of:=IF([.D44]=0;&quot;0&quot;;(IF([.D44]=[.E44];&quot;1&quot;;(IF([.D44]=-[.E44];&quot;-1&quot;;IF([.E44]=1;TEXT([.D44];10);[.W44]))))))" office:value-type="string" office:string-value="-2" calcext:value-type="string">
            <text:p>-2</text:p>
          </table:table-cell>
          <table:table-cell table:number-columns-repeated="40"/>
        </table:table-row>
        <table:table-row table:style-name="ro5">
          <table:table-cell table:style-name="ce231" office:value-type="float" office:value="0.281696949259201" calcext:value-type="float">
            <text:p>0,28169694925920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11+7" calcext:value-type="string">
            <text:p>y=2x/11+7</text:p>
          </table:table-cell>
          <table:table-cell table:style-name="ce231" table:formula="of:=RANK([.A45];[.$A$32:.$A$51];0)" office:value-type="float" office:value="17" calcext:value-type="float">
            <text:p>17</text:p>
          </table:table-cell>
          <table:table-cell table:style-name="ce233" table:formula="of:=INDEX([.$I$32:.$I$51];[.J45])" office:value-type="string" office:string-value="y=7x/6+3" calcext:value-type="string">
            <text:p>y=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9.83333333333333" calcext:value-type="float">
            <text:p>-9,83333333333333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5.8333333333333" calcext:value-type="float">
            <text:p>15,8333333333333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0.181818181818182" calcext:value-type="float">
            <text:p><text:s/>2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181818181818182" calcext:value-type="float">
            <text:p><text:s/>2/11</text:p>
          </table:table-cell>
          <table:table-cell table:number-columns-repeated="40"/>
        </table:table-row>
        <table:table-row table:style-name="ro5">
          <table:table-cell table:style-name="ce231" office:value-type="float" office:value="0.169486089953734" calcext:value-type="float">
            <text:p>0,16948608995373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10+10" calcext:value-type="string">
            <text:p>y=3x/10+10</text:p>
          </table:table-cell>
          <table:table-cell table:style-name="ce231" table:formula="of:=RANK([.A46];[.$A$32:.$A$51];0)" office:value-type="float" office:value="19" calcext:value-type="float">
            <text:p>19</text:p>
          </table:table-cell>
          <table:table-cell table:style-name="ce233" table:formula="of:=INDEX([.$I$32:.$I$51];[.J46])" office:value-type="string" office:string-value="y=-3x/2+12" calcext:value-type="string">
            <text:p>y=-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28.5" calcext:value-type="float">
            <text:p>28,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.5" calcext:value-type="float">
            <text:p>-4,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0.3" calcext:value-type="float">
            <text:p><text:s/>3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3" calcext:value-type="float">
            <text:p><text:s/>3/10</text:p>
          </table:table-cell>
          <table:table-cell table:number-columns-repeated="40"/>
        </table:table-row>
        <table:table-row table:style-name="ro5">
          <table:table-cell table:style-name="ce231" office:value-type="float" office:value="0.355446423859076" calcext:value-type="float">
            <text:p>0,35544642385907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x/2+4" calcext:value-type="string">
            <text:p>y=x/2+4</text:p>
          </table:table-cell>
          <table:table-cell table:style-name="ce231" table:formula="of:=RANK([.A47];[.$A$32:.$A$51];0)" office:value-type="float" office:value="15" calcext:value-type="float">
            <text:p>15</text:p>
          </table:table-cell>
          <table:table-cell table:style-name="ce233" table:formula="of:=INDEX([.$I$32:.$I$51];[.J47])" office:value-type="string" office:string-value="y=3x/10+10" calcext:value-type="string">
            <text:p>y=3x/10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6.7" calcext:value-type="float">
            <text:p>6,7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3.3" calcext:value-type="float">
            <text:p>13,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7]);ABS([.S47]))" office:value-type="float" office:value="3" calcext:value-type="float">
            <text:p>3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0.5" calcext:value-type="float">
            <text:p><text:s/>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76435241772539" calcext:value-type="float">
            <text:p>0,976435241772539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7x/6+3" calcext:value-type="string">
            <text:p>y=7x/6+3</text:p>
          </table:table-cell>
          <table:table-cell table:style-name="ce231" table:formula="of:=RANK([.A48];[.$A$32:.$A$51];0)" office:value-type="float" office:value="1" calcext:value-type="float">
            <text:p>1</text:p>
          </table:table-cell>
          <table:table-cell table:style-name="ce233" table:formula="of:=INDEX([.$I$32:.$I$51];[.J48])" office:value-type="string" office:string-value="y=6x/11+7" calcext:value-type="string">
            <text:p>y=6x/11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" calcext:value-type="float">
            <text:p>1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3" calcext:value-type="float">
            <text:p>1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83" table:formula="of:=[.U48]/[.V48]" office:value-type="float" office:value="1.16666666666667" calcext:value-type="float">
            <text:p><text:s/>7/6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16666666666667" calcext:value-type="float">
            <text:p><text:s/>7/6 </text:p>
          </table:table-cell>
          <table:table-cell table:number-columns-repeated="40"/>
        </table:table-row>
        <table:table-row table:style-name="ro5">
          <table:table-cell table:style-name="ce231" office:value-type="float" office:value="0.460831631450182" calcext:value-type="float">
            <text:p>0,46083163145018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7x/10+7" calcext:value-type="string">
            <text:p>y=7x/10+7</text:p>
          </table:table-cell>
          <table:table-cell table:style-name="ce231" table:formula="of:=RANK([.A49];[.$A$32:.$A$51];0)" office:value-type="float" office:value="12" calcext:value-type="float">
            <text:p>12</text:p>
          </table:table-cell>
          <table:table-cell table:style-name="ce233" table:formula="of:=INDEX([.$I$32:.$I$51];[.J49])" office:value-type="string" office:string-value="y=2x/5+6" calcext:value-type="string">
            <text:p>y=2x/5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.6" calcext:value-type="float">
            <text:p>1,6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10.4" calcext:value-type="float">
            <text:p>10,4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7" calcext:value-type="float">
            <text:p><text:s/>7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7" calcext:value-type="float">
            <text:p><text:s/>7/10</text:p>
          </table:table-cell>
          <table:table-cell table:number-columns-repeated="40"/>
        </table:table-row>
        <table:table-row table:style-name="ro5">
          <table:table-cell table:style-name="ce231" office:value-type="float" office:value="0.674105364976741" calcext:value-type="float">
            <text:p>0,674105364976741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3x/2+12" calcext:value-type="string">
            <text:p>y=-3x/2+12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3x+8" calcext:value-type="string">
            <text:p>y=3x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5" calcext:value-type="float">
            <text:p>-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41" calcext:value-type="float">
            <text:p>41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1.5" calcext:value-type="float">
            <text:p>- 3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1.5" calcext:value-type="float">
            <text:p>- 3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25355023564228" calcext:value-type="float">
            <text:p>0,92535502356422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5x/8+5" calcext:value-type="string">
            <text:p>y=-5x/8+5</text:p>
          </table:table-cell>
          <table:table-cell table:style-name="ce231" table:formula="of:=RANK([.A51];[.$A$32:.$A$51];0)" office:value-type="float" office:value="3" calcext:value-type="float">
            <text:p>3</text:p>
          </table:table-cell>
          <table:table-cell table:style-name="ce233" table:formula="of:=INDEX([.$I$32:.$I$51];[.J51])" office:value-type="string" office:string-value="y=-7x/12+8" calcext:value-type="string">
            <text:p>y=-7x/12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4.4166666666667" calcext:value-type="float">
            <text:p>14,4166666666667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1.58333333333333" calcext:value-type="float">
            <text:p>1,58333333333333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-0.625" calcext:value-type="float">
            <text:p>- 5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625" calcext:value-type="float">
            <text:p>- 5/8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15">
          <table:table-cell/>
          <table:table-cell table:style-name="ce240" office:value-type="string" calcext:value-type="string">
            <text:p>x<text:span text:style-name="T14">A</text:span></text:p>
          </table:table-cell>
          <table:table-cell table:style-name="ce240" office:value-type="string" calcext:value-type="string">
            <text:p>y<text:span text:style-name="T15">A</text:span></text:p>
          </table:table-cell>
          <table:table-cell table:style-name="ce240" office:value-type="string" calcext:value-type="string">
            <text:p>x<text:span text:style-name="T15">B</text:span></text:p>
          </table:table-cell>
          <table:table-cell table:style-name="ce240" office:value-type="string" calcext:value-type="string">
            <text:p>y<text:span text:style-name="T15">B</text:span></text:p>
          </table:table-cell>
          <table:table-cell table:number-columns-repeated="16"/>
          <table:table-cell table:style-name="ce292" office:value-type="string" calcext:value-type="string">
            <text:p>Dénom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292" office:value-type="string" calcext:value-type="string">
            <text:p>Num</text:p>
          </table:table-cell>
          <table:table-cell table:style-name="ce292" office:value-type="string" calcext:value-type="string">
            <text:p>Dénom</text:p>
          </table:table-cell>
          <table:table-cell table:style-name="ce292" office:value-type="string" calcext:value-type="string">
            <text:p>PGCD</text:p>
          </table:table-cell>
          <table:table-cell table:style-name="ce292" office:value-type="string" calcext:value-type="string">
            <text:p>Num simp</text:p>
          </table:table-cell>
          <table:table-cell table:number-columns-repeated="3" table:style-name="ce292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10" calcext:value-type="float">
            <text:p>-10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-16" calcext:value-type="float">
            <text:p>-1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-16" calcext:value-type="float">
            <text:p>-16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-1.45454545454545" calcext:value-type="float">
            <text:p>-16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1.45454545454545" calcext:value-type="float">
            <text:p>-16/11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5]*([.D55]-[.B55])-[.B55]*([.E55]-[.C55])" office:value-type="float" office:value="-102" calcext:value-type="float">
            <text:p>-102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102" calcext:value-type="float">
            <text:p>-102</text:p>
          </table:table-cell>
          <table:table-cell table:style-name="ce262" table:formula="of:=[.S56]/[.T56]" office:value-type="float" office:value="13" calcext:value-type="float">
            <text:p>13</text:p>
          </table:table-cell>
          <table:table-cell table:style-name="ce289" table:formula="of:=[.U56]/[.V56]" office:value-type="float" office:value="-7.84615384615385" calcext:value-type="float">
            <text:p>-102/13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84615384615385" calcext:value-type="float">
            <text:p>-102/13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32" calcext:value-type="float">
            <text:p>32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57]);ABS([.S57]))" office:value-type="float" office:value="4" calcext:value-type="float">
            <text:p>4</text:p>
          </table:table-cell>
          <table:table-cell table:style-name="ce262" table:formula="of:=[.R57]/[.T57]" office:value-type="float" office:value="8" calcext:value-type="float">
            <text:p>8</text:p>
          </table:table-cell>
          <table:table-cell table:style-name="ce262" table:formula="of:=[.S57]/[.T57]" office:value-type="float" office:value="3" calcext:value-type="float">
            <text:p>3</text:p>
          </table:table-cell>
          <table:table-cell table:style-name="ce289" table:formula="of:=[.U57]/[.V57]" office:value-type="float" office:value="2.66666666666667" calcext:value-type="float">
            <text:p><text:s/>8/3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66666666666667" calcext:value-type="float">
            <text:p><text:s/>8/3 </text:p>
          </table:table-cell>
          <table:table-cell table:number-columns-repeated="40"/>
        </table:table-row>
        <table:table-row table:style-name="ro5">
          <table:table-cell/>
          <table:table-cell table:style-name="ce301" table:number-columns-repeated="4"/>
          <table:table-cell table:number-columns-repeated="12"/>
          <table:table-cell table:style-name="ce233" table:formula="of:=[.C57]*([.D57]-[.B57])-[.B57]*([.E57]-[.C57])" office:value-type="float" office:value="60" calcext:value-type="float">
            <text:p>60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58]);ABS([.S58]))" office:value-type="float" office:value="4" calcext:value-type="float">
            <text:p>4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3.75" calcext:value-type="float">
            <text:p>15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75" calcext:value-type="float">
            <text:p>15/4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301"/>
          <table:table-cell table:number-columns-repeated="63"/>
        </table:table-row>
        <table:table-row table:style-name="ro5">
          <table:table-cell table:style-name="ce292" office:value-type="string" calcext:value-type="string">
            <text:p>Aléatoire</text:p>
          </table:table-cell>
          <table:table-cell table:style-name="ce292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2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2" office:value-type="string" calcext:value-type="string">
            <text:p>Réduite</text:p>
          </table:table-cell>
          <table:table-cell table:style-name="ce292" office:value-type="string" calcext:value-type="string">
            <text:p>Choix</text:p>
          </table:table-cell>
          <table:table-cell table:number-columns-repeated="54"/>
        </table:table-row>
        <table:table-row table:style-name="ro5">
          <table:table-cell table:style-name="ce237" office:value-type="float" office:value="0.256217900210154" calcext:value-type="float">
            <text:p>0,25621790021015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8x-y+9=0" calcext:value-type="string">
            <text:p>8x-y+9=0</text:p>
          </table:table-cell>
          <table:table-cell table:style-name="ce252" table:formula="of:=-[.C62]/[.D62]" office:value-type="float" office:value="8" calcext:value-type="float">
            <text:p>8</text:p>
          </table:table-cell>
          <table:table-cell table:style-name="ce252" table:formula="of:=-[.E62]/[.D62]" office:value-type="float" office:value="9" calcext:value-type="float">
            <text:p>9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8x+9" calcext:value-type="string">
            <text:p>y=8x+9</text:p>
          </table:table-cell>
          <table:table-cell table:style-name="ce252"/>
          <table:table-cell table:number-columns-repeated="54"/>
        </table:table-row>
        <table:table-row table:style-name="ro5">
          <table:table-cell table:style-name="ce237" office:value-type="float" office:value="0.639593847838192" calcext:value-type="float">
            <text:p>0,639593847838192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9x+y+4=0" calcext:value-type="string">
            <text:p>9x+y+4=0</text:p>
          </table:table-cell>
          <table:table-cell table:style-name="ce252" table:formula="of:=-[.C63]/[.D63]" office:value-type="float" office:value="-9" calcext:value-type="float">
            <text:p>-9</text:p>
          </table:table-cell>
          <table:table-cell table:style-name="ce252" table:formula="of:=-[.E63]/[.D63]" office:value-type="float" office:value="-4" calcext:value-type="float">
            <text:p>-4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9x-4" calcext:value-type="string">
            <text:p>y=-9x-4</text:p>
          </table:table-cell>
          <table:table-cell table:style-name="ce252"/>
          <table:table-cell table:style-name="ce301" table:number-columns-repeated="8"/>
          <table:table-cell table:number-columns-repeated="46"/>
        </table:table-row>
        <table:table-row table:style-name="ro5">
          <table:table-cell table:style-name="ce237" office:value-type="float" office:value="0.377547484869812" calcext:value-type="float">
            <text:p>0,3775474848698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7x+y-1=0" calcext:value-type="string">
            <text:p>-7x+y-1=0</text:p>
          </table:table-cell>
          <table:table-cell table:style-name="ce252" table:formula="of:=-[.C64]/[.D64]" office:value-type="float" office:value="7" calcext:value-type="float">
            <text:p>7</text:p>
          </table:table-cell>
          <table:table-cell table:style-name="ce252" table:formula="of:=-[.E64]/[.D64]" office:value-type="float" office:value="1" calcext:value-type="float">
            <text:p>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7x+1" calcext:value-type="string">
            <text:p>y=7x+1</text:p>
          </table:table-cell>
          <table:table-cell table:style-name="ce252"/>
          <table:table-cell table:number-columns-repeated="3"/>
          <table:table-cell table:style-name="ce292" office:value-type="string" calcext:value-type="string">
            <text:p>Num</text:p>
          </table:table-cell>
          <table:table-cell table:style-name="ce292" office:value-type="string" calcext:value-type="string">
            <text:p>Dénom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number-columns-repeated="3"/>
          <table:table-cell table:style-name="ce292" office:value-type="string" calcext:value-type="string">
            <text:p>Num</text:p>
          </table:table-cell>
          <table:table-cell table:style-name="ce292" office:value-type="string" calcext:value-type="string">
            <text:p>Dénom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37" office:value-type="float" office:value="0.309336544195878" calcext:value-type="float">
            <text:p>0,30933654419587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+6=0" calcext:value-type="string">
            <text:p>3x+y+6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-6" calcext:value-type="float">
            <text:p>-6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-6" calcext:value-type="string">
            <text:p>y=-3x-6</text:p>
          </table:table-cell>
          <table:table-cell table:style-name="ce252"/>
          <table:table-cell table:style-name="ce292" office:value-type="string" calcext:value-type="string">
            <text:p>Num 1</text:p>
          </table:table-cell>
          <table:table-cell table:style-name="ce292" office:value-type="string" calcext:value-type="string">
            <text:p>Dénom 1</text:p>
          </table:table-cell>
          <table:table-cell table:style-name="ce292" office:value-type="string" calcext:value-type="string">
            <text:p>PGCD</text:p>
          </table:table-cell>
          <table:table-cell table:number-columns-repeated="4" table:style-name="ce292" office:value-type="string" calcext:value-type="string">
            <text:p>simp</text:p>
          </table:table-cell>
          <table:table-cell table:style-name="ce292" office:value-type="string" calcext:value-type="string">
            <text:p>Num 1</text:p>
          </table:table-cell>
          <table:table-cell table:style-name="ce292" office:value-type="string" calcext:value-type="string">
            <text:p>Dénom 1</text:p>
          </table:table-cell>
          <table:table-cell table:style-name="ce292" office:value-type="string" calcext:value-type="string">
            <text:p>PGCD</text:p>
          </table:table-cell>
          <table:table-cell table:number-columns-repeated="4" table:style-name="ce292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8" office:value-type="float" office:value="0.759369280922563" calcext:value-type="float">
            <text:p>0,759369280922563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2x+18y+8=0" calcext:value-type="string">
            <text:p>-2x+18y+8=0</text:p>
          </table:table-cell>
          <table:table-cell table:style-name="ce260" table:formula="of:=-[.C66]/[.D66]" office:value-type="float" office:value="0.111111111111111" calcext:value-type="float">
            <text:p><text:s/>1/9 </text:p>
          </table:table-cell>
          <table:table-cell table:style-name="ce260" table:formula="of:=-[.E66]/[.D66]" office:value-type="float" office:value="-0.444444444444444" calcext:value-type="float">
            <text:p>- 4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x/9-4/9" calcext:value-type="string">
            <text:p>y=x/9-4/9</text:p>
          </table:table-cell>
          <table:table-cell table:style-name="ce253" table:formula="of:=RANK([.A66];[.$A$66:.$A$85];0)" office:value-type="float" office:value="6" calcext:value-type="float">
            <text:p>6</text:p>
          </table:table-cell>
          <table:table-cell table:style-name="ce231" table:formula="of:=-ABS([.C66])*SIGN([.C66]*[.D66])" office:value-type="float" office:value="2" calcext:value-type="float">
            <text:p>2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K66]);ABS([.L66]))" office:value-type="float" office:value="2" calcext:value-type="float">
            <text:p>2</text:p>
          </table:table-cell>
          <table:table-cell table:style-name="ce270" table:formula="of:=[.K66]/[.M66]" office:value-type="float" office:value="1" calcext:value-type="float">
            <text:p>1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0.111111111111111" calcext:value-type="float">
            <text:p><text:s/>1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111111111111111" calcext:value-type="float">
            <text:p><text:s/>1/9 </text:p>
          </table:table-cell>
          <table:table-cell table:style-name="ce231" table:formula="of:=-ABS([.E66])*SIGN([.D66]*[.E66])" office:value-type="float" office:value="-8" calcext:value-type="float">
            <text:p>-8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-4" calcext:value-type="float">
            <text:p>-4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-0.444444444444444" calcext:value-type="float">
            <text:p>- 4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8" office:value-type="float" office:value="0.636960805317147" calcext:value-type="float">
            <text:p>0,636960805317147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2x+2y+9=0" calcext:value-type="string">
            <text:p>12x+2y+9=0</text:p>
          </table:table-cell>
          <table:table-cell table:style-name="ce260" table:formula="of:=-[.C67]/[.D67]" office:value-type="float" office:value="-6" calcext:value-type="float">
            <text:p>- 6/1 </text:p>
          </table:table-cell>
          <table:table-cell table:style-name="ce260" table:formula="of:=-[.E67]/[.D67]" office:value-type="float" office:value="-4.5" calcext:value-type="float">
            <text:p>- 9/2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6x-9/2" calcext:value-type="string">
            <text:p>y=-6x-9/2</text:p>
          </table:table-cell>
          <table:table-cell table:style-name="ce253" table:formula="of:=RANK([.A67];[.$A$66:.$A$85];0)" office:value-type="float" office:value="10" calcext:value-type="float">
            <text:p>10</text:p>
          </table:table-cell>
          <table:table-cell table:style-name="ce231" table:formula="of:=-ABS([.C67])*SIGN([.C67]*[.D67])" office:value-type="float" office:value="-12" calcext:value-type="float">
            <text:p>-12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-6" calcext:value-type="float">
            <text:p>-6</text:p>
          </table:table-cell>
          <table:table-cell table:style-name="ce270" table:formula="of:=[.L67]/[.M67]" office:value-type="float" office:value="1" calcext:value-type="float">
            <text:p>1</text:p>
          </table:table-cell>
          <table:table-cell table:style-name="ce283" table:formula="of:=[.N67]/[.O67]" office:value-type="float" office:value="-6" calcext:value-type="float">
            <text:p>- 6/1 </text:p>
          </table:table-cell>
          <table:table-cell table:style-name="ce283" table:formula="of:=IF([.K67]=0;&quot;0&quot;;(IF([.K67]=[.L67];&quot;1&quot;;(IF([.K67]=-[.L67];&quot;-1&quot;;IF([.O67]=1;TEXT([.N67];10);[.P67]))))))" office:value-type="string" office:string-value="-6" calcext:value-type="string">
            <text:p>-6</text:p>
          </table:table-cell>
          <table:table-cell table:style-name="ce231" table:formula="of:=-ABS([.E67])*SIGN([.D67]*[.E67])" office:value-type="float" office:value="-9" calcext:value-type="float">
            <text:p>-9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9" calcext:value-type="float">
            <text:p>-9</text:p>
          </table:table-cell>
          <table:table-cell table:style-name="ce270" table:formula="of:=[.S67]/[.T67]" office:value-type="float" office:value="2" calcext:value-type="float">
            <text:p>2</text:p>
          </table:table-cell>
          <table:table-cell table:style-name="ce283" table:formula="of:=[.U67]/[.V67]" office:value-type="float" office:value="-4.5" calcext:value-type="float">
            <text:p>- 9/2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5" calcext:value-type="float">
            <text:p>- 9/2 </text:p>
          </table:table-cell>
          <table:table-cell table:number-columns-repeated="40"/>
        </table:table-row>
        <table:table-row table:style-name="ro5">
          <table:table-cell table:style-name="ce238" office:value-type="float" office:value="0.883864351372581" calcext:value-type="float">
            <text:p>0,88386435137258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9x+14y-15=0" calcext:value-type="string">
            <text:p>-9x+14y-15=0</text:p>
          </table:table-cell>
          <table:table-cell table:style-name="ce260" table:formula="of:=-[.C68]/[.D68]" office:value-type="float" office:value="0.642857142857143" calcext:value-type="float">
            <text:p><text:s/>9/14</text:p>
          </table:table-cell>
          <table:table-cell table:style-name="ce260" table:formula="of:=-[.E68]/[.D68]" office:value-type="float" office:value="1.07142857142857" calcext:value-type="float">
            <text:p>15/14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9x/14+15/14" calcext:value-type="string">
            <text:p>y=9x/14+15/14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9" calcext:value-type="float">
            <text:p>9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9" calcext:value-type="float">
            <text:p>9</text:p>
          </table:table-cell>
          <table:table-cell table:style-name="ce270" table:formula="of:=[.L68]/[.M68]" office:value-type="float" office:value="14" calcext:value-type="float">
            <text:p>14</text:p>
          </table:table-cell>
          <table:table-cell table:style-name="ce283" table:formula="of:=[.N68]/[.O68]" office:value-type="float" office:value="0.642857142857143" calcext:value-type="float">
            <text:p><text:s/>9/14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0.642857142857143" calcext:value-type="float">
            <text:p><text:s/>9/14</text:p>
          </table:table-cell>
          <table:table-cell table:style-name="ce231" table:formula="of:=-ABS([.E68])*SIGN([.D68]*[.E68])" office:value-type="float" office:value="15" calcext:value-type="float">
            <text:p>15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5" calcext:value-type="float">
            <text:p>15</text:p>
          </table:table-cell>
          <table:table-cell table:style-name="ce270" table:formula="of:=[.S68]/[.T68]" office:value-type="float" office:value="14" calcext:value-type="float">
            <text:p>14</text:p>
          </table:table-cell>
          <table:table-cell table:style-name="ce283" table:formula="of:=[.U68]/[.V68]" office:value-type="float" office:value="1.07142857142857" calcext:value-type="float">
            <text:p>15/14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1.07142857142857" calcext:value-type="float">
            <text:p>15/14</text:p>
          </table:table-cell>
          <table:table-cell table:number-columns-repeated="40"/>
        </table:table-row>
        <table:table-row table:style-name="ro5">
          <table:table-cell table:style-name="ce238" office:value-type="float" office:value="0.536095115248687" calcext:value-type="float">
            <text:p>0,536095115248687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2x-13y+19=0" calcext:value-type="string">
            <text:p>2x-13y+19=0</text:p>
          </table:table-cell>
          <table:table-cell table:style-name="ce260" table:formula="of:=-[.C69]/[.D69]" office:value-type="float" office:value="0.153846153846154" calcext:value-type="float">
            <text:p><text:s/>2/13</text:p>
          </table:table-cell>
          <table:table-cell table:style-name="ce260" table:formula="of:=-[.E69]/[.D69]" office:value-type="float" office:value="1.46153846153846" calcext:value-type="float">
            <text:p>19/13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x/13+19/13" calcext:value-type="string">
            <text:p>y=2x/13+19/13</text:p>
          </table:table-cell>
          <table:table-cell table:style-name="ce253" table:formula="of:=RANK([.A69];[.$A$66:.$A$85];0)" office:value-type="float" office:value="11" calcext:value-type="float">
            <text:p>11</text:p>
          </table:table-cell>
          <table:table-cell table:style-name="ce231" table:formula="of:=-ABS([.C69])*SIGN([.C69]*[.D69])" office:value-type="float" office:value="2" calcext:value-type="float">
            <text:p>2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2" calcext:value-type="float">
            <text:p>2</text:p>
          </table:table-cell>
          <table:table-cell table:style-name="ce270" table:formula="of:=[.L69]/[.M69]" office:value-type="float" office:value="13" calcext:value-type="float">
            <text:p>13</text:p>
          </table:table-cell>
          <table:table-cell table:style-name="ce283" table:formula="of:=[.N69]/[.O69]" office:value-type="float" office:value="0.153846153846154" calcext:value-type="float">
            <text:p><text:s/>2/13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153846153846154" calcext:value-type="float">
            <text:p><text:s/>2/13</text:p>
          </table:table-cell>
          <table:table-cell table:style-name="ce231" table:formula="of:=-ABS([.E69])*SIGN([.D69]*[.E69])" office:value-type="float" office:value="19" calcext:value-type="float">
            <text:p>19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9" calcext:value-type="float">
            <text:p>19</text:p>
          </table:table-cell>
          <table:table-cell table:style-name="ce270" table:formula="of:=[.S69]/[.T69]" office:value-type="float" office:value="13" calcext:value-type="float">
            <text:p>13</text:p>
          </table:table-cell>
          <table:table-cell table:style-name="ce283" table:formula="of:=[.U69]/[.V69]" office:value-type="float" office:value="1.46153846153846" calcext:value-type="float">
            <text:p>19/13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1.46153846153846" calcext:value-type="float">
            <text:p>19/13</text:p>
          </table:table-cell>
          <table:table-cell table:number-columns-repeated="40"/>
        </table:table-row>
        <table:table-row table:style-name="ro5">
          <table:table-cell table:style-name="ce238" office:value-type="float" office:value="0.0895429438281509" calcext:value-type="float">
            <text:p>0,089542943828151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9" calcext:value-type="float">
            <text:p>9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2x+9y+9=0" calcext:value-type="string">
            <text:p>2x+9y+9=0</text:p>
          </table:table-cell>
          <table:table-cell table:style-name="ce260" table:formula="of:=-[.C70]/[.D70]" office:value-type="float" office:value="-0.222222222222222" calcext:value-type="float">
            <text:p>- 2/9 </text:p>
          </table:table-cell>
          <table:table-cell table:style-name="ce260" table:formula="of:=-[.E70]/[.D70]" office:value-type="float" office:value="-1" calcext:value-type="float">
            <text:p>- 1/1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2x/9-1" calcext:value-type="string">
            <text:p>y=-2x/9-1</text:p>
          </table:table-cell>
          <table:table-cell table:style-name="ce253" table:formula="of:=RANK([.A70];[.$A$66:.$A$85];0)" office:value-type="float" office:value="19" calcext:value-type="float">
            <text:p>19</text:p>
          </table:table-cell>
          <table:table-cell table:style-name="ce231" table:formula="of:=-ABS([.C70])*SIGN([.C70]*[.D70])" office:value-type="float" office:value="-2" calcext:value-type="float">
            <text:p>-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2" calcext:value-type="float">
            <text:p>-2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-0.222222222222222" calcext:value-type="float">
            <text:p>- 2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222222222222222" calcext:value-type="float">
            <text:p>- 2/9 </text:p>
          </table:table-cell>
          <table:table-cell table:style-name="ce231" table:formula="of:=-ABS([.E70])*SIGN([.D70]*[.E70])" office:value-type="float" office:value="-9" calcext:value-type="float">
            <text:p>-9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9" calcext:value-type="float">
            <text:p>9</text:p>
          </table:table-cell>
          <table:table-cell table:style-name="ce270" table:formula="of:=[.R70]/[.T70]" office:value-type="float" office:value="-1" calcext:value-type="float">
            <text:p>-1</text:p>
          </table:table-cell>
          <table:table-cell table:style-name="ce270" table:formula="of:=[.S70]/[.T70]" office:value-type="float" office:value="1" calcext:value-type="float">
            <text:p>1</text:p>
          </table:table-cell>
          <table:table-cell table:style-name="ce283" table:formula="of:=[.U70]/[.V70]" office:value-type="float" office:value="-1" calcext:value-type="float">
            <text:p>- 1/1 </text:p>
          </table:table-cell>
          <table:table-cell table:style-name="ce283" table:formula="of:=IF([.R70]=0;&quot;0&quot;;(IF([.R70]=[.S70];&quot;1&quot;;(IF([.R70]=-[.S70];&quot;-1&quot;;IF([.V70]=1;TEXT([.U70];10);[.W70]))))))" office:value-type="string" office:string-value="-1" calcext:value-type="string">
            <text:p>-1</text:p>
          </table:table-cell>
          <table:table-cell table:number-columns-repeated="40"/>
        </table:table-row>
        <table:table-row table:style-name="ro5">
          <table:table-cell table:style-name="ce238" office:value-type="float" office:value="0.0648103776095076" calcext:value-type="float">
            <text:p>0,06481037760950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7x+17y+6=0" calcext:value-type="string">
            <text:p>7x+17y+6=0</text:p>
          </table:table-cell>
          <table:table-cell table:style-name="ce260" table:formula="of:=-[.C71]/[.D71]" office:value-type="float" office:value="-0.411764705882353" calcext:value-type="float">
            <text:p>- 7/17</text:p>
          </table:table-cell>
          <table:table-cell table:style-name="ce260" table:formula="of:=-[.E71]/[.D71]" office:value-type="float" office:value="-0.352941176470588" calcext:value-type="float">
            <text:p>- 6/17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7x/17-6/17" calcext:value-type="string">
            <text:p>y=-7x/17-6/17</text:p>
          </table:table-cell>
          <table:table-cell table:style-name="ce253" table:formula="of:=RANK([.A71];[.$A$66:.$A$85];0)" office:value-type="float" office:value="20" calcext:value-type="float">
            <text:p>20</text:p>
          </table:table-cell>
          <table:table-cell table:style-name="ce231" table:formula="of:=-ABS([.C71])*SIGN([.C71]*[.D71])" office:value-type="float" office:value="-7" calcext:value-type="float">
            <text:p>-7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7" calcext:value-type="float">
            <text:p>-7</text:p>
          </table:table-cell>
          <table:table-cell table:style-name="ce270" table:formula="of:=[.L71]/[.M71]" office:value-type="float" office:value="17" calcext:value-type="float">
            <text:p>17</text:p>
          </table:table-cell>
          <table:table-cell table:style-name="ce283" table:formula="of:=[.N71]/[.O71]" office:value-type="float" office:value="-0.411764705882353" calcext:value-type="float">
            <text:p>- 7/17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411764705882353" calcext:value-type="float">
            <text:p>- 7/17</text:p>
          </table:table-cell>
          <table:table-cell table:style-name="ce231" table:formula="of:=-ABS([.E71])*SIGN([.D71]*[.E71])" office:value-type="float" office:value="-6" calcext:value-type="float">
            <text:p>-6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6" calcext:value-type="float">
            <text:p>-6</text:p>
          </table:table-cell>
          <table:table-cell table:style-name="ce270" table:formula="of:=[.S71]/[.T71]" office:value-type="float" office:value="17" calcext:value-type="float">
            <text:p>17</text:p>
          </table:table-cell>
          <table:table-cell table:style-name="ce283" table:formula="of:=[.U71]/[.V71]" office:value-type="float" office:value="-0.352941176470588" calcext:value-type="float">
            <text:p>- 6/17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352941176470588" calcext:value-type="float">
            <text:p>- 6/17</text:p>
          </table:table-cell>
          <table:table-cell table:number-columns-repeated="40"/>
        </table:table-row>
        <table:table-row table:style-name="ro5">
          <table:table-cell table:style-name="ce238" office:value-type="float" office:value="0.202428519738737" calcext:value-type="float">
            <text:p>0,202428519738737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7x-13y-20=0" calcext:value-type="string">
            <text:p>-7x-13y-20=0</text:p>
          </table:table-cell>
          <table:table-cell table:style-name="ce260" table:formula="of:=-[.C72]/[.D72]" office:value-type="float" office:value="-0.538461538461538" calcext:value-type="float">
            <text:p>- 7/13</text:p>
          </table:table-cell>
          <table:table-cell table:style-name="ce260" table:formula="of:=-[.E72]/[.D72]" office:value-type="float" office:value="-1.53846153846154" calcext:value-type="float">
            <text:p>-20/13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7x/13-20/13" calcext:value-type="string">
            <text:p>y=-7x/13-20/13</text:p>
          </table:table-cell>
          <table:table-cell table:style-name="ce253" table:formula="of:=RANK([.A72];[.$A$66:.$A$85];0)" office:value-type="float" office:value="15" calcext:value-type="float">
            <text:p>15</text:p>
          </table:table-cell>
          <table:table-cell table:style-name="ce231" table:formula="of:=-ABS([.C72])*SIGN([.C72]*[.D72])" office:value-type="float" office:value="-7" calcext:value-type="float">
            <text:p>-7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7" calcext:value-type="float">
            <text:p>-7</text:p>
          </table:table-cell>
          <table:table-cell table:style-name="ce270" table:formula="of:=[.L72]/[.M72]" office:value-type="float" office:value="13" calcext:value-type="float">
            <text:p>13</text:p>
          </table:table-cell>
          <table:table-cell table:style-name="ce283" table:formula="of:=[.N72]/[.O72]" office:value-type="float" office:value="-0.538461538461538" calcext:value-type="float">
            <text:p>- 7/13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538461538461538" calcext:value-type="float">
            <text:p>- 7/13</text:p>
          </table:table-cell>
          <table:table-cell table:style-name="ce231" table:formula="of:=-ABS([.E72])*SIGN([.D72]*[.E72])" office:value-type="float" office:value="-20" calcext:value-type="float">
            <text:p>-20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20" calcext:value-type="float">
            <text:p>-20</text:p>
          </table:table-cell>
          <table:table-cell table:style-name="ce270" table:formula="of:=[.S72]/[.T72]" office:value-type="float" office:value="13" calcext:value-type="float">
            <text:p>13</text:p>
          </table:table-cell>
          <table:table-cell table:style-name="ce283" table:formula="of:=[.U72]/[.V72]" office:value-type="float" office:value="-1.53846153846154" calcext:value-type="float">
            <text:p>-20/13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53846153846154" calcext:value-type="float">
            <text:p>-20/13</text:p>
          </table:table-cell>
          <table:table-cell table:number-columns-repeated="40"/>
        </table:table-row>
        <table:table-row table:style-name="ro5">
          <table:table-cell table:style-name="ce238" office:value-type="float" office:value="0.749905064395847" calcext:value-type="float">
            <text:p>0,749905064395847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0x-3y+17=0" calcext:value-type="string">
            <text:p>-10x-3y+17=0</text:p>
          </table:table-cell>
          <table:table-cell table:style-name="ce260" table:formula="of:=-[.C73]/[.D73]" office:value-type="float" office:value="-3.33333333333333" calcext:value-type="float">
            <text:p>-10/3 </text:p>
          </table:table-cell>
          <table:table-cell table:style-name="ce260" table:formula="of:=-[.E73]/[.D73]" office:value-type="float" office:value="5.66666666666667" calcext:value-type="float">
            <text:p>17/3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0x/3+17/3" calcext:value-type="string">
            <text:p>y=-10x/3+17/3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0" calcext:value-type="float">
            <text:p>-10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0" calcext:value-type="float">
            <text:p>-10</text:p>
          </table:table-cell>
          <table:table-cell table:style-name="ce270" table:formula="of:=[.L73]/[.M73]" office:value-type="float" office:value="3" calcext:value-type="float">
            <text:p>3</text:p>
          </table:table-cell>
          <table:table-cell table:style-name="ce283" table:formula="of:=[.N73]/[.O73]" office:value-type="float" office:value="-3.33333333333333" calcext:value-type="float">
            <text:p>-10/3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3.33333333333333" calcext:value-type="float">
            <text:p>-10/3 </text:p>
          </table:table-cell>
          <table:table-cell table:style-name="ce231" table:formula="of:=-ABS([.E73])*SIGN([.D73]*[.E73])" office:value-type="float" office:value="17" calcext:value-type="float">
            <text:p>17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17" calcext:value-type="float">
            <text:p>17</text:p>
          </table:table-cell>
          <table:table-cell table:style-name="ce270" table:formula="of:=[.S73]/[.T73]" office:value-type="float" office:value="3" calcext:value-type="float">
            <text:p>3</text:p>
          </table:table-cell>
          <table:table-cell table:style-name="ce283" table:formula="of:=[.U73]/[.V73]" office:value-type="float" office:value="5.66666666666667" calcext:value-type="float">
            <text:p>17/3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5.66666666666667" calcext:value-type="float">
            <text:p>17/3 </text:p>
          </table:table-cell>
          <table:table-cell table:number-columns-repeated="40"/>
        </table:table-row>
        <table:table-row table:style-name="ro5">
          <table:table-cell table:style-name="ce238" office:value-type="float" office:value="0.982681704194235" calcext:value-type="float">
            <text:p>0,982681704194235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8x+2y-6=0" calcext:value-type="string">
            <text:p>18x+2y-6=0</text:p>
          </table:table-cell>
          <table:table-cell table:style-name="ce260" table:formula="of:=-[.C74]/[.D74]" office:value-type="float" office:value="-9" calcext:value-type="float">
            <text:p>- 9/1 </text:p>
          </table:table-cell>
          <table:table-cell table:style-name="ce260" table:formula="of:=-[.E74]/[.D74]" office:value-type="float" office:value="3" calcext:value-type="float">
            <text:p><text:s/>3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9x+3" calcext:value-type="string">
            <text:p>y=-9x+3</text:p>
          </table:table-cell>
          <table:table-cell table:style-name="ce253" table:formula="of:=RANK([.A74];[.$A$66:.$A$85];0)" office:value-type="float" office:value="2" calcext:value-type="float">
            <text:p>2</text:p>
          </table:table-cell>
          <table:table-cell table:style-name="ce231" table:formula="of:=-ABS([.C74])*SIGN([.C74]*[.D74])" office:value-type="float" office:value="-18" calcext:value-type="float">
            <text:p>-18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K74]);ABS([.L74]))" office:value-type="float" office:value="2" calcext:value-type="float">
            <text:p>2</text:p>
          </table:table-cell>
          <table:table-cell table:style-name="ce270" table:formula="of:=[.K74]/[.M74]" office:value-type="float" office:value="-9" calcext:value-type="float">
            <text:p>-9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-9" calcext:value-type="float">
            <text:p>- 9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-9" calcext:value-type="string">
            <text:p>-9</text:p>
          </table:table-cell>
          <table:table-cell table:style-name="ce231" table:formula="of:=-ABS([.E74])*SIGN([.D74]*[.E74])" office:value-type="float" office:value="6" calcext:value-type="float">
            <text:p>6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3" calcext:value-type="float">
            <text:p><text:s/>3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3" calcext:value-type="string">
            <text:p>3</text:p>
          </table:table-cell>
          <table:table-cell table:number-columns-repeated="40"/>
        </table:table-row>
        <table:table-row table:style-name="ro5">
          <table:table-cell table:style-name="ce238" office:value-type="float" office:value="0.858534169256503" calcext:value-type="float">
            <text:p>0,858534169256503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5x+19y+9=0" calcext:value-type="string">
            <text:p>5x+19y+9=0</text:p>
          </table:table-cell>
          <table:table-cell table:style-name="ce260" table:formula="of:=-[.C75]/[.D75]" office:value-type="float" office:value="-0.263157894736842" calcext:value-type="float">
            <text:p>- 5/19</text:p>
          </table:table-cell>
          <table:table-cell table:style-name="ce260" table:formula="of:=-[.E75]/[.D75]" office:value-type="float" office:value="-0.473684210526316" calcext:value-type="float">
            <text:p>- 9/19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5x/19-9/19" calcext:value-type="string">
            <text:p>y=-5x/19-9/19</text:p>
          </table:table-cell>
          <table:table-cell table:style-name="ce253" table:formula="of:=RANK([.A75];[.$A$66:.$A$85];0)" office:value-type="float" office:value="5" calcext:value-type="float">
            <text:p>5</text:p>
          </table:table-cell>
          <table:table-cell table:style-name="ce231" table:formula="of:=-ABS([.C75])*SIGN([.C75]*[.D75])" office:value-type="float" office:value="-5" calcext:value-type="float">
            <text:p>-5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5" calcext:value-type="float">
            <text:p>-5</text:p>
          </table:table-cell>
          <table:table-cell table:style-name="ce270" table:formula="of:=[.L75]/[.M75]" office:value-type="float" office:value="19" calcext:value-type="float">
            <text:p>19</text:p>
          </table:table-cell>
          <table:table-cell table:style-name="ce283" table:formula="of:=[.N75]/[.O75]" office:value-type="float" office:value="-0.263157894736842" calcext:value-type="float">
            <text:p>- 5/19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263157894736842" calcext:value-type="float">
            <text:p>- 5/19</text:p>
          </table:table-cell>
          <table:table-cell table:style-name="ce231" table:formula="of:=-ABS([.E75])*SIGN([.D75]*[.E75])" office:value-type="float" office:value="-9" calcext:value-type="float">
            <text:p>-9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9" calcext:value-type="float">
            <text:p>-9</text:p>
          </table:table-cell>
          <table:table-cell table:style-name="ce270" table:formula="of:=[.S75]/[.T75]" office:value-type="float" office:value="19" calcext:value-type="float">
            <text:p>19</text:p>
          </table:table-cell>
          <table:table-cell table:style-name="ce283" table:formula="of:=[.U75]/[.V75]" office:value-type="float" office:value="-0.473684210526316" calcext:value-type="float">
            <text:p>- 9/19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473684210526316" calcext:value-type="float">
            <text:p>- 9/19</text:p>
          </table:table-cell>
          <table:table-cell table:number-columns-repeated="40"/>
        </table:table-row>
        <table:table-row table:style-name="ro5">
          <table:table-cell table:style-name="ce238" office:value-type="float" office:value="0.173811686282182" calcext:value-type="float">
            <text:p>0,173811686282182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3x+8y+11=0" calcext:value-type="string">
            <text:p>-13x+8y+11=0</text:p>
          </table:table-cell>
          <table:table-cell table:style-name="ce260" table:formula="of:=-[.C76]/[.D76]" office:value-type="float" office:value="1.625" calcext:value-type="float">
            <text:p>13/8 </text:p>
          </table:table-cell>
          <table:table-cell table:style-name="ce260" table:formula="of:=-[.E76]/[.D76]" office:value-type="float" office:value="-1.375" calcext:value-type="float">
            <text:p>-11/8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3x/8-11/8" calcext:value-type="string">
            <text:p>y=13x/8-11/8</text:p>
          </table:table-cell>
          <table:table-cell table:style-name="ce253" table:formula="of:=RANK([.A76];[.$A$66:.$A$85];0)" office:value-type="float" office:value="17" calcext:value-type="float">
            <text:p>17</text:p>
          </table:table-cell>
          <table:table-cell table:style-name="ce231" table:formula="of:=-ABS([.C76])*SIGN([.C76]*[.D76])" office:value-type="float" office:value="13" calcext:value-type="float">
            <text:p>13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3" calcext:value-type="float">
            <text:p>13</text:p>
          </table:table-cell>
          <table:table-cell table:style-name="ce270" table:formula="of:=[.L76]/[.M76]" office:value-type="float" office:value="8" calcext:value-type="float">
            <text:p>8</text:p>
          </table:table-cell>
          <table:table-cell table:style-name="ce283" table:formula="of:=[.N76]/[.O76]" office:value-type="float" office:value="1.625" calcext:value-type="float">
            <text:p>13/8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625" calcext:value-type="float">
            <text:p>13/8 </text:p>
          </table:table-cell>
          <table:table-cell table:style-name="ce231" table:formula="of:=-ABS([.E76])*SIGN([.D76]*[.E76])" office:value-type="float" office:value="-11" calcext:value-type="float">
            <text:p>-11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1" calcext:value-type="float">
            <text:p>-11</text:p>
          </table:table-cell>
          <table:table-cell table:style-name="ce270" table:formula="of:=[.S76]/[.T76]" office:value-type="float" office:value="8" calcext:value-type="float">
            <text:p>8</text:p>
          </table:table-cell>
          <table:table-cell table:style-name="ce283" table:formula="of:=[.U76]/[.V76]" office:value-type="float" office:value="-1.375" calcext:value-type="float">
            <text:p>-11/8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375" calcext:value-type="float">
            <text:p>-11/8 </text:p>
          </table:table-cell>
          <table:table-cell table:number-columns-repeated="40"/>
        </table:table-row>
        <table:table-row table:style-name="ro5">
          <table:table-cell table:style-name="ce238" office:value-type="float" office:value="0.730588206206601" calcext:value-type="float">
            <text:p>0,730588206206601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9x-4y-14=0" calcext:value-type="string">
            <text:p>19x-4y-14=0</text:p>
          </table:table-cell>
          <table:table-cell table:style-name="ce260" table:formula="of:=-[.C77]/[.D77]" office:value-type="float" office:value="4.75" calcext:value-type="float">
            <text:p>19/4 </text:p>
          </table:table-cell>
          <table:table-cell table:style-name="ce260" table:formula="of:=-[.E77]/[.D77]" office:value-type="float" office:value="-3.5" calcext:value-type="float">
            <text:p>- 7/2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9x/4-7/2" calcext:value-type="string">
            <text:p>y=19x/4-7/2</text:p>
          </table:table-cell>
          <table:table-cell table:style-name="ce253" table:formula="of:=RANK([.A77];[.$A$66:.$A$85];0)" office:value-type="float" office:value="8" calcext:value-type="float">
            <text:p>8</text:p>
          </table:table-cell>
          <table:table-cell table:style-name="ce231" table:formula="of:=-ABS([.C77])*SIGN([.C77]*[.D77])" office:value-type="float" office:value="19" calcext:value-type="float">
            <text:p>19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9" calcext:value-type="float">
            <text:p>19</text:p>
          </table:table-cell>
          <table:table-cell table:style-name="ce270" table:formula="of:=[.L77]/[.M77]" office:value-type="float" office:value="4" calcext:value-type="float">
            <text:p>4</text:p>
          </table:table-cell>
          <table:table-cell table:style-name="ce283" table:formula="of:=[.N77]/[.O77]" office:value-type="float" office:value="4.75" calcext:value-type="float">
            <text:p>19/4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4.75" calcext:value-type="float">
            <text:p>19/4 </text:p>
          </table:table-cell>
          <table:table-cell table:style-name="ce231" table:formula="of:=-ABS([.E77])*SIGN([.D77]*[.E77])" office:value-type="float" office:value="-14" calcext:value-type="float">
            <text:p>-14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7" calcext:value-type="float">
            <text:p>-7</text:p>
          </table:table-cell>
          <table:table-cell table:style-name="ce270" table:formula="of:=[.S77]/[.T77]" office:value-type="float" office:value="2" calcext:value-type="float">
            <text:p>2</text:p>
          </table:table-cell>
          <table:table-cell table:style-name="ce283" table:formula="of:=[.U77]/[.V77]" office:value-type="float" office:value="-3.5" calcext:value-type="float">
            <text:p>- 7/2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3.5" calcext:value-type="float">
            <text:p>- 7/2 </text:p>
          </table:table-cell>
          <table:table-cell table:number-columns-repeated="40"/>
        </table:table-row>
        <table:table-row table:style-name="ro5">
          <table:table-cell table:style-name="ce238" office:value-type="float" office:value="0.327093446514954" calcext:value-type="float">
            <text:p>0,327093446514954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9x-12y-9=0" calcext:value-type="string">
            <text:p>9x-12y-9=0</text:p>
          </table:table-cell>
          <table:table-cell table:style-name="ce260" table:formula="of:=-[.C78]/[.D78]" office:value-type="float" office:value="0.75" calcext:value-type="float">
            <text:p><text:s/>3/4 </text:p>
          </table:table-cell>
          <table:table-cell table:style-name="ce260" table:formula="of:=-[.E78]/[.D78]" office:value-type="float" office:value="-0.75" calcext:value-type="float">
            <text:p>- 3/4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3x/4-3/4" calcext:value-type="string">
            <text:p>y=3x/4-3/4</text:p>
          </table:table-cell>
          <table:table-cell table:style-name="ce253" table:formula="of:=RANK([.A78];[.$A$66:.$A$85];0)" office:value-type="float" office:value="14" calcext:value-type="float">
            <text:p>14</text:p>
          </table:table-cell>
          <table:table-cell table:style-name="ce231" table:formula="of:=-ABS([.C78])*SIGN([.C78]*[.D78])" office:value-type="float" office:value="9" calcext:value-type="float">
            <text:p>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3" calcext:value-type="float">
            <text:p>3</text:p>
          </table:table-cell>
          <table:table-cell table:style-name="ce270" table:formula="of:=[.L78]/[.M78]" office:value-type="float" office:value="4" calcext:value-type="float">
            <text:p>4</text:p>
          </table:table-cell>
          <table:table-cell table:style-name="ce283" table:formula="of:=[.N78]/[.O78]" office:value-type="float" office:value="0.75" calcext:value-type="float">
            <text:p><text:s/>3/4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75" calcext:value-type="float">
            <text:p><text:s/>3/4 </text:p>
          </table:table-cell>
          <table:table-cell table:style-name="ce231" table:formula="of:=-ABS([.E78])*SIGN([.D78]*[.E78])" office:value-type="float" office:value="-9" calcext:value-type="float">
            <text:p>-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R78]);ABS([.S78]))" office:value-type="float" office:value="3" calcext:value-type="float">
            <text:p>3</text:p>
          </table:table-cell>
          <table:table-cell table:style-name="ce270" table:formula="of:=[.R78]/[.T78]" office:value-type="float" office:value="-3" calcext:value-type="float">
            <text:p>-3</text:p>
          </table:table-cell>
          <table:table-cell table:style-name="ce270" table:formula="of:=[.S78]/[.T78]" office:value-type="float" office:value="4" calcext:value-type="float">
            <text:p>4</text:p>
          </table:table-cell>
          <table:table-cell table:style-name="ce283" table:formula="of:=[.U78]/[.V78]" office:value-type="float" office:value="-0.75" calcext:value-type="float">
            <text:p>- 3/4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5" calcext:value-type="float">
            <text:p>- 3/4 </text:p>
          </table:table-cell>
          <table:table-cell table:number-columns-repeated="40"/>
        </table:table-row>
        <table:table-row table:style-name="ro5">
          <table:table-cell table:style-name="ce238" office:value-type="float" office:value="0.99955242432502" calcext:value-type="float">
            <text:p>0,99955242432502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5x+12y-6=0" calcext:value-type="string">
            <text:p>5x+12y-6=0</text:p>
          </table:table-cell>
          <table:table-cell table:style-name="ce260" table:formula="of:=-[.C79]/[.D79]" office:value-type="float" office:value="-0.416666666666667" calcext:value-type="float">
            <text:p>- 5/12</text:p>
          </table:table-cell>
          <table:table-cell table:style-name="ce260" table:formula="of:=-[.E79]/[.D79]" office:value-type="float" office:value="0.5" calcext:value-type="float">
            <text:p><text:s/>1/2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5x/12+1/2" calcext:value-type="string">
            <text:p>y=-5x/12+1/2</text:p>
          </table:table-cell>
          <table:table-cell table:style-name="ce253" table:formula="of:=RANK([.A79];[.$A$66:.$A$85];0)" office:value-type="float" office:value="1" calcext:value-type="float">
            <text:p>1</text:p>
          </table:table-cell>
          <table:table-cell table:style-name="ce231" table:formula="of:=-ABS([.C79])*SIGN([.C79]*[.D79])" office:value-type="float" office:value="-5" calcext:value-type="float">
            <text:p>-5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5" calcext:value-type="float">
            <text:p>-5</text:p>
          </table:table-cell>
          <table:table-cell table:style-name="ce270" table:formula="of:=[.L79]/[.M79]" office:value-type="float" office:value="12" calcext:value-type="float">
            <text:p>12</text:p>
          </table:table-cell>
          <table:table-cell table:style-name="ce283" table:formula="of:=[.N79]/[.O79]" office:value-type="float" office:value="-0.416666666666667" calcext:value-type="float">
            <text:p>- 5/12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416666666666667" calcext:value-type="float">
            <text:p>- 5/12</text:p>
          </table:table-cell>
          <table:table-cell table:style-name="ce231" table:formula="of:=-ABS([.E79])*SIGN([.D79]*[.E79])" office:value-type="float" office:value="6" calcext:value-type="float">
            <text:p>6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R79]);ABS([.S79]))" office:value-type="float" office:value="6" calcext:value-type="float">
            <text:p>6</text:p>
          </table:table-cell>
          <table:table-cell table:style-name="ce270" table:formula="of:=[.R79]/[.T79]" office:value-type="float" office:value="1" calcext:value-type="float">
            <text:p>1</text:p>
          </table:table-cell>
          <table:table-cell table:style-name="ce270" table:formula="of:=[.S79]/[.T79]" office:value-type="float" office:value="2" calcext:value-type="float">
            <text:p>2</text:p>
          </table:table-cell>
          <table:table-cell table:style-name="ce283" table:formula="of:=[.U79]/[.V79]" office:value-type="float" office:value="0.5" calcext:value-type="float">
            <text:p><text:s/>1/2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8" office:value-type="float" office:value="0.949069978285927" calcext:value-type="float">
            <text:p>0,94906997828592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6x-14y-8=0" calcext:value-type="string">
            <text:p>-16x-14y-8=0</text:p>
          </table:table-cell>
          <table:table-cell table:style-name="ce260" table:formula="of:=-[.C80]/[.D80]" office:value-type="float" office:value="-1.14285714285714" calcext:value-type="float">
            <text:p>- 8/7 </text:p>
          </table:table-cell>
          <table:table-cell table:style-name="ce260" table:formula="of:=-[.E80]/[.D80]" office:value-type="float" office:value="-0.571428571428571" calcext:value-type="float">
            <text:p>- 4/7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8x/7-4/7" calcext:value-type="string">
            <text:p>y=-8x/7-4/7</text:p>
          </table:table-cell>
          <table:table-cell table:style-name="ce253" table:formula="of:=RANK([.A80];[.$A$66:.$A$85];0)" office:value-type="float" office:value="3" calcext:value-type="float">
            <text:p>3</text:p>
          </table:table-cell>
          <table:table-cell table:style-name="ce231" table:formula="of:=-ABS([.C80])*SIGN([.C80]*[.D80])" office:value-type="float" office:value="-16" calcext:value-type="float">
            <text:p>-16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K80]);ABS([.L80]))" office:value-type="float" office:value="2" calcext:value-type="float">
            <text:p>2</text:p>
          </table:table-cell>
          <table:table-cell table:style-name="ce270" table:formula="of:=[.K80]/[.M80]" office:value-type="float" office:value="-8" calcext:value-type="float">
            <text:p>-8</text:p>
          </table:table-cell>
          <table:table-cell table:style-name="ce270" table:formula="of:=[.L80]/[.M80]" office:value-type="float" office:value="7" calcext:value-type="float">
            <text:p>7</text:p>
          </table:table-cell>
          <table:table-cell table:style-name="ce283" table:formula="of:=[.N80]/[.O80]" office:value-type="float" office:value="-1.14285714285714" calcext:value-type="float">
            <text:p>- 8/7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1.14285714285714" calcext:value-type="float">
            <text:p>- 8/7 </text:p>
          </table:table-cell>
          <table:table-cell table:style-name="ce231" table:formula="of:=-ABS([.E80])*SIGN([.D80]*[.E80])" office:value-type="float" office:value="-8" calcext:value-type="float">
            <text:p>-8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R80]);ABS([.S80]))" office:value-type="float" office:value="2" calcext:value-type="float">
            <text:p>2</text:p>
          </table:table-cell>
          <table:table-cell table:style-name="ce270" table:formula="of:=[.R80]/[.T80]" office:value-type="float" office:value="-4" calcext:value-type="float">
            <text:p>-4</text:p>
          </table:table-cell>
          <table:table-cell table:style-name="ce270" table:formula="of:=[.S80]/[.T80]" office:value-type="float" office:value="7" calcext:value-type="float">
            <text:p>7</text:p>
          </table:table-cell>
          <table:table-cell table:style-name="ce283" table:formula="of:=[.U80]/[.V80]" office:value-type="float" office:value="-0.571428571428571" calcext:value-type="float">
            <text:p>- 4/7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571428571428571" calcext:value-type="float">
            <text:p>- 4/7 </text:p>
          </table:table-cell>
          <table:table-cell table:number-columns-repeated="40"/>
        </table:table-row>
        <table:table-row table:style-name="ro5">
          <table:table-cell table:style-name="ce238" office:value-type="float" office:value="0.187762540682199" calcext:value-type="float">
            <text:p>0,187762540682199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7x-8y-14=0" calcext:value-type="string">
            <text:p>-17x-8y-14=0</text:p>
          </table:table-cell>
          <table:table-cell table:style-name="ce260" table:formula="of:=-[.C81]/[.D81]" office:value-type="float" office:value="-2.125" calcext:value-type="float">
            <text:p>-17/8 </text:p>
          </table:table-cell>
          <table:table-cell table:style-name="ce260" table:formula="of:=-[.E81]/[.D81]" office:value-type="float" office:value="-1.75" calcext:value-type="float">
            <text:p>- 7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7x/8-7/4" calcext:value-type="string">
            <text:p>y=-17x/8-7/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-17" calcext:value-type="float">
            <text:p>-17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17" calcext:value-type="float">
            <text:p>-17</text:p>
          </table:table-cell>
          <table:table-cell table:style-name="ce270" table:formula="of:=[.L81]/[.M81]" office:value-type="float" office:value="8" calcext:value-type="float">
            <text:p>8</text:p>
          </table:table-cell>
          <table:table-cell table:style-name="ce283" table:formula="of:=[.N81]/[.O81]" office:value-type="float" office:value="-2.125" calcext:value-type="float">
            <text:p>-17/8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2.125" calcext:value-type="float">
            <text:p>-17/8 </text:p>
          </table:table-cell>
          <table:table-cell table:style-name="ce231" table:formula="of:=-ABS([.E81])*SIGN([.D81]*[.E81])" office:value-type="float" office:value="-14" calcext:value-type="float">
            <text:p>-14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7" calcext:value-type="float">
            <text:p>-7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1.75" calcext:value-type="float">
            <text:p>- 7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75" calcext:value-type="float">
            <text:p>- 7/4 </text:p>
          </table:table-cell>
          <table:table-cell table:number-columns-repeated="40"/>
        </table:table-row>
        <table:table-row table:style-name="ro5">
          <table:table-cell table:style-name="ce238" office:value-type="float" office:value="0.395414477577477" calcext:value-type="float">
            <text:p>0,395414477577477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2x-11y+17=0" calcext:value-type="string">
            <text:p>-12x-11y+17=0</text:p>
          </table:table-cell>
          <table:table-cell table:style-name="ce260" table:formula="of:=-[.C82]/[.D82]" office:value-type="float" office:value="-1.09090909090909" calcext:value-type="float">
            <text:p>-12/11</text:p>
          </table:table-cell>
          <table:table-cell table:style-name="ce260" table:formula="of:=-[.E82]/[.D82]" office:value-type="float" office:value="1.54545454545455" calcext:value-type="float">
            <text:p>17/11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2x/11+17/11" calcext:value-type="string">
            <text:p>y=-12x/11+17/11</text:p>
          </table:table-cell>
          <table:table-cell table:style-name="ce253" table:formula="of:=RANK([.A82];[.$A$66:.$A$85];0)" office:value-type="float" office:value="13" calcext:value-type="float">
            <text:p>13</text:p>
          </table:table-cell>
          <table:table-cell table:style-name="ce231" table:formula="of:=-ABS([.C82])*SIGN([.C82]*[.D82])" office:value-type="float" office:value="-12" calcext:value-type="float">
            <text:p>-12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2" calcext:value-type="float">
            <text:p>-12</text:p>
          </table:table-cell>
          <table:table-cell table:style-name="ce270" table:formula="of:=[.L82]/[.M82]" office:value-type="float" office:value="11" calcext:value-type="float">
            <text:p>11</text:p>
          </table:table-cell>
          <table:table-cell table:style-name="ce283" table:formula="of:=[.N82]/[.O82]" office:value-type="float" office:value="-1.09090909090909" calcext:value-type="float">
            <text:p>-12/11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09090909090909" calcext:value-type="float">
            <text:p>-12/11</text:p>
          </table:table-cell>
          <table:table-cell table:style-name="ce231" table:formula="of:=-ABS([.E82])*SIGN([.D82]*[.E82])" office:value-type="float" office:value="17" calcext:value-type="float">
            <text:p>17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7" calcext:value-type="float">
            <text:p>17</text:p>
          </table:table-cell>
          <table:table-cell table:style-name="ce270" table:formula="of:=[.S82]/[.T82]" office:value-type="float" office:value="11" calcext:value-type="float">
            <text:p>11</text:p>
          </table:table-cell>
          <table:table-cell table:style-name="ce283" table:formula="of:=[.U82]/[.V82]" office:value-type="float" office:value="1.54545454545455" calcext:value-type="float">
            <text:p>17/11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54545454545455" calcext:value-type="float">
            <text:p>17/11</text:p>
          </table:table-cell>
          <table:table-cell table:number-columns-repeated="40"/>
        </table:table-row>
        <table:table-row table:style-name="ro5">
          <table:table-cell table:style-name="ce238" office:value-type="float" office:value="0.521298355304311" calcext:value-type="float">
            <text:p>0,52129835530431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20x-12y-8=0" calcext:value-type="string">
            <text:p>20x-12y-8=0</text:p>
          </table:table-cell>
          <table:table-cell table:style-name="ce260" table:formula="of:=-[.C83]/[.D83]" office:value-type="float" office:value="1.66666666666667" calcext:value-type="float">
            <text:p><text:s/>5/3 </text:p>
          </table:table-cell>
          <table:table-cell table:style-name="ce260" table:formula="of:=-[.E83]/[.D83]" office:value-type="float" office:value="-0.666666666666667" calcext:value-type="float">
            <text:p>- 2/3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3-2/3" calcext:value-type="string">
            <text:p>y=5x/3-2/3</text:p>
          </table:table-cell>
          <table:table-cell table:style-name="ce253" table:formula="of:=RANK([.A83];[.$A$66:.$A$85];0)" office:value-type="float" office:value="12" calcext:value-type="float">
            <text:p>12</text:p>
          </table:table-cell>
          <table:table-cell table:style-name="ce231" table:formula="of:=-ABS([.C83])*SIGN([.C83]*[.D83])" office:value-type="float" office:value="20" calcext:value-type="float">
            <text:p>20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K83]);ABS([.L83]))" office:value-type="float" office:value="4" calcext:value-type="float">
            <text:p>4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3" calcext:value-type="float">
            <text:p>3</text:p>
          </table:table-cell>
          <table:table-cell table:style-name="ce283" table:formula="of:=[.N83]/[.O83]" office:value-type="float" office:value="1.66666666666667" calcext:value-type="float">
            <text:p><text:s/>5/3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1.66666666666667" calcext:value-type="float">
            <text:p><text:s/>5/3 </text:p>
          </table:table-cell>
          <table:table-cell table:style-name="ce231" table:formula="of:=-ABS([.E83])*SIGN([.D83]*[.E83])" office:value-type="float" office:value="-8" calcext:value-type="float">
            <text:p>-8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R83]);ABS([.S83]))" office:value-type="float" office:value="4" calcext:value-type="float">
            <text:p>4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3" calcext:value-type="float">
            <text:p>3</text:p>
          </table:table-cell>
          <table:table-cell table:style-name="ce283" table:formula="of:=[.U83]/[.V83]" office:value-type="float" office:value="-0.666666666666667" calcext:value-type="float">
            <text:p>- 2/3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666666666666667" calcext:value-type="float">
            <text:p>- 2/3 </text:p>
          </table:table-cell>
          <table:table-cell table:number-columns-repeated="40"/>
        </table:table-row>
        <table:table-row table:style-name="ro5">
          <table:table-cell table:style-name="ce238" office:value-type="float" office:value="0.637757952934179" calcext:value-type="float">
            <text:p>0,63775795293417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9x-2y+2=0" calcext:value-type="string">
            <text:p>-19x-2y+2=0</text:p>
          </table:table-cell>
          <table:table-cell table:style-name="ce260" table:formula="of:=-[.C84]/[.D84]" office:value-type="float" office:value="-9.5" calcext:value-type="float">
            <text:p>-19/2 </text:p>
          </table:table-cell>
          <table:table-cell table:style-name="ce260" table:formula="of:=-[.E84]/[.D84]" office:value-type="float" office:value="1" calcext:value-type="float">
            <text:p><text:s/>1/1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9x/2+1" calcext:value-type="string">
            <text:p>y=-19x/2+1</text:p>
          </table:table-cell>
          <table:table-cell table:style-name="ce253" table:formula="of:=RANK([.A84];[.$A$66:.$A$85];0)" office:value-type="float" office:value="9" calcext:value-type="float">
            <text:p>9</text:p>
          </table:table-cell>
          <table:table-cell table:style-name="ce231" table:formula="of:=-ABS([.C84])*SIGN([.C84]*[.D84])" office:value-type="float" office:value="-19" calcext:value-type="float">
            <text:p>-19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9" calcext:value-type="float">
            <text:p>-19</text:p>
          </table:table-cell>
          <table:table-cell table:style-name="ce270" table:formula="of:=[.L84]/[.M84]" office:value-type="float" office:value="2" calcext:value-type="float">
            <text:p>2</text:p>
          </table:table-cell>
          <table:table-cell table:style-name="ce283" table:formula="of:=[.N84]/[.O84]" office:value-type="float" office:value="-9.5" calcext:value-type="float">
            <text:p>-19/2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9.5" calcext:value-type="float">
            <text:p>-19/2 </text:p>
          </table:table-cell>
          <table:table-cell table:style-name="ce231" table:formula="of:=-ABS([.E84])*SIGN([.D84]*[.E84])" office:value-type="float" office:value="2" calcext:value-type="float">
            <text:p>2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" calcext:value-type="float">
            <text:p>1</text:p>
          </table:table-cell>
          <table:table-cell table:style-name="ce270" table:formula="of:=[.S84]/[.T84]" office:value-type="float" office:value="1" calcext:value-type="float">
            <text:p>1</text:p>
          </table:table-cell>
          <table:table-cell table:style-name="ce283" table:formula="of:=[.U84]/[.V84]" office:value-type="float" office:value="1" calcext:value-type="float">
            <text:p><text:s/>1/1 </text:p>
          </table:table-cell>
          <table:table-cell table:style-name="ce283" table:formula="of:=IF([.R84]=0;&quot;0&quot;;(IF([.R84]=[.S84];&quot;1&quot;;(IF([.R84]=-[.S84];&quot;-1&quot;;IF([.V84]=1;TEXT([.U84];10);[.W84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5">
          <table:table-cell table:style-name="ce238" office:value-type="float" office:value="0.114289305419131" calcext:value-type="float">
            <text:p>0,114289305419131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0x-18y-8=0" calcext:value-type="string">
            <text:p>-10x-18y-8=0</text:p>
          </table:table-cell>
          <table:table-cell table:style-name="ce260" table:formula="of:=-[.C85]/[.D85]" office:value-type="float" office:value="-0.555555555555556" calcext:value-type="float">
            <text:p>- 5/9 </text:p>
          </table:table-cell>
          <table:table-cell table:style-name="ce260" table:formula="of:=-[.E85]/[.D85]" office:value-type="float" office:value="-0.444444444444444" calcext:value-type="float">
            <text:p>- 4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5x/9-4/9" calcext:value-type="string">
            <text:p>y=-5x/9-4/9</text:p>
          </table:table-cell>
          <table:table-cell table:style-name="ce253" table:formula="of:=RANK([.A85];[.$A$66:.$A$85];0)" office:value-type="float" office:value="18" calcext:value-type="float">
            <text:p>18</text:p>
          </table:table-cell>
          <table:table-cell table:style-name="ce231" table:formula="of:=-ABS([.C85])*SIGN([.C85]*[.D85])" office:value-type="float" office:value="-10" calcext:value-type="float">
            <text:p>-10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2" calcext:value-type="float">
            <text:p>2</text:p>
          </table:table-cell>
          <table:table-cell table:style-name="ce270" table:formula="of:=[.K85]/[.M85]" office:value-type="float" office:value="-5" calcext:value-type="float">
            <text:p>-5</text:p>
          </table:table-cell>
          <table:table-cell table:style-name="ce270" table:formula="of:=[.L85]/[.M85]" office:value-type="float" office:value="9" calcext:value-type="float">
            <text:p>9</text:p>
          </table:table-cell>
          <table:table-cell table:style-name="ce283" table:formula="of:=[.N85]/[.O85]" office:value-type="float" office:value="-0.555555555555556" calcext:value-type="float">
            <text:p>- 5/9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555555555555556" calcext:value-type="float">
            <text:p>- 5/9 </text:p>
          </table:table-cell>
          <table:table-cell table:style-name="ce231" table:formula="of:=-ABS([.E85])*SIGN([.D85]*[.E85])" office:value-type="float" office:value="-8" calcext:value-type="float">
            <text:p>-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-4" calcext:value-type="float">
            <text:p>-4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-0.444444444444444" calcext:value-type="float">
            <text:p>- 4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292" office:value-type="string" calcext:value-type="string">
            <text:p>Aléatoire</text:p>
          </table:table-cell>
          <table:table-cell table:style-name="ce292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2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2" office:value-type="string" calcext:value-type="string">
            <text:p>Réduite</text:p>
          </table:table-cell>
          <table:table-cell table:number-columns-repeated="2" table:style-name="ce292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56177297451795" calcext:value-type="float">
            <text:p>0,35617729745179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8x+y-7=0" calcext:value-type="string">
            <text:p>-8x+y-7=0</text:p>
          </table:table-cell>
          <table:table-cell table:style-name="ce252" table:formula="of:=-[.C88]/[.D88]" office:value-type="float" office:value="8" calcext:value-type="float">
            <text:p>8</text:p>
          </table:table-cell>
          <table:table-cell table:style-name="ce252" table:formula="of:=-[.E88]/[.D88]" office:value-type="float" office:value="7" calcext:value-type="float">
            <text:p>7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8x+7" calcext:value-type="string">
            <text:p>y = 8x+7</text:p>
          </table:table-cell>
          <table:table-cell table:style-name="ce252" table:formula="of:=RANK([.A88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88]*[.L88]+[.H88]" office:value-type="float" office:value="23" calcext:value-type="float">
            <text:p>2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487056264415838" calcext:value-type="float">
            <text:p>0,48705626441583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8" calcext:value-type="float">
            <text:p>-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7" calcext:value-type="float">
            <text:p>-7</text:p>
          </table:table-cell>
          <table:table-cell table:style-name="ce237" table:formula="of:=[.F88]" office:value-type="string" office:string-value="-8x+y-7=0" calcext:value-type="string">
            <text:p>-8x+y-7=0</text:p>
          </table:table-cell>
          <table:table-cell table:style-name="ce237" table:formula="of:=[.G88]" office:value-type="float" office:value="8" calcext:value-type="float">
            <text:p>8</text:p>
          </table:table-cell>
          <table:table-cell table:style-name="ce237" table:formula="of:=[.H88]" office:value-type="float" office:value="7" calcext:value-type="float">
            <text:p>7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8x+7" calcext:value-type="string">
            <text:p>y = 8x+7</text:p>
          </table:table-cell>
          <table:table-cell table:style-name="ce252" table:formula="of:=RANK([.A89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89]*[.L89]+[.H89]+[.O89]" office:value-type="float" office:value="80" calcext:value-type="float">
            <text:p>8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909464553774044" calcext:value-type="float">
            <text:p>0,909464553774044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-y=0" calcext:value-type="string">
            <text:p>7x-y=0</text:p>
          </table:table-cell>
          <table:table-cell table:style-name="ce252" table:formula="of:=-[.C90]/[.D90]" office:value-type="float" office:value="7" calcext:value-type="float">
            <text:p>7</text:p>
          </table:table-cell>
          <table:table-cell table:style-name="ce252" table:formula="of:=-[.E90]/[.D90]" office:value-type="float" office:value="0" calcext:value-type="float">
            <text:p>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7x" calcext:value-type="string">
            <text:p>y = 7x</text:p>
          </table:table-cell>
          <table:table-cell table:style-name="ce252" table:formula="of:=RANK([.A90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0]*[.L90]+[.H90]" office:value-type="float" office:value="42" calcext:value-type="float">
            <text:p>4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337159879809" calcext:value-type="float">
            <text:p>0,899337159879809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7" calcext:value-type="float">
            <text:p>7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0" calcext:value-type="float">
            <text:p>0</text:p>
          </table:table-cell>
          <table:table-cell table:style-name="ce237" table:formula="of:=[.F90]" office:value-type="string" office:string-value="7x-y=0" calcext:value-type="string">
            <text:p>7x-y=0</text:p>
          </table:table-cell>
          <table:table-cell table:style-name="ce237" table:formula="of:=[.G90]" office:value-type="float" office:value="7" calcext:value-type="float">
            <text:p>7</text:p>
          </table:table-cell>
          <table:table-cell table:style-name="ce237" table:formula="of:=[.H90]" office:value-type="float" office:value="0" calcext:value-type="float">
            <text:p>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7x" calcext:value-type="string">
            <text:p>y = 7x</text:p>
          </table:table-cell>
          <table:table-cell table:style-name="ce252" table:formula="of:=RANK([.A91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1]*[.L91]+[.H91]+[.O91]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589237158471" calcext:value-type="float">
            <text:p>0,899589237158471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-y+4=0" calcext:value-type="string">
            <text:p>-x-y+4=0</text:p>
          </table:table-cell>
          <table:table-cell table:style-name="ce252" table:formula="of:=-[.C92]/[.D92]" office:value-type="float" office:value="-1" calcext:value-type="float">
            <text:p>-1</text:p>
          </table:table-cell>
          <table:table-cell table:style-name="ce252" table:formula="of:=-[.E92]/[.D92]" office:value-type="float" office:value="4" calcext:value-type="float">
            <text:p>4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x+4" calcext:value-type="string">
            <text:p>y = -x+4</text:p>
          </table:table-cell>
          <table:table-cell table:style-name="ce252" table:formula="of:=RANK([.A92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2]*[.L92]+[.H92]" office:value-type="float" office:value="-2" calcext:value-type="float">
            <text:p>-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25024329823031" calcext:value-type="float">
            <text:p>0,825024329823031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4" calcext:value-type="float">
            <text:p>4</text:p>
          </table:table-cell>
          <table:table-cell table:style-name="ce237" table:formula="of:=[.F92]" office:value-type="string" office:string-value="-x-y+4=0" calcext:value-type="string">
            <text:p>-x-y+4=0</text:p>
          </table:table-cell>
          <table:table-cell table:style-name="ce237" table:formula="of:=[.G92]" office:value-type="float" office:value="-1" calcext:value-type="float">
            <text:p>-1</text:p>
          </table:table-cell>
          <table:table-cell table:style-name="ce237" table:formula="of:=[.H92]" office:value-type="float" office:value="4" calcext:value-type="float">
            <text:p>4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x+4" calcext:value-type="string">
            <text:p>y = -x+4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3]*[.L93]+[.H93]+[.O93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19604383333427" calcext:value-type="float">
            <text:p>0,31960438333342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10x+y+9=0" calcext:value-type="string">
            <text:p>-10x+y+9=0</text:p>
          </table:table-cell>
          <table:table-cell table:style-name="ce252" table:formula="of:=-[.C94]/[.D94]" office:value-type="float" office:value="10" calcext:value-type="float">
            <text:p>10</text:p>
          </table:table-cell>
          <table:table-cell table:style-name="ce252" table:formula="of:=-[.E94]/[.D94]" office:value-type="float" office:value="-9" calcext:value-type="float">
            <text:p>-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10x-9" calcext:value-type="string">
            <text:p>y = 10x-9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94]*[.L94]+[.H94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655866759322614" calcext:value-type="float">
            <text:p>0,655866759322614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10" calcext:value-type="float">
            <text:p>-10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9" calcext:value-type="float">
            <text:p>9</text:p>
          </table:table-cell>
          <table:table-cell table:style-name="ce237" table:formula="of:=[.F94]" office:value-type="string" office:string-value="-10x+y+9=0" calcext:value-type="string">
            <text:p>-10x+y+9=0</text:p>
          </table:table-cell>
          <table:table-cell table:style-name="ce237" table:formula="of:=[.G94]" office:value-type="float" office:value="10" calcext:value-type="float">
            <text:p>10</text:p>
          </table:table-cell>
          <table:table-cell table:style-name="ce237" table:formula="of:=[.H94]" office:value-type="float" office:value="-9" calcext:value-type="float">
            <text:p>-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10x-9" calcext:value-type="string">
            <text:p>y = 10x-9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95]*[.L95]+[.H95]+[.O95]" office:value-type="float" office:value="-32" calcext:value-type="float">
            <text:p>-3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764663805456792" calcext:value-type="float">
            <text:p>0,764663805456792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+y+4=0" calcext:value-type="string">
            <text:p>-6x+y+4=0</text:p>
          </table:table-cell>
          <table:table-cell table:style-name="ce252" table:formula="of:=-[.C96]/[.D96]" office:value-type="float" office:value="6" calcext:value-type="float">
            <text:p>6</text:p>
          </table:table-cell>
          <table:table-cell table:style-name="ce252" table:formula="of:=-[.E96]/[.D96]" office:value-type="float" office:value="-4" calcext:value-type="float">
            <text:p>-4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6x-4" calcext:value-type="string">
            <text:p>y = 6x-4</text:p>
          </table:table-cell>
          <table:table-cell table:style-name="ce252" table:formula="of:=RANK([.A96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6]*[.L96]+[.H96]" office:value-type="float" office:value="44" calcext:value-type="float">
            <text:p>4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89879449391357" calcext:value-type="float">
            <text:p>0,889879449391357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4" calcext:value-type="float">
            <text:p>4</text:p>
          </table:table-cell>
          <table:table-cell table:style-name="ce237" table:formula="of:=[.F96]" office:value-type="string" office:string-value="-6x+y+4=0" calcext:value-type="string">
            <text:p>-6x+y+4=0</text:p>
          </table:table-cell>
          <table:table-cell table:style-name="ce237" table:formula="of:=[.G96]" office:value-type="float" office:value="6" calcext:value-type="float">
            <text:p>6</text:p>
          </table:table-cell>
          <table:table-cell table:style-name="ce237" table:formula="of:=[.H96]" office:value-type="float" office:value="-4" calcext:value-type="float">
            <text:p>-4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6x-4" calcext:value-type="string">
            <text:p>y = 6x-4</text:p>
          </table:table-cell>
          <table:table-cell table:style-name="ce252" table:formula="of:=RANK([.A97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7]*[.L97]+[.H97]+[.O97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0547585150037161" calcext:value-type="float">
            <text:p>0,054758515003716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7x+y-3=0" calcext:value-type="string">
            <text:p>-7x+y-3=0</text:p>
          </table:table-cell>
          <table:table-cell table:style-name="ce252" table:formula="of:=-[.C98]/[.D98]" office:value-type="float" office:value="7" calcext:value-type="float">
            <text:p>7</text:p>
          </table:table-cell>
          <table:table-cell table:style-name="ce252" table:formula="of:=-[.E98]/[.D98]" office:value-type="float" office:value="3" calcext:value-type="float">
            <text:p>3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7x+3" calcext:value-type="string">
            <text:p>y = 7x+3</text:p>
          </table:table-cell>
          <table:table-cell table:style-name="ce252" table:formula="of:=RANK([.A9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8]*[.L98]+[.H98]" office:value-type="float" office:value="45" calcext:value-type="float">
            <text:p>4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210802141611705" calcext:value-type="float">
            <text:p>0,210802141611705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7" calcext:value-type="float">
            <text:p>-7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3" calcext:value-type="float">
            <text:p>-3</text:p>
          </table:table-cell>
          <table:table-cell table:style-name="ce237" table:formula="of:=[.F98]" office:value-type="string" office:string-value="-7x+y-3=0" calcext:value-type="string">
            <text:p>-7x+y-3=0</text:p>
          </table:table-cell>
          <table:table-cell table:style-name="ce237" table:formula="of:=[.G98]" office:value-type="float" office:value="7" calcext:value-type="float">
            <text:p>7</text:p>
          </table:table-cell>
          <table:table-cell table:style-name="ce237" table:formula="of:=[.H98]" office:value-type="float" office:value="3" calcext:value-type="float">
            <text:p>3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7x+3" calcext:value-type="string">
            <text:p>y = 7x+3</text:p>
          </table:table-cell>
          <table:table-cell table:style-name="ce252" table:formula="of:=RANK([.A99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9]*[.L99]+[.H99]+[.O99]" office:value-type="float" office:value="49" calcext:value-type="float">
            <text:p>4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928862468279964" calcext:value-type="float">
            <text:p>0,928862468279964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10x+y+5=0" calcext:value-type="string">
            <text:p>10x+y+5=0</text:p>
          </table:table-cell>
          <table:table-cell table:style-name="ce252" table:formula="of:=-[.C100]/[.D100]" office:value-type="float" office:value="-10" calcext:value-type="float">
            <text:p>-10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10x-5" calcext:value-type="string">
            <text:p>y = -10x-5</text:p>
          </table:table-cell>
          <table:table-cell table:style-name="ce252" table:formula="of:=RANK([.A100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0]*[.L100]+[.H100]" office:value-type="float" office:value="-75" calcext:value-type="float">
            <text:p>-7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733104167986778" calcext:value-type="float">
            <text:p>0,733104167986778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10" calcext:value-type="float">
            <text:p>10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5" calcext:value-type="float">
            <text:p>5</text:p>
          </table:table-cell>
          <table:table-cell table:style-name="ce237" table:formula="of:=[.F100]" office:value-type="string" office:string-value="10x+y+5=0" calcext:value-type="string">
            <text:p>10x+y+5=0</text:p>
          </table:table-cell>
          <table:table-cell table:style-name="ce237" table:formula="of:=[.G100]" office:value-type="float" office:value="-10" calcext:value-type="float">
            <text:p>-10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10x-5" calcext:value-type="string">
            <text:p>y = -10x-5</text:p>
          </table:table-cell>
          <table:table-cell table:style-name="ce252" table:formula="of:=RANK([.A101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101]*[.L101]+[.H101]+[.O101]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741975000407902" calcext:value-type="float">
            <text:p>0,741975000407902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+y-10=0" calcext:value-type="string">
            <text:p>-x+y-10=0</text:p>
          </table:table-cell>
          <table:table-cell table:style-name="ce252" table:formula="of:=-[.C102]/[.D102]" office:value-type="float" office:value="1" calcext:value-type="float">
            <text:p>1</text:p>
          </table:table-cell>
          <table:table-cell table:style-name="ce252" table:formula="of:=-[.E102]/[.D102]" office:value-type="float" office:value="10" calcext:value-type="float">
            <text:p>10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x+10" calcext:value-type="string">
            <text:p>y = x+10</text:p>
          </table:table-cell>
          <table:table-cell table:style-name="ce252" table:formula="of:=RANK([.A10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331405303220928" calcext:value-type="float">
            <text:p>0,33140530322092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1" calcext:value-type="float">
            <text:p>-1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10" calcext:value-type="float">
            <text:p>-10</text:p>
          </table:table-cell>
          <table:table-cell table:style-name="ce237" table:formula="of:=[.F102]" office:value-type="string" office:string-value="-x+y-10=0" calcext:value-type="string">
            <text:p>-x+y-10=0</text:p>
          </table:table-cell>
          <table:table-cell table:style-name="ce237" table:formula="of:=[.G102]" office:value-type="float" office:value="1" calcext:value-type="float">
            <text:p>1</text:p>
          </table:table-cell>
          <table:table-cell table:style-name="ce237" table:formula="of:=[.H102]" office:value-type="float" office:value="10" calcext:value-type="float">
            <text:p>10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x+10" calcext:value-type="string">
            <text:p>y = x+10</text:p>
          </table:table-cell>
          <table:table-cell table:style-name="ce252" table:formula="of:=RANK([.A10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103]*[.L103]+[.H103]+[.O103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152222973560029" calcext:value-type="float">
            <text:p>0,15222297356002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-10=0" calcext:value-type="string">
            <text:p>-6x-y-10=0</text:p>
          </table:table-cell>
          <table:table-cell table:style-name="ce252" table:formula="of:=-[.C104]/[.D104]" office:value-type="float" office:value="-6" calcext:value-type="float">
            <text:p>-6</text:p>
          </table:table-cell>
          <table:table-cell table:style-name="ce252" table:formula="of:=-[.E104]/[.D104]" office:value-type="float" office:value="-10" calcext:value-type="float">
            <text:p>-10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6x-10" calcext:value-type="string">
            <text:p>y = -6x-10</text:p>
          </table:table-cell>
          <table:table-cell table:style-name="ce252" table:formula="of:=RANK([.A104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104]*[.L104]+[.H104]" office:value-type="float" office:value="-22" calcext:value-type="float">
            <text:p>-2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5188816094399" calcext:value-type="float">
            <text:p>0,5188816094399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6" calcext:value-type="float">
            <text:p>-6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10" calcext:value-type="float">
            <text:p>-10</text:p>
          </table:table-cell>
          <table:table-cell table:style-name="ce237" table:formula="of:=[.F104]" office:value-type="string" office:string-value="-6x-y-10=0" calcext:value-type="string">
            <text:p>-6x-y-10=0</text:p>
          </table:table-cell>
          <table:table-cell table:style-name="ce237" table:formula="of:=[.G104]" office:value-type="float" office:value="-6" calcext:value-type="float">
            <text:p>-6</text:p>
          </table:table-cell>
          <table:table-cell table:style-name="ce237" table:formula="of:=[.H104]" office:value-type="float" office:value="-10" calcext:value-type="float">
            <text:p>-10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6x-10" calcext:value-type="string">
            <text:p>y = -6x-10</text:p>
          </table:table-cell>
          <table:table-cell table:style-name="ce252" table:formula="of:=RANK([.A10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5]*[.L105]+[.H105]+[.O105]" office:value-type="float" office:value="21" calcext:value-type="float">
            <text:p>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41367452536145" calcext:value-type="float">
            <text:p>0,4136745253614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2=0" calcext:value-type="string">
            <text:p>-2x-y-2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2" calcext:value-type="float">
            <text:p>-2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2" calcext:value-type="string">
            <text:p>y = -2x-2</text:p>
          </table:table-cell>
          <table:table-cell table:style-name="ce252" table:formula="of:=RANK([.A106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6]*[.L106]+[.H106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2" office:value-type="string" calcext:value-type="string">
            <text:p>Num m</text:p>
          </table:table-cell>
          <table:table-cell table:style-name="ce292" office:value-type="string" calcext:value-type="string">
            <text:p>Dénom m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number-columns-repeated="3"/>
          <table:table-cell table:style-name="ce292" office:value-type="string" calcext:value-type="string">
            <text:p>Num p</text:p>
          </table:table-cell>
          <table:table-cell table:style-name="ce292" office:value-type="string" calcext:value-type="string">
            <text:p>Dénom p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number-columns-repeated="3"/>
          <table:table-cell table:style-name="ce292" office:value-type="string" calcext:value-type="string">
            <text:p>Num y</text:p>
          </table:table-cell>
          <table:table-cell table:style-name="ce292" office:value-type="string" calcext:value-type="string">
            <text:p>Dénom y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number-columns-repeated="27"/>
        </table:table-row>
        <table:table-row table:style-name="ro16">
          <table:table-cell table:style-name="ce237" office:value-type="float" office:value="0.17481519465235" calcext:value-type="float">
            <text:p>0,17481519465235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2" calcext:value-type="float">
            <text:p>-2</text:p>
          </table:table-cell>
          <table:table-cell table:style-name="ce237" table:formula="of:=[.F106]" office:value-type="string" office:string-value="-2x-y-2=0" calcext:value-type="string">
            <text:p>-2x-y-2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2" calcext:value-type="float">
            <text:p>-2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2" calcext:value-type="string">
            <text:p>y = -2x-2</text:p>
          </table:table-cell>
          <table:table-cell table:style-name="ce252" table:formula="of:=RANK([.A107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107]*[.L107]+[.H107]+[.O107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92" office:value-type="string" calcext:value-type="string">
            <text:p>Num m</text:p>
          </table:table-cell>
          <table:table-cell table:style-name="ce292" office:value-type="string" calcext:value-type="string">
            <text:p>Dénom m</text:p>
          </table:table-cell>
          <table:table-cell table:style-name="ce292" office:value-type="string" calcext:value-type="string">
            <text:p>PGCD</text:p>
          </table:table-cell>
          <table:table-cell table:number-columns-repeated="4" table:style-name="ce292" office:value-type="string" calcext:value-type="string">
            <text:p>simp</text:p>
          </table:table-cell>
          <table:table-cell table:style-name="ce292" office:value-type="string" calcext:value-type="string">
            <text:p>Num p</text:p>
          </table:table-cell>
          <table:table-cell table:style-name="ce292" office:value-type="string" calcext:value-type="string">
            <text:p>Dénom p</text:p>
          </table:table-cell>
          <table:table-cell table:style-name="ce292" office:value-type="string" calcext:value-type="string">
            <text:p>PGCD</text:p>
          </table:table-cell>
          <table:table-cell table:number-columns-repeated="4" table:style-name="ce292" office:value-type="string" calcext:value-type="string">
            <text:p>simp</text:p>
          </table:table-cell>
          <table:table-cell table:style-name="ce292" office:value-type="string" calcext:value-type="string">
            <text:p>Num y</text:p>
          </table:table-cell>
          <table:table-cell table:style-name="ce292" office:value-type="string" calcext:value-type="string">
            <text:p>Dénom y</text:p>
          </table:table-cell>
          <table:table-cell table:style-name="ce292" office:value-type="string" calcext:value-type="string">
            <text:p>PGCD</text:p>
          </table:table-cell>
          <table:table-cell table:number-columns-repeated="4" table:style-name="ce292" office:value-type="string" calcext:value-type="string">
            <text:p>simp</text:p>
          </table:table-cell>
          <table:table-cell table:number-columns-repeated="27"/>
        </table:table-row>
        <table:table-row table:style-name="ro16">
          <table:table-cell table:style-name="ce239" office:value-type="float" office:value="0.446625614161957" calcext:value-type="float">
            <text:p>0,446625614161957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9x+15y+13=0" calcext:value-type="string">
            <text:p>-9x+15y+13=0</text:p>
          </table:table-cell>
          <table:table-cell table:style-name="ce261" table:formula="of:=-[.C108]/[.D108]" office:value-type="float" office:value="0.6" calcext:value-type="float">
            <text:p><text:s/>3/5 </text:p>
          </table:table-cell>
          <table:table-cell table:style-name="ce261" table:formula="of:=-[.E108]/[.D108]" office:value-type="float" office:value="-0.866666666666667" calcext:value-type="float">
            <text:p>-13/15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3x/5+13/15" calcext:value-type="string">
            <text:p>y = 3x/5+13/15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08]" office:value-type="float" office:value="4.53333333333333" calcext:value-type="float">
            <text:p>68/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9" calcext:value-type="float">
            <text:p>9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Q108]);ABS([.R108]))" office:value-type="float" office:value="3" calcext:value-type="float">
            <text:p>3</text:p>
          </table:table-cell>
          <table:table-cell table:style-name="ce252" table:formula="of:=[.Q108]/[.S108]" office:value-type="float" office:value="3" calcext:value-type="float">
            <text:p>3</text:p>
          </table:table-cell>
          <table:table-cell table:style-name="ce252" table:formula="of:=[.R108]/[.S108]" office:value-type="float" office:value="5" calcext:value-type="float">
            <text:p>5</text:p>
          </table:table-cell>
          <table:table-cell table:style-name="ce287" table:formula="of:=[.T108]/[.U108]" office:value-type="float" office:value="0.6" calcext:value-type="float">
            <text:p><text:s/>3/5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0.6" calcext:value-type="float">
            <text:p><text:s/>3/5 </text:p>
          </table:table-cell>
          <table:table-cell table:style-name="ce254" table:formula="of:=-ABS([.E108])*SIGN([.D108]*[.E108])" office:value-type="float" office:value="-13" calcext:value-type="float">
            <text:p>-1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-13" calcext:value-type="float">
            <text:p>-13</text:p>
          </table:table-cell>
          <table:table-cell table:style-name="ce252" table:formula="of:=[.Y108]/[.Z108]" office:value-type="float" office:value="15" calcext:value-type="float">
            <text:p>15</text:p>
          </table:table-cell>
          <table:table-cell table:style-name="ce287" table:formula="of:=[.AA108]/[.AB108]" office:value-type="float" office:value="-0.866666666666667" calcext:value-type="float">
            <text:p>-13/15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-0.866666666666667" calcext:value-type="float">
            <text:p>-13/15</text:p>
          </table:table-cell>
          <table:table-cell table:style-name="ce254" table:formula="of:=(-[.C108]*[.L108]-[.E108])*SIGN([.D108])" office:value-type="float" office:value="68" calcext:value-type="float">
            <text:p>68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68" calcext:value-type="float">
            <text:p>68</text:p>
          </table:table-cell>
          <table:table-cell table:style-name="ce252" table:formula="of:=[.AF108]/[.AG108]" office:value-type="float" office:value="15" calcext:value-type="float">
            <text:p>15</text:p>
          </table:table-cell>
          <table:table-cell table:style-name="ce287" table:formula="of:=[.AH108]/[.AI108]" office:value-type="float" office:value="4.53333333333333" calcext:value-type="float">
            <text:p>68/15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4.53333333333333" calcext:value-type="float">
            <text:p>68/15</text:p>
          </table:table-cell>
          <table:table-cell table:number-columns-repeated="27"/>
        </table:table-row>
        <table:table-row table:style-name="ro16">
          <table:table-cell table:style-name="ce239" office:value-type="float" office:value="0.094029435570264" calcext:value-type="float">
            <text:p>0,09402943557026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9" calcext:value-type="float">
            <text:p>-9</text:p>
          </table:table-cell>
          <table:table-cell table:style-name="ce254" table:formula="of:=[.D108]" office:value-type="float" office:value="15" calcext:value-type="float">
            <text:p>15</text:p>
          </table:table-cell>
          <table:table-cell table:style-name="ce254" table:formula="of:=[.E108]" office:value-type="float" office:value="13" calcext:value-type="float">
            <text:p>13</text:p>
          </table:table-cell>
          <table:table-cell table:style-name="ce254" table:formula="of:=[.F108]" office:value-type="string" office:string-value="-9x+15y+13=0" calcext:value-type="string">
            <text:p>-9x+15y+13=0</text:p>
          </table:table-cell>
          <table:table-cell table:style-name="ce261" table:formula="of:=[.G108]" office:value-type="float" office:value="0.6" calcext:value-type="float">
            <text:p><text:s/>3/5 </text:p>
          </table:table-cell>
          <table:table-cell table:style-name="ce261" table:formula="of:=[.H108]" office:value-type="float" office:value="-0.866666666666667" calcext:value-type="float">
            <text:p>-13/15</text:p>
          </table:table-cell>
          <table:table-cell table:style-name="ce261" table:formula="of:=[.I108]" office:value-type="string" office:string-value="y = 3x/5+13/15" calcext:value-type="string">
            <text:p>y = 3x/5+13/15</text:p>
          </table:table-cell>
          <table:table-cell table:style-name="ce254" table:formula="of:=RANK([.A109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09]" office:value-type="float" office:value="0.220588235294118" calcext:value-type="float">
            <text:p>15/68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09])*SIGN([.C109]*[.D109])" office:value-type="float" office:value="9" calcext:value-type="float">
            <text:p>9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Q109]);ABS([.R109]))" office:value-type="float" office:value="3" calcext:value-type="float">
            <text:p>3</text:p>
          </table:table-cell>
          <table:table-cell table:style-name="ce252" table:formula="of:=[.Q109]/[.S109]" office:value-type="float" office:value="3" calcext:value-type="float">
            <text:p>3</text:p>
          </table:table-cell>
          <table:table-cell table:style-name="ce252" table:formula="of:=[.R109]/[.S109]" office:value-type="float" office:value="5" calcext:value-type="float">
            <text:p>5</text:p>
          </table:table-cell>
          <table:table-cell table:style-name="ce287" table:formula="of:=[.T109]/[.U109]" office:value-type="float" office:value="0.6" calcext:value-type="float">
            <text:p><text:s/>3/5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0.6" calcext:value-type="float">
            <text:p><text:s/>3/5 </text:p>
          </table:table-cell>
          <table:table-cell table:style-name="ce254" table:formula="of:=-ABS([.E109])*SIGN([.D109]*[.E109])+[.O109]" office:value-type="float" office:value="-18" calcext:value-type="float">
            <text:p>-18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X109]);ABS([.Y109]))" office:value-type="float" office:value="3" calcext:value-type="float">
            <text:p>3</text:p>
          </table:table-cell>
          <table:table-cell table:style-name="ce252" table:formula="of:=[.X109]/[.Z109]" office:value-type="float" office:value="-6" calcext:value-type="float">
            <text:p>-6</text:p>
          </table:table-cell>
          <table:table-cell table:style-name="ce252" table:formula="of:=[.Y109]/[.Z109]" office:value-type="float" office:value="5" calcext:value-type="float">
            <text:p>5</text:p>
          </table:table-cell>
          <table:table-cell table:style-name="ce287" table:formula="of:=[.AA109]/[.AB109]" office:value-type="float" office:value="-1.2" calcext:value-type="float">
            <text:p>- 6/5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-1.2" calcext:value-type="float">
            <text:p>- 6/5 </text:p>
          </table:table-cell>
          <table:table-cell table:style-name="ce254" table:formula="of:=[.AF108]" office:value-type="float" office:value="15" calcext:value-type="float">
            <text:p>15</text:p>
          </table:table-cell>
          <table:table-cell table:style-name="ce254" table:formula="of:=[.AE108]" office:value-type="float" office:value="68" calcext:value-type="float">
            <text:p>68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15" calcext:value-type="float">
            <text:p>15</text:p>
          </table:table-cell>
          <table:table-cell table:style-name="ce252" table:formula="of:=[.AF109]/[.AG109]" office:value-type="float" office:value="68" calcext:value-type="float">
            <text:p>68</text:p>
          </table:table-cell>
          <table:table-cell table:style-name="ce287" table:formula="of:=[.AH109]/[.AI109]" office:value-type="float" office:value="0.220588235294118" calcext:value-type="float">
            <text:p>15/68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0.220588235294118" calcext:value-type="float">
            <text:p>15/68</text:p>
          </table:table-cell>
          <table:table-cell table:number-columns-repeated="27"/>
        </table:table-row>
        <table:table-row table:style-name="ro16">
          <table:table-cell table:style-name="ce239" office:value-type="float" office:value="0.426538435980311" calcext:value-type="float">
            <text:p>0,42653843598031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+14y+3=0" calcext:value-type="string">
            <text:p>-18x+14y+3=0</text:p>
          </table:table-cell>
          <table:table-cell table:style-name="ce261" table:formula="of:=-[.C110]/[.D110]" office:value-type="float" office:value="1.28571428571429" calcext:value-type="float">
            <text:p><text:s/>9/7 </text:p>
          </table:table-cell>
          <table:table-cell table:style-name="ce261" table:formula="of:=-[.E110]/[.D110]" office:value-type="float" office:value="-0.214285714285714" calcext:value-type="float">
            <text:p>- 3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9x/7+3/14" calcext:value-type="string">
            <text:p>y = 9x/7+3/14</text:p>
          </table:table-cell>
          <table:table-cell table:style-name="ce254" table:formula="of:=RANK([.A110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-2.78571428571429" calcext:value-type="float">
            <text:p>-3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18" calcext:value-type="float">
            <text:p>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9" calcext:value-type="float">
            <text:p>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1.28571428571429" calcext:value-type="float">
            <text:p><text:s/>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1.28571428571429" calcext:value-type="float">
            <text:p><text:s/>9/7 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3" calcext:value-type="float">
            <text:p>-3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0.214285714285714" calcext:value-type="float">
            <text:p>- 3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14285714285714" calcext:value-type="float">
            <text:p>- 3/14</text:p>
          </table:table-cell>
          <table:table-cell table:style-name="ce254" table:formula="of:=(-[.C110]*[.L110]-[.E110])*SIGN([.D110])" office:value-type="float" office:value="-39" calcext:value-type="float">
            <text:p>-3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-39" calcext:value-type="float">
            <text:p>-3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-2.78571428571429" calcext:value-type="float">
            <text:p>-3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-2.78571428571429" calcext:value-type="float">
            <text:p>-39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145485597901" calcext:value-type="float">
            <text:p>0,15614548559790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14" calcext:value-type="float">
            <text:p>14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-18x+14y+3=0" calcext:value-type="string">
            <text:p>-18x+14y+3=0</text:p>
          </table:table-cell>
          <table:table-cell table:style-name="ce261" table:formula="of:=[.G110]" office:value-type="float" office:value="1.28571428571429" calcext:value-type="float">
            <text:p><text:s/>9/7 </text:p>
          </table:table-cell>
          <table:table-cell table:style-name="ce261" table:formula="of:=[.H110]" office:value-type="float" office:value="-0.214285714285714" calcext:value-type="float">
            <text:p>- 3/14</text:p>
          </table:table-cell>
          <table:table-cell table:style-name="ce261" table:formula="of:=[.I110]" office:value-type="string" office:string-value="y = 9x/7+3/14" calcext:value-type="string">
            <text:p>y = 9x/7+3/14</text:p>
          </table:table-cell>
          <table:table-cell table:style-name="ce254" table:formula="of:=RANK([.A11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1]" office:value-type="float" office:value="-0.358974358974359" calcext:value-type="float">
            <text:p>-14/3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11])*SIGN([.C111]*[.D111])" office:value-type="float" office:value="18" calcext:value-type="float">
            <text:p>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9" calcext:value-type="float">
            <text:p>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1.28571428571429" calcext:value-type="float">
            <text:p><text:s/>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1.28571428571429" calcext:value-type="float">
            <text:p><text:s/>9/7 </text:p>
          </table:table-cell>
          <table:table-cell table:style-name="ce254" table:formula="of:=-ABS([.E111])*SIGN([.D111]*[.E111])+[.O111]" office:value-type="float" office:value="-6" calcext:value-type="float">
            <text:p>-6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3" calcext:value-type="float">
            <text:p>-3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428571428571429" calcext:value-type="float">
            <text:p>- 3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428571428571429" calcext:value-type="float">
            <text:p>- 3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-39" calcext:value-type="float">
            <text:p>-3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-39" calcext:value-type="float">
            <text:p>-39</text:p>
          </table:table-cell>
          <table:table-cell table:style-name="ce287" table:formula="of:=[.AH111]/[.AI111]" office:value-type="float" office:value="-0.358974358974359" calcext:value-type="float">
            <text:p>-14/3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-0.358974358974359" calcext:value-type="float">
            <text:p>-14/39</text:p>
          </table:table-cell>
          <table:table-cell table:number-columns-repeated="27"/>
        </table:table-row>
        <table:table-row table:style-name="ro16">
          <table:table-cell table:style-name="ce239" office:value-type="float" office:value="0.225975945364378" calcext:value-type="float">
            <text:p>0,22597594536437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-6" calcext:value-type="float">
            <text:p>-6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6x-3y+17=0" calcext:value-type="string">
            <text:p>-6x-3y+17=0</text:p>
          </table:table-cell>
          <table:table-cell table:style-name="ce261" table:formula="of:=-[.C112]/[.D112]" office:value-type="float" office:value="-2" calcext:value-type="float">
            <text:p>- 2/1 </text:p>
          </table:table-cell>
          <table:table-cell table:style-name="ce261" table:formula="of:=-[.E112]/[.D112]" office:value-type="float" office:value="5.66666666666667" calcext:value-type="float">
            <text:p>17/3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-2x-17/3" calcext:value-type="string">
            <text:p>y = -2x-17/3</text:p>
          </table:table-cell>
          <table:table-cell table:style-name="ce254" table:formula="of:=RANK([.A112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2]" office:value-type="float" office:value="7.66666666666667" calcext:value-type="float">
            <text:p>2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-6" calcext:value-type="float">
            <text:p>-6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Q112]);ABS([.R112]))" office:value-type="float" office:value="3" calcext:value-type="float">
            <text:p>3</text:p>
          </table:table-cell>
          <table:table-cell table:style-name="ce252" table:formula="of:=[.Q112]/[.S112]" office:value-type="float" office:value="-2" calcext:value-type="float">
            <text:p>-2</text:p>
          </table:table-cell>
          <table:table-cell table:style-name="ce252" table:formula="of:=[.R112]/[.S112]" office:value-type="float" office:value="1" calcext:value-type="float">
            <text:p>1</text:p>
          </table:table-cell>
          <table:table-cell table:style-name="ce287" table:formula="of:=[.T112]/[.U112]" office:value-type="float" office:value="-2" calcext:value-type="float">
            <text:p>- 2/1 </text:p>
          </table:table-cell>
          <table:table-cell table:style-name="ce287" table:formula="of:=IF([.Q112]=0;&quot;0&quot;;(IF([.Q112]=[.R112];&quot;1&quot;;(IF([.Q112]=-[.R112];&quot;-1&quot;;IF([.U112]=1;TEXT([.T112];10);[.V112]))))))" office:value-type="string" office:string-value="-2" calcext:value-type="string">
            <text:p>-2</text:p>
          </table:table-cell>
          <table:table-cell table:style-name="ce254" table:formula="of:=-ABS([.E112])*SIGN([.D112]*[.E112])" office:value-type="float" office:value="17" calcext:value-type="float">
            <text:p>17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17" calcext:value-type="float">
            <text:p>17</text:p>
          </table:table-cell>
          <table:table-cell table:style-name="ce252" table:formula="of:=[.Y112]/[.Z112]" office:value-type="float" office:value="3" calcext:value-type="float">
            <text:p>3</text:p>
          </table:table-cell>
          <table:table-cell table:style-name="ce287" table:formula="of:=[.AA112]/[.AB112]" office:value-type="float" office:value="5.66666666666667" calcext:value-type="float">
            <text:p>17/3 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5.66666666666667" calcext:value-type="float">
            <text:p>17/3 </text:p>
          </table:table-cell>
          <table:table-cell table:style-name="ce254" table:formula="of:=(-[.C112]*[.L112]-[.E112])*SIGN([.D112])" office:value-type="float" office:value="23" calcext:value-type="float">
            <text:p>23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AE112]);ABS([.AF112]))" office:value-type="float" office:value="1" calcext:value-type="float">
            <text:p>1</text:p>
          </table:table-cell>
          <table:table-cell table:style-name="ce252" table:formula="of:=[.AE112]/[.AG112]" office:value-type="float" office:value="23" calcext:value-type="float">
            <text:p>23</text:p>
          </table:table-cell>
          <table:table-cell table:style-name="ce252" table:formula="of:=[.AF112]/[.AG112]" office:value-type="float" office:value="3" calcext:value-type="float">
            <text:p>3</text:p>
          </table:table-cell>
          <table:table-cell table:style-name="ce287" table:formula="of:=[.AH112]/[.AI112]" office:value-type="float" office:value="7.66666666666667" calcext:value-type="float">
            <text:p>23/3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7.66666666666667" calcext:value-type="float">
            <text:p>23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184899920431139" calcext:value-type="float">
            <text:p>0,184899920431139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6" calcext:value-type="float">
            <text:p>-6</text:p>
          </table:table-cell>
          <table:table-cell table:style-name="ce254" table:formula="of:=[.D112]" office:value-type="float" office:value="-3" calcext:value-type="float">
            <text:p>-3</text:p>
          </table:table-cell>
          <table:table-cell table:style-name="ce254" table:formula="of:=[.E112]" office:value-type="float" office:value="17" calcext:value-type="float">
            <text:p>17</text:p>
          </table:table-cell>
          <table:table-cell table:style-name="ce254" table:formula="of:=[.F112]" office:value-type="string" office:string-value="-6x-3y+17=0" calcext:value-type="string">
            <text:p>-6x-3y+17=0</text:p>
          </table:table-cell>
          <table:table-cell table:style-name="ce261" table:formula="of:=[.G112]" office:value-type="float" office:value="-2" calcext:value-type="float">
            <text:p>- 2/1 </text:p>
          </table:table-cell>
          <table:table-cell table:style-name="ce261" table:formula="of:=[.H112]" office:value-type="float" office:value="5.66666666666667" calcext:value-type="float">
            <text:p>17/3 </text:p>
          </table:table-cell>
          <table:table-cell table:style-name="ce261" table:formula="of:=[.I112]" office:value-type="string" office:string-value="y = -2x-17/3" calcext:value-type="string">
            <text:p>y = -2x-17/3</text:p>
          </table:table-cell>
          <table:table-cell table:style-name="ce254" table:formula="of:=RANK([.A113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13]" office:value-type="float" office:value="0.130434782608696" calcext:value-type="float">
            <text:p><text:s/>3/2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13])*SIGN([.C113]*[.D113])" office:value-type="float" office:value="-6" calcext:value-type="float">
            <text:p>-6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Q113]);ABS([.R113]))" office:value-type="float" office:value="3" calcext:value-type="float">
            <text:p>3</text:p>
          </table:table-cell>
          <table:table-cell table:style-name="ce252" table:formula="of:=[.Q113]/[.S113]" office:value-type="float" office:value="-2" calcext:value-type="float">
            <text:p>-2</text:p>
          </table:table-cell>
          <table:table-cell table:style-name="ce252" table:formula="of:=[.R113]/[.S113]" office:value-type="float" office:value="1" calcext:value-type="float">
            <text:p>1</text:p>
          </table:table-cell>
          <table:table-cell table:style-name="ce287" table:formula="of:=[.T113]/[.U113]" office:value-type="float" office:value="-2" calcext:value-type="float">
            <text:p>- 2/1 </text:p>
          </table:table-cell>
          <table:table-cell table:style-name="ce287" table:formula="of:=IF([.Q113]=0;&quot;0&quot;;(IF([.Q113]=[.R113];&quot;1&quot;;(IF([.Q113]=-[.R113];&quot;-1&quot;;IF([.U113]=1;TEXT([.T113];10);[.V113]))))))" office:value-type="string" office:string-value="-2" calcext:value-type="string">
            <text:p>-2</text:p>
          </table:table-cell>
          <table:table-cell table:style-name="ce254" table:formula="of:=-ABS([.E113])*SIGN([.D113]*[.E113])+[.O113]" office:value-type="float" office:value="24" calcext:value-type="float">
            <text:p>24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X113]);ABS([.Y113]))" office:value-type="float" office:value="3" calcext:value-type="float">
            <text:p>3</text:p>
          </table:table-cell>
          <table:table-cell table:style-name="ce252" table:formula="of:=[.X113]/[.Z113]" office:value-type="float" office:value="8" calcext:value-type="float">
            <text:p>8</text:p>
          </table:table-cell>
          <table:table-cell table:style-name="ce252" table:formula="of:=[.Y113]/[.Z113]" office:value-type="float" office:value="1" calcext:value-type="float">
            <text:p>1</text:p>
          </table:table-cell>
          <table:table-cell table:style-name="ce287" table:formula="of:=[.AA113]/[.AB113]" office:value-type="float" office:value="8" calcext:value-type="float">
            <text:p><text:s/>8/1 </text:p>
          </table:table-cell>
          <table:table-cell table:style-name="ce287" table:formula="of:=IF([.X113]=0;&quot;0&quot;;(IF([.X113]=[.Y113];&quot;1&quot;;(IF([.X113]=-[.Y113];&quot;-1&quot;;IF([.AB113]=1;TEXT([.AA113];10);[.AC113]))))))" office:value-type="string" office:string-value="8" calcext:value-type="string">
            <text:p>8</text:p>
          </table:table-cell>
          <table:table-cell table:style-name="ce254" table:formula="of:=[.AF112]" office:value-type="float" office:value="3" calcext:value-type="float">
            <text:p>3</text:p>
          </table:table-cell>
          <table:table-cell table:style-name="ce254" table:formula="of:=[.AE112]" office:value-type="float" office:value="23" calcext:value-type="float">
            <text:p>23</text:p>
          </table:table-cell>
          <table:table-cell table:style-name="ce254" table:formula="of:=GCD(ABS([.AE113]);ABS([.AF113]))" office:value-type="float" office:value="1" calcext:value-type="float">
            <text:p>1</text:p>
          </table:table-cell>
          <table:table-cell table:style-name="ce252" table:formula="of:=[.AE113]/[.AG113]" office:value-type="float" office:value="3" calcext:value-type="float">
            <text:p>3</text:p>
          </table:table-cell>
          <table:table-cell table:style-name="ce252" table:formula="of:=[.AF113]/[.AG113]" office:value-type="float" office:value="23" calcext:value-type="float">
            <text:p>23</text:p>
          </table:table-cell>
          <table:table-cell table:style-name="ce287" table:formula="of:=[.AH113]/[.AI113]" office:value-type="float" office:value="0.130434782608696" calcext:value-type="float">
            <text:p><text:s/>3/23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130434782608696" calcext:value-type="float">
            <text:p><text:s/>3/23</text:p>
          </table:table-cell>
          <table:table-cell table:number-columns-repeated="27"/>
        </table:table-row>
        <table:table-row table:style-name="ro16">
          <table:table-cell table:style-name="ce239" office:value-type="float" office:value="0.593298083836375" calcext:value-type="float">
            <text:p>0,59329808383637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13x+9y+15=0" calcext:value-type="string">
            <text:p>-13x+9y+15=0</text:p>
          </table:table-cell>
          <table:table-cell table:style-name="ce261" table:formula="of:=-[.C114]/[.D114]" office:value-type="float" office:value="1.44444444444444" calcext:value-type="float">
            <text:p>13/9 </text:p>
          </table:table-cell>
          <table:table-cell table:style-name="ce261" table:formula="of:=-[.E114]/[.D114]" office:value-type="float" office:value="-1.66666666666667" calcext:value-type="float">
            <text:p>- 5/3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3x/9+5/3" calcext:value-type="string">
            <text:p>y = 13x/9+5/3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4]" office:value-type="string" office:string-value="7" calcext:value-type="string">
            <text:p>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3" calcext:value-type="float">
            <text:p>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3" calcext:value-type="float">
            <text:p>13</text:p>
          </table:table-cell>
          <table:table-cell table:style-name="ce252" table:formula="of:=[.R114]/[.S114]" office:value-type="float" office:value="9" calcext:value-type="float">
            <text:p>9</text:p>
          </table:table-cell>
          <table:table-cell table:style-name="ce287" table:formula="of:=[.T114]/[.U114]" office:value-type="float" office:value="1.44444444444444" calcext:value-type="float">
            <text:p>13/9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44444444444444" calcext:value-type="float">
            <text:p>13/9 </text:p>
          </table:table-cell>
          <table:table-cell table:style-name="ce254" table:formula="of:=-ABS([.E114])*SIGN([.D114]*[.E114])" office:value-type="float" office:value="-15" calcext:value-type="float">
            <text:p>-15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3" calcext:value-type="float">
            <text:p>3</text:p>
          </table:table-cell>
          <table:table-cell table:style-name="ce252" table:formula="of:=[.X114]/[.Z114]" office:value-type="float" office:value="-5" calcext:value-type="float">
            <text:p>-5</text:p>
          </table:table-cell>
          <table:table-cell table:style-name="ce252" table:formula="of:=[.Y114]/[.Z114]" office:value-type="float" office:value="3" calcext:value-type="float">
            <text:p>3</text:p>
          </table:table-cell>
          <table:table-cell table:style-name="ce287" table:formula="of:=[.AA114]/[.AB114]" office:value-type="float" office:value="-1.66666666666667" calcext:value-type="float">
            <text:p>- 5/3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66666666666667" calcext:value-type="float">
            <text:p>- 5/3 </text:p>
          </table:table-cell>
          <table:table-cell table:style-name="ce254" table:formula="of:=(-[.C114]*[.L114]-[.E114])*SIGN([.D114])" office:value-type="float" office:value="63" calcext:value-type="float">
            <text:p>6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9" calcext:value-type="float">
            <text:p>9</text:p>
          </table:table-cell>
          <table:table-cell table:style-name="ce252" table:formula="of:=[.AE114]/[.AG114]" office:value-type="float" office:value="7" calcext:value-type="float">
            <text:p>7</text:p>
          </table:table-cell>
          <table:table-cell table:style-name="ce252" table:formula="of:=[.AF114]/[.AG114]" office:value-type="float" office:value="1" calcext:value-type="float">
            <text:p>1</text:p>
          </table:table-cell>
          <table:table-cell table:style-name="ce287" table:formula="of:=[.AH114]/[.AI114]" office:value-type="float" office:value="7" calcext:value-type="float">
            <text:p><text:s/>7/1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string" office:string-value="7" calcext:value-type="string">
            <text:p>7</text:p>
          </table:table-cell>
          <table:table-cell table:number-columns-repeated="27"/>
        </table:table-row>
        <table:table-row table:style-name="ro16">
          <table:table-cell table:style-name="ce239" office:value-type="float" office:value="0.379546361136489" calcext:value-type="float">
            <text:p>0,379546361136489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13" calcext:value-type="float">
            <text:p>-1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5" calcext:value-type="float">
            <text:p>15</text:p>
          </table:table-cell>
          <table:table-cell table:style-name="ce254" table:formula="of:=[.F114]" office:value-type="string" office:string-value="-13x+9y+15=0" calcext:value-type="string">
            <text:p>-13x+9y+15=0</text:p>
          </table:table-cell>
          <table:table-cell table:style-name="ce261" table:formula="of:=[.G114]" office:value-type="float" office:value="1.44444444444444" calcext:value-type="float">
            <text:p>13/9 </text:p>
          </table:table-cell>
          <table:table-cell table:style-name="ce261" table:formula="of:=[.H114]" office:value-type="float" office:value="-1.66666666666667" calcext:value-type="float">
            <text:p>- 5/3 </text:p>
          </table:table-cell>
          <table:table-cell table:style-name="ce261" table:formula="of:=[.I114]" office:value-type="string" office:string-value="y = 13x/9+5/3" calcext:value-type="string">
            <text:p>y = 13x/9+5/3</text:p>
          </table:table-cell>
          <table:table-cell table:style-name="ce254" table:formula="of:=RANK([.A115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5]" office:value-type="float" office:value="0.142857142857143" calcext:value-type="float">
            <text:p><text:s/>1/7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5])*SIGN([.C115]*[.D115])" office:value-type="float" office:value="13" calcext:value-type="float">
            <text:p>1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3" calcext:value-type="float">
            <text:p>13</text:p>
          </table:table-cell>
          <table:table-cell table:style-name="ce252" table:formula="of:=[.R115]/[.S115]" office:value-type="float" office:value="9" calcext:value-type="float">
            <text:p>9</text:p>
          </table:table-cell>
          <table:table-cell table:style-name="ce287" table:formula="of:=[.T115]/[.U115]" office:value-type="float" office:value="1.44444444444444" calcext:value-type="float">
            <text:p>13/9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44444444444444" calcext:value-type="float">
            <text:p>13/9 </text:p>
          </table:table-cell>
          <table:table-cell table:style-name="ce254" table:formula="of:=-ABS([.E115])*SIGN([.D115]*[.E115])+[.O115]" office:value-type="float" office:value="-6" calcext:value-type="float">
            <text:p>-6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3" calcext:value-type="float">
            <text:p>3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3" calcext:value-type="float">
            <text:p>3</text:p>
          </table:table-cell>
          <table:table-cell table:style-name="ce287" table:formula="of:=[.AA115]/[.AB115]" office:value-type="float" office:value="-0.666666666666667" calcext:value-type="float">
            <text:p>- 2/3 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0.666666666666667" calcext:value-type="float">
            <text:p>- 2/3 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63" calcext:value-type="float">
            <text:p>63</text:p>
          </table:table-cell>
          <table:table-cell table:style-name="ce254" table:formula="of:=GCD(ABS([.AE115]);ABS([.AF115]))" office:value-type="float" office:value="9" calcext:value-type="float">
            <text:p>9</text:p>
          </table:table-cell>
          <table:table-cell table:style-name="ce252" table:formula="of:=[.AE115]/[.AG115]" office:value-type="float" office:value="1" calcext:value-type="float">
            <text:p>1</text:p>
          </table:table-cell>
          <table:table-cell table:style-name="ce252" table:formula="of:=[.AF115]/[.AG115]" office:value-type="float" office:value="7" calcext:value-type="float">
            <text:p>7</text:p>
          </table:table-cell>
          <table:table-cell table:style-name="ce287" table:formula="of:=[.AH115]/[.AI115]" office:value-type="float" office:value="0.142857142857143" calcext:value-type="float">
            <text:p><text:s/>1/7 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42857142857143" calcext:value-type="float">
            <text:p><text:s/>1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989375093581434" calcext:value-type="float">
            <text:p>0,989375093581434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4x-20y-14=0" calcext:value-type="string">
            <text:p>-14x-20y-14=0</text:p>
          </table:table-cell>
          <table:table-cell table:style-name="ce261" table:formula="of:=-[.C116]/[.D116]" office:value-type="float" office:value="-0.7" calcext:value-type="float">
            <text:p>- 7/10</text:p>
          </table:table-cell>
          <table:table-cell table:style-name="ce261" table:formula="of:=-[.E116]/[.D116]" office:value-type="float" office:value="-0.7" calcext:value-type="float">
            <text:p>- 7/10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7x/10-7/10" calcext:value-type="string">
            <text:p>y = -7x/10-7/10</text:p>
          </table:table-cell>
          <table:table-cell table:style-name="ce254" table:formula="of:=RANK([.A116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Q116]);ABS([.R116]))" office:value-type="float" office:value="2" calcext:value-type="float">
            <text:p>2</text:p>
          </table:table-cell>
          <table:table-cell table:style-name="ce252" table:formula="of:=[.Q116]/[.S116]" office:value-type="float" office:value="-7" calcext:value-type="float">
            <text:p>-7</text:p>
          </table:table-cell>
          <table:table-cell table:style-name="ce252" table:formula="of:=[.R116]/[.S116]" office:value-type="float" office:value="10" calcext:value-type="float">
            <text:p>10</text:p>
          </table:table-cell>
          <table:table-cell table:style-name="ce287" table:formula="of:=[.T116]/[.U116]" office:value-type="float" office:value="-0.7" calcext:value-type="float">
            <text:p>- 7/10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7" calcext:value-type="float">
            <text:p>- 7/10</text:p>
          </table:table-cell>
          <table:table-cell table:style-name="ce254" table:formula="of:=-ABS([.E116])*SIGN([.D116]*[.E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X116]);ABS([.Y116]))" office:value-type="float" office:value="2" calcext:value-type="float">
            <text:p>2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0" calcext:value-type="float">
            <text:p>10</text:p>
          </table:table-cell>
          <table:table-cell table:style-name="ce287" table:formula="of:=[.AA116]/[.AB116]" office:value-type="float" office:value="-0.7" calcext:value-type="float">
            <text:p>- 7/10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7" calcext:value-type="float">
            <text:p>- 7/10</text:p>
          </table:table-cell>
          <table:table-cell table:style-name="ce254" table:formula="of:=(-[.C116]*[.L116]-[.E116])*SIGN([.D116])" office:value-type="float" office:value="-0" calcext:value-type="float">
            <text:p>0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AE116]);ABS([.AF116]))" office:value-type="float" office:value="20" calcext:value-type="float">
            <text:p>20</text:p>
          </table:table-cell>
          <table:table-cell table:style-name="ce252" table:formula="of:=[.AE116]/[.AG116]" office:value-type="float" office:value="-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-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27"/>
        </table:table-row>
        <table:table-row table:style-name="ro16">
          <table:table-cell table:style-name="ce239" office:value-type="float" office:value="0.895113284890452" calcext:value-type="float">
            <text:p>0,89511328489045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4" calcext:value-type="float">
            <text:p>-14</text:p>
          </table:table-cell>
          <table:table-cell table:style-name="ce254" table:formula="of:=[.D116]" office:value-type="float" office:value="-20" calcext:value-type="float">
            <text:p>-20</text:p>
          </table:table-cell>
          <table:table-cell table:style-name="ce254" table:formula="of:=[.E116]" office:value-type="float" office:value="-14" calcext:value-type="float">
            <text:p>-14</text:p>
          </table:table-cell>
          <table:table-cell table:style-name="ce254" table:formula="of:=[.F116]" office:value-type="string" office:string-value="-14x-20y-14=0" calcext:value-type="string">
            <text:p>-14x-20y-14=0</text:p>
          </table:table-cell>
          <table:table-cell table:style-name="ce261" table:formula="of:=[.G116]" office:value-type="float" office:value="-0.7" calcext:value-type="float">
            <text:p>- 7/10</text:p>
          </table:table-cell>
          <table:table-cell table:style-name="ce261" table:formula="of:=[.H116]" office:value-type="float" office:value="-0.7" calcext:value-type="float">
            <text:p>- 7/10</text:p>
          </table:table-cell>
          <table:table-cell table:style-name="ce261" table:formula="of:=[.I116]" office:value-type="string" office:string-value="y = -7x/10-7/10" calcext:value-type="string">
            <text:p>y = -7x/10-7/10</text:p>
          </table:table-cell>
          <table:table-cell table:style-name="ce254" table:formula="of:=RANK([.A117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4" table:formula="of:=-ABS([.C117])*SIGN([.C117]*[.D117])" office:value-type="float" office:value="-14" calcext:value-type="float">
            <text:p>-14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Q117]);ABS([.R117]))" office:value-type="float" office:value="2" calcext:value-type="float">
            <text:p>2</text:p>
          </table:table-cell>
          <table:table-cell table:style-name="ce252" table:formula="of:=[.Q117]/[.S117]" office:value-type="float" office:value="-7" calcext:value-type="float">
            <text:p>-7</text:p>
          </table:table-cell>
          <table:table-cell table:style-name="ce252" table:formula="of:=[.R117]/[.S117]" office:value-type="float" office:value="10" calcext:value-type="float">
            <text:p>10</text:p>
          </table:table-cell>
          <table:table-cell table:style-name="ce287" table:formula="of:=[.T117]/[.U117]" office:value-type="float" office:value="-0.7" calcext:value-type="float">
            <text:p>- 7/10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7" calcext:value-type="float">
            <text:p>- 7/10</text:p>
          </table:table-cell>
          <table:table-cell table:style-name="ce254" table:formula="of:=-ABS([.E117])*SIGN([.D117]*[.E117])+[.O117]" office:value-type="float" office:value="-10" calcext:value-type="float">
            <text:p>-10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X117]);ABS([.Y117]))" office:value-type="float" office:value="10" calcext:value-type="float">
            <text:p>10</text:p>
          </table:table-cell>
          <table:table-cell table:style-name="ce252" table:formula="of:=[.X117]/[.Z117]" office:value-type="float" office:value="-1" calcext:value-type="float">
            <text:p>-1</text:p>
          </table:table-cell>
          <table:table-cell table:style-name="ce252" table:formula="of:=[.Y117]/[.Z117]" office:value-type="float" office:value="2" calcext:value-type="float">
            <text:p>2</text:p>
          </table:table-cell>
          <table:table-cell table:style-name="ce287" table:formula="of:=[.AA117]/[.AB117]" office:value-type="float" office:value="-0.5" calcext:value-type="float">
            <text:p>- 1/2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5" calcext:value-type="float">
            <text:p>- 1/2 </text:p>
          </table:table-cell>
          <table:table-cell table:style-name="ce254" table:formula="of:=[.AF116]" office:value-type="float" office:value="20" calcext:value-type="float">
            <text:p>20</text:p>
          </table:table-cell>
          <table:table-cell table:style-name="ce254" table:formula="of:=[.AE116]" office:value-type="float" office:value="-0" calcext:value-type="float">
            <text:p>0</text:p>
          </table:table-cell>
          <table:table-cell table:style-name="ce254" table:formula="of:=GCD(ABS([.AE117]);ABS([.AF117]))" office:value-type="float" office:value="20" calcext:value-type="float">
            <text:p>20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-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27"/>
        </table:table-row>
        <table:table-row table:style-name="ro16">
          <table:table-cell table:style-name="ce239" office:value-type="float" office:value="0.0543519348870399" calcext:value-type="float">
            <text:p>0,05435193488704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12" calcext:value-type="float">
            <text:p>-12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2x-8y-3=0" calcext:value-type="string">
            <text:p>-12x-8y-3=0</text:p>
          </table:table-cell>
          <table:table-cell table:style-name="ce261" table:formula="of:=-[.C118]/[.D118]" office:value-type="float" office:value="-1.5" calcext:value-type="float">
            <text:p>- 3/2 </text:p>
          </table:table-cell>
          <table:table-cell table:style-name="ce261" table:formula="of:=-[.E118]/[.D118]" office:value-type="float" office:value="-0.375" calcext:value-type="float">
            <text:p>- 3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3x/2-3/8" calcext:value-type="string">
            <text:p>y = -3x/2-3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8]" office:value-type="float" office:value="-10.875" calcext:value-type="float">
            <text:p>-87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2" calcext:value-type="float">
            <text:p>-12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4" calcext:value-type="float">
            <text:p>4</text:p>
          </table:table-cell>
          <table:table-cell table:style-name="ce252" table:formula="of:=[.Q118]/[.S118]" office:value-type="float" office:value="-3" calcext:value-type="float">
            <text:p>-3</text:p>
          </table:table-cell>
          <table:table-cell table:style-name="ce252" table:formula="of:=[.R118]/[.S118]" office:value-type="float" office:value="2" calcext:value-type="float">
            <text:p>2</text:p>
          </table:table-cell>
          <table:table-cell table:style-name="ce287" table:formula="of:=[.T118]/[.U118]" office:value-type="float" office:value="-1.5" calcext:value-type="float">
            <text:p>- 3/2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5" calcext:value-type="float">
            <text:p>- 3/2 </text:p>
          </table:table-cell>
          <table:table-cell table:style-name="ce254" table:formula="of:=-ABS([.E118])*SIGN([.D118]*[.E118])" office:value-type="float" office:value="-3" calcext:value-type="float">
            <text:p>-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3" calcext:value-type="float">
            <text:p>-3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375" calcext:value-type="float">
            <text:p>- 3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375" calcext:value-type="float">
            <text:p>- 3/8 </text:p>
          </table:table-cell>
          <table:table-cell table:style-name="ce254" table:formula="of:=(-[.C118]*[.L118]-[.E118])*SIGN([.D118])" office:value-type="float" office:value="-87" calcext:value-type="float">
            <text:p>-87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-87" calcext:value-type="float">
            <text:p>-87</text:p>
          </table:table-cell>
          <table:table-cell table:style-name="ce252" table:formula="of:=[.AF118]/[.AG118]" office:value-type="float" office:value="8" calcext:value-type="float">
            <text:p>8</text:p>
          </table:table-cell>
          <table:table-cell table:style-name="ce287" table:formula="of:=[.AH118]/[.AI118]" office:value-type="float" office:value="-10.875" calcext:value-type="float">
            <text:p>-87/8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-10.875" calcext:value-type="float">
            <text:p>-87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27708269705184" calcext:value-type="float">
            <text:p>0,27708269705184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2" calcext:value-type="float">
            <text:p>-12</text:p>
          </table:table-cell>
          <table:table-cell table:style-name="ce254" table:formula="of:=[.D118]" office:value-type="float" office:value="-8" calcext:value-type="float">
            <text:p>-8</text:p>
          </table:table-cell>
          <table:table-cell table:style-name="ce254" table:formula="of:=[.E118]" office:value-type="float" office:value="-3" calcext:value-type="float">
            <text:p>-3</text:p>
          </table:table-cell>
          <table:table-cell table:style-name="ce254" table:formula="of:=[.F118]" office:value-type="string" office:string-value="-12x-8y-3=0" calcext:value-type="string">
            <text:p>-12x-8y-3=0</text:p>
          </table:table-cell>
          <table:table-cell table:style-name="ce261" table:formula="of:=[.G118]" office:value-type="float" office:value="-1.5" calcext:value-type="float">
            <text:p>- 3/2 </text:p>
          </table:table-cell>
          <table:table-cell table:style-name="ce261" table:formula="of:=[.H118]" office:value-type="float" office:value="-0.375" calcext:value-type="float">
            <text:p>- 3/8 </text:p>
          </table:table-cell>
          <table:table-cell table:style-name="ce261" table:formula="of:=[.I118]" office:value-type="string" office:string-value="y = -3x/2-3/8" calcext:value-type="string">
            <text:p>y = -3x/2-3/8</text:p>
          </table:table-cell>
          <table:table-cell table:style-name="ce254" table:formula="of:=RANK([.A11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9]" office:value-type="float" office:value="-0.0919540229885057" calcext:value-type="float">
            <text:p>- 8/8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4" table:formula="of:=-ABS([.C119])*SIGN([.C119]*[.D119])" office:value-type="float" office:value="-12" calcext:value-type="float">
            <text:p>-12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4" calcext:value-type="float">
            <text:p>4</text:p>
          </table:table-cell>
          <table:table-cell table:style-name="ce252" table:formula="of:=[.Q119]/[.S119]" office:value-type="float" office:value="-3" calcext:value-type="float">
            <text:p>-3</text:p>
          </table:table-cell>
          <table:table-cell table:style-name="ce252" table:formula="of:=[.R119]/[.S119]" office:value-type="float" office:value="2" calcext:value-type="float">
            <text:p>2</text:p>
          </table:table-cell>
          <table:table-cell table:style-name="ce287" table:formula="of:=[.T119]/[.U119]" office:value-type="float" office:value="-1.5" calcext:value-type="float">
            <text:p>- 3/2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5" calcext:value-type="float">
            <text:p>- 3/2 </text:p>
          </table:table-cell>
          <table:table-cell table:style-name="ce254" table:formula="of:=-ABS([.E119])*SIGN([.D119]*[.E119])+[.O119]" office:value-type="float" office:value="7" calcext:value-type="float">
            <text:p>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7" calcext:value-type="float">
            <text:p>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0.875" calcext:value-type="float">
            <text:p><text:s/>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0.875" calcext:value-type="float">
            <text:p><text:s/>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-87" calcext:value-type="float">
            <text:p>-87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8" calcext:value-type="float">
            <text:p>8</text:p>
          </table:table-cell>
          <table:table-cell table:style-name="ce252" table:formula="of:=[.AF119]/[.AG119]" office:value-type="float" office:value="-87" calcext:value-type="float">
            <text:p>-87</text:p>
          </table:table-cell>
          <table:table-cell table:style-name="ce287" table:formula="of:=[.AH119]/[.AI119]" office:value-type="float" office:value="-0.0919540229885057" calcext:value-type="float">
            <text:p>- 8/8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-0.0919540229885057" calcext:value-type="float">
            <text:p>- 8/87</text:p>
          </table:table-cell>
          <table:table-cell table:number-columns-repeated="27"/>
        </table:table-row>
        <table:table-row table:style-name="ro16">
          <table:table-cell table:style-name="ce239" office:value-type="float" office:value="0.216497534784838" calcext:value-type="float">
            <text:p>0,21649753478483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8x+18y-16=0" calcext:value-type="string">
            <text:p>8x+18y-16=0</text:p>
          </table:table-cell>
          <table:table-cell table:style-name="ce261" table:formula="of:=-[.C120]/[.D120]" office:value-type="float" office:value="-0.444444444444444" calcext:value-type="float">
            <text:p>- 4/9 </text:p>
          </table:table-cell>
          <table:table-cell table:style-name="ce261" table:formula="of:=-[.E120]/[.D120]" office:value-type="float" office:value="0.888888888888889" calcext:value-type="float">
            <text:p><text:s/>8/9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4x/9-8/9" calcext:value-type="string">
            <text:p>y = -4x/9-8/9</text:p>
          </table:table-cell>
          <table:table-cell table:style-name="ce254" table:formula="of:=RANK([.A120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2.66666666666667" calcext:value-type="float">
            <text:p>- 8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8" calcext:value-type="float">
            <text:p>-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-4" calcext:value-type="float">
            <text:p>-4</text:p>
          </table:table-cell>
          <table:table-cell table:style-name="ce252" table:formula="of:=[.R120]/[.S120]" office:value-type="float" office:value="9" calcext:value-type="float">
            <text:p>9</text:p>
          </table:table-cell>
          <table:table-cell table:style-name="ce287" table:formula="of:=[.T120]/[.U120]" office:value-type="float" office:value="-0.444444444444444" calcext:value-type="float">
            <text:p>- 4/9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0.444444444444444" calcext:value-type="float">
            <text:p>- 4/9 </text:p>
          </table:table-cell>
          <table:table-cell table:style-name="ce254" table:formula="of:=-ABS([.E120])*SIGN([.D120]*[.E120])" office:value-type="float" office:value="16" calcext:value-type="float">
            <text:p>16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X120]);ABS([.Y120]))" office:value-type="float" office:value="2" calcext:value-type="float">
            <text:p>2</text:p>
          </table:table-cell>
          <table:table-cell table:style-name="ce252" table:formula="of:=[.X120]/[.Z120]" office:value-type="float" office:value="8" calcext:value-type="float">
            <text:p>8</text:p>
          </table:table-cell>
          <table:table-cell table:style-name="ce252" table:formula="of:=[.Y120]/[.Z120]" office:value-type="float" office:value="9" calcext:value-type="float">
            <text:p>9</text:p>
          </table:table-cell>
          <table:table-cell table:style-name="ce287" table:formula="of:=[.AA120]/[.AB120]" office:value-type="float" office:value="0.888888888888889" calcext:value-type="float">
            <text:p><text:s/>8/9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888888888888889" calcext:value-type="float">
            <text:p><text:s/>8/9 </text:p>
          </table:table-cell>
          <table:table-cell table:style-name="ce254" table:formula="of:=(-[.C120]*[.L120]-[.E120])*SIGN([.D120])" office:value-type="float" office:value="-48" calcext:value-type="float">
            <text:p>-4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AE120]);ABS([.AF120]))" office:value-type="float" office:value="6" calcext:value-type="float">
            <text:p>6</text:p>
          </table:table-cell>
          <table:table-cell table:style-name="ce252" table:formula="of:=[.AE120]/[.AG120]" office:value-type="float" office:value="-8" calcext:value-type="float">
            <text:p>-8</text:p>
          </table:table-cell>
          <table:table-cell table:style-name="ce252" table:formula="of:=[.AF120]/[.AG120]" office:value-type="float" office:value="3" calcext:value-type="float">
            <text:p>3</text:p>
          </table:table-cell>
          <table:table-cell table:style-name="ce287" table:formula="of:=[.AH120]/[.AI120]" office:value-type="float" office:value="-2.66666666666667" calcext:value-type="float">
            <text:p>- 8/3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2.66666666666667" calcext:value-type="float">
            <text:p>- 8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900660041004794" calcext:value-type="float">
            <text:p>0,90066004100479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8" calcext:value-type="float">
            <text:p>8</text:p>
          </table:table-cell>
          <table:table-cell table:style-name="ce254" table:formula="of:=[.D120]" office:value-type="float" office:value="18" calcext:value-type="float">
            <text:p>18</text:p>
          </table:table-cell>
          <table:table-cell table:style-name="ce254" table:formula="of:=[.E120]" office:value-type="float" office:value="-16" calcext:value-type="float">
            <text:p>-16</text:p>
          </table:table-cell>
          <table:table-cell table:style-name="ce254" table:formula="of:=[.F120]" office:value-type="string" office:string-value="8x+18y-16=0" calcext:value-type="string">
            <text:p>8x+18y-16=0</text:p>
          </table:table-cell>
          <table:table-cell table:style-name="ce261" table:formula="of:=[.G120]" office:value-type="float" office:value="-0.444444444444444" calcext:value-type="float">
            <text:p>- 4/9 </text:p>
          </table:table-cell>
          <table:table-cell table:style-name="ce261" table:formula="of:=[.H120]" office:value-type="float" office:value="0.888888888888889" calcext:value-type="float">
            <text:p><text:s/>8/9 </text:p>
          </table:table-cell>
          <table:table-cell table:style-name="ce261" table:formula="of:=[.I120]" office:value-type="string" office:string-value="y = -4x/9-8/9" calcext:value-type="string">
            <text:p>y = -4x/9-8/9</text:p>
          </table:table-cell>
          <table:table-cell table:style-name="ce254" table:formula="of:=RANK([.A12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-0.375" calcext:value-type="float">
            <text:p>- 3/8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1])*SIGN([.C121]*[.D121])" office:value-type="float" office:value="-8" calcext:value-type="float">
            <text:p>-8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-4" calcext:value-type="float">
            <text:p>-4</text:p>
          </table:table-cell>
          <table:table-cell table:style-name="ce252" table:formula="of:=[.R121]/[.S121]" office:value-type="float" office:value="9" calcext:value-type="float">
            <text:p>9</text:p>
          </table:table-cell>
          <table:table-cell table:style-name="ce287" table:formula="of:=[.T121]/[.U121]" office:value-type="float" office:value="-0.444444444444444" calcext:value-type="float">
            <text:p>- 4/9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0.444444444444444" calcext:value-type="float">
            <text:p>- 4/9 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17" calcext:value-type="float">
            <text:p>17</text:p>
          </table:table-cell>
          <table:table-cell table:style-name="ce252" table:formula="of:=[.Y121]/[.Z121]" office:value-type="float" office:value="18" calcext:value-type="float">
            <text:p>18</text:p>
          </table:table-cell>
          <table:table-cell table:style-name="ce287" table:formula="of:=[.AA121]/[.AB121]" office:value-type="float" office:value="0.944444444444444" calcext:value-type="float">
            <text:p>17/18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0.944444444444444" calcext:value-type="float">
            <text:p>17/18</text:p>
          </table:table-cell>
          <table:table-cell table:style-name="ce254" table:formula="of:=[.AF120]" office:value-type="float" office:value="18" calcext:value-type="float">
            <text:p>18</text:p>
          </table:table-cell>
          <table:table-cell table:style-name="ce254" table:formula="of:=[.AE120]" office:value-type="float" office:value="-48" calcext:value-type="float">
            <text:p>-48</text:p>
          </table:table-cell>
          <table:table-cell table:style-name="ce254" table:formula="of:=GCD(ABS([.AE121]);ABS([.AF121]))" office:value-type="float" office:value="6" calcext:value-type="float">
            <text:p>6</text:p>
          </table:table-cell>
          <table:table-cell table:style-name="ce252" table:formula="of:=[.AE121]/[.AG121]" office:value-type="float" office:value="3" calcext:value-type="float">
            <text:p>3</text:p>
          </table:table-cell>
          <table:table-cell table:style-name="ce252" table:formula="of:=[.AF121]/[.AG121]" office:value-type="float" office:value="-8" calcext:value-type="float">
            <text:p>-8</text:p>
          </table:table-cell>
          <table:table-cell table:style-name="ce287" table:formula="of:=[.AH121]/[.AI121]" office:value-type="float" office:value="-0.375" calcext:value-type="float">
            <text:p>- 3/8 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375" calcext:value-type="float">
            <text:p>- 3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417461597609851" calcext:value-type="float">
            <text:p>0,41746159760985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0x-16y+18=0" calcext:value-type="string">
            <text:p>10x-16y+18=0</text:p>
          </table:table-cell>
          <table:table-cell table:style-name="ce261" table:formula="of:=-[.C122]/[.D122]" office:value-type="float" office:value="0.625" calcext:value-type="float">
            <text:p><text:s/>5/8 </text:p>
          </table:table-cell>
          <table:table-cell table:style-name="ce261" table:formula="of:=-[.E122]/[.D122]" office:value-type="float" office:value="1.125" calcext:value-type="float">
            <text:p><text:s/>9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5x/8+9/8" calcext:value-type="string">
            <text:p>y = 5x/8+9/8</text:p>
          </table:table-cell>
          <table:table-cell table:style-name="ce254" table:formula="of:=RANK([.A12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22]" office:value-type="float" office:value="-4.5" calcext:value-type="float">
            <text:p>- 9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10" calcext:value-type="float">
            <text:p>10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Q122]);ABS([.R122]))" office:value-type="float" office:value="2" calcext:value-type="float">
            <text:p>2</text:p>
          </table:table-cell>
          <table:table-cell table:style-name="ce252" table:formula="of:=[.Q122]/[.S122]" office:value-type="float" office:value="5" calcext:value-type="float">
            <text:p>5</text:p>
          </table:table-cell>
          <table:table-cell table:style-name="ce252" table:formula="of:=[.R122]/[.S122]" office:value-type="float" office:value="8" calcext:value-type="float">
            <text:p>8</text:p>
          </table:table-cell>
          <table:table-cell table:style-name="ce287" table:formula="of:=[.T122]/[.U122]" office:value-type="float" office:value="0.625" calcext:value-type="float">
            <text:p><text:s/>5/8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625" calcext:value-type="float">
            <text:p><text:s/>5/8 </text:p>
          </table:table-cell>
          <table:table-cell table:style-name="ce254" table:formula="of:=-ABS([.E122])*SIGN([.D122]*[.E122])" office:value-type="float" office:value="18" calcext:value-type="float">
            <text:p>18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X122]);ABS([.Y122]))" office:value-type="float" office:value="2" calcext:value-type="float">
            <text:p>2</text:p>
          </table:table-cell>
          <table:table-cell table:style-name="ce252" table:formula="of:=[.X122]/[.Z122]" office:value-type="float" office:value="9" calcext:value-type="float">
            <text:p>9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1.125" calcext:value-type="float">
            <text:p><text:s/>9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1.125" calcext:value-type="float">
            <text:p><text:s/>9/8 </text:p>
          </table:table-cell>
          <table:table-cell table:style-name="ce254" table:formula="of:=(-[.C122]*[.L122]-[.E122])*SIGN([.D122])" office:value-type="float" office:value="-72" calcext:value-type="float">
            <text:p>-72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AE122]);ABS([.AF122]))" office:value-type="float" office:value="8" calcext:value-type="float">
            <text:p>8</text:p>
          </table:table-cell>
          <table:table-cell table:style-name="ce252" table:formula="of:=[.AE122]/[.AG122]" office:value-type="float" office:value="-9" calcext:value-type="float">
            <text:p>-9</text:p>
          </table:table-cell>
          <table:table-cell table:style-name="ce252" table:formula="of:=[.AF122]/[.AG122]" office:value-type="float" office:value="2" calcext:value-type="float">
            <text:p>2</text:p>
          </table:table-cell>
          <table:table-cell table:style-name="ce287" table:formula="of:=[.AH122]/[.AI122]" office:value-type="float" office:value="-4.5" calcext:value-type="float">
            <text:p>- 9/2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4.5" calcext:value-type="float">
            <text:p>- 9/2 </text:p>
          </table:table-cell>
          <table:table-cell table:number-columns-repeated="27"/>
        </table:table-row>
        <table:table-row table:style-name="ro16">
          <table:table-cell table:style-name="ce239" office:value-type="float" office:value="0.776006461282349" calcext:value-type="float">
            <text:p>0,776006461282349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0" calcext:value-type="float">
            <text:p>10</text:p>
          </table:table-cell>
          <table:table-cell table:style-name="ce254" table:formula="of:=[.D122]" office:value-type="float" office:value="-16" calcext:value-type="float">
            <text:p>-16</text:p>
          </table:table-cell>
          <table:table-cell table:style-name="ce254" table:formula="of:=[.E122]" office:value-type="float" office:value="18" calcext:value-type="float">
            <text:p>18</text:p>
          </table:table-cell>
          <table:table-cell table:style-name="ce254" table:formula="of:=[.F122]" office:value-type="string" office:string-value="10x-16y+18=0" calcext:value-type="string">
            <text:p>10x-16y+18=0</text:p>
          </table:table-cell>
          <table:table-cell table:style-name="ce261" table:formula="of:=[.G122]" office:value-type="float" office:value="0.625" calcext:value-type="float">
            <text:p><text:s/>5/8 </text:p>
          </table:table-cell>
          <table:table-cell table:style-name="ce261" table:formula="of:=[.H122]" office:value-type="float" office:value="1.125" calcext:value-type="float">
            <text:p><text:s/>9/8 </text:p>
          </table:table-cell>
          <table:table-cell table:style-name="ce261" table:formula="of:=[.I122]" office:value-type="string" office:string-value="y = 5x/8+9/8" calcext:value-type="string">
            <text:p>y = 5x/8+9/8</text:p>
          </table:table-cell>
          <table:table-cell table:style-name="ce254" table:formula="of:=RANK([.A123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3]" office:value-type="float" office:value="-0.222222222222222" calcext:value-type="float">
            <text:p>- 2/9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3])*SIGN([.C123]*[.D123])" office:value-type="float" office:value="10" calcext:value-type="float">
            <text:p>10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Q123]);ABS([.R123]))" office:value-type="float" office:value="2" calcext:value-type="float">
            <text:p>2</text:p>
          </table:table-cell>
          <table:table-cell table:style-name="ce252" table:formula="of:=[.Q123]/[.S123]" office:value-type="float" office:value="5" calcext:value-type="float">
            <text:p>5</text:p>
          </table:table-cell>
          <table:table-cell table:style-name="ce252" table:formula="of:=[.R123]/[.S123]" office:value-type="float" office:value="8" calcext:value-type="float">
            <text:p>8</text:p>
          </table:table-cell>
          <table:table-cell table:style-name="ce287" table:formula="of:=[.T123]/[.U123]" office:value-type="float" office:value="0.625" calcext:value-type="float">
            <text:p><text:s/>5/8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625" calcext:value-type="float">
            <text:p><text:s/>5/8 </text:p>
          </table:table-cell>
          <table:table-cell table:style-name="ce254" table:formula="of:=-ABS([.E123])*SIGN([.D123]*[.E123])+[.O123]" office:value-type="float" office:value="19" calcext:value-type="float">
            <text:p>19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19" calcext:value-type="float">
            <text:p>19</text:p>
          </table:table-cell>
          <table:table-cell table:style-name="ce252" table:formula="of:=[.Y123]/[.Z123]" office:value-type="float" office:value="16" calcext:value-type="float">
            <text:p>16</text:p>
          </table:table-cell>
          <table:table-cell table:style-name="ce287" table:formula="of:=[.AA123]/[.AB123]" office:value-type="float" office:value="1.1875" calcext:value-type="float">
            <text:p>19/16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1.1875" calcext:value-type="float">
            <text:p>19/16</text:p>
          </table:table-cell>
          <table:table-cell table:style-name="ce254" table:formula="of:=[.AF122]" office:value-type="float" office:value="16" calcext:value-type="float">
            <text:p>16</text:p>
          </table:table-cell>
          <table:table-cell table:style-name="ce254" table:formula="of:=[.AE122]" office:value-type="float" office:value="-72" calcext:value-type="float">
            <text:p>-72</text:p>
          </table:table-cell>
          <table:table-cell table:style-name="ce254" table:formula="of:=GCD(ABS([.AE123]);ABS([.AF123]))" office:value-type="float" office:value="8" calcext:value-type="float">
            <text:p>8</text:p>
          </table:table-cell>
          <table:table-cell table:style-name="ce252" table:formula="of:=[.AE123]/[.AG123]" office:value-type="float" office:value="2" calcext:value-type="float">
            <text:p>2</text:p>
          </table:table-cell>
          <table:table-cell table:style-name="ce252" table:formula="of:=[.AF123]/[.AG123]" office:value-type="float" office:value="-9" calcext:value-type="float">
            <text:p>-9</text:p>
          </table:table-cell>
          <table:table-cell table:style-name="ce287" table:formula="of:=[.AH123]/[.AI123]" office:value-type="float" office:value="-0.222222222222222" calcext:value-type="float">
            <text:p>- 2/9 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222222222222222" calcext:value-type="float">
            <text:p>- 2/9 </text:p>
          </table:table-cell>
          <table:table-cell table:number-columns-repeated="27"/>
        </table:table-row>
        <table:table-row table:style-name="ro16">
          <table:table-cell table:style-name="ce239" office:value-type="float" office:value="0.766094432088955" calcext:value-type="float">
            <text:p>0,766094432088955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3x+14y+15=0" calcext:value-type="string">
            <text:p>3x+14y+15=0</text:p>
          </table:table-cell>
          <table:table-cell table:style-name="ce261" table:formula="of:=-[.C124]/[.D124]" office:value-type="float" office:value="-0.214285714285714" calcext:value-type="float">
            <text:p>- 3/14</text:p>
          </table:table-cell>
          <table:table-cell table:style-name="ce261" table:formula="of:=-[.E124]/[.D124]" office:value-type="float" office:value="-1.07142857142857" calcext:value-type="float">
            <text:p>-15/14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-3x/14-15/14" calcext:value-type="string">
            <text:p>y = -3x/14-15/14</text:p>
          </table:table-cell>
          <table:table-cell table:style-name="ce254" table:formula="of:=RANK([.A12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4]" office:value-type="float" office:value="-0.214285714285714" calcext:value-type="float">
            <text:p>- 3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-3" calcext:value-type="float">
            <text:p>-3</text:p>
          </table:table-cell>
          <table:table-cell table:style-name="ce252" table:formula="of:=[.R124]/[.S124]" office:value-type="float" office:value="14" calcext:value-type="float">
            <text:p>14</text:p>
          </table:table-cell>
          <table:table-cell table:style-name="ce287" table:formula="of:=[.T124]/[.U124]" office:value-type="float" office:value="-0.214285714285714" calcext:value-type="float">
            <text:p>- 3/14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-0.214285714285714" calcext:value-type="float">
            <text:p>- 3/14</text:p>
          </table:table-cell>
          <table:table-cell table:style-name="ce254" table:formula="of:=-ABS([.E124])*SIGN([.D124]*[.E124])" office:value-type="float" office:value="-15" calcext:value-type="float">
            <text:p>-15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15" calcext:value-type="float">
            <text:p>-15</text:p>
          </table:table-cell>
          <table:table-cell table:style-name="ce252" table:formula="of:=[.Y124]/[.Z124]" office:value-type="float" office:value="14" calcext:value-type="float">
            <text:p>14</text:p>
          </table:table-cell>
          <table:table-cell table:style-name="ce287" table:formula="of:=[.AA124]/[.AB124]" office:value-type="float" office:value="-1.07142857142857" calcext:value-type="float">
            <text:p>-15/14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1.07142857142857" calcext:value-type="float">
            <text:p>-15/14</text:p>
          </table:table-cell>
          <table:table-cell table:style-name="ce254" table:formula="of:=(-[.C124]*[.L124]-[.E124])*SIGN(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3" calcext:value-type="float">
            <text:p>-3</text:p>
          </table:table-cell>
          <table:table-cell table:style-name="ce252" table:formula="of:=[.AF124]/[.AG124]" office:value-type="float" office:value="14" calcext:value-type="float">
            <text:p>14</text:p>
          </table:table-cell>
          <table:table-cell table:style-name="ce287" table:formula="of:=[.AH124]/[.AI124]" office:value-type="float" office:value="-0.214285714285714" calcext:value-type="float">
            <text:p>- 3/14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0.214285714285714" calcext:value-type="float">
            <text:p>- 3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01855074377" calcext:value-type="float">
            <text:p>0,15601855074377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3" calcext:value-type="float">
            <text:p>3</text:p>
          </table:table-cell>
          <table:table-cell table:style-name="ce254" table:formula="of:=[.D124]" office:value-type="float" office:value="14" calcext:value-type="float">
            <text:p>14</text:p>
          </table:table-cell>
          <table:table-cell table:style-name="ce254" table:formula="of:=[.E124]" office:value-type="float" office:value="15" calcext:value-type="float">
            <text:p>15</text:p>
          </table:table-cell>
          <table:table-cell table:style-name="ce254" table:formula="of:=[.F124]" office:value-type="string" office:string-value="3x+14y+15=0" calcext:value-type="string">
            <text:p>3x+14y+15=0</text:p>
          </table:table-cell>
          <table:table-cell table:style-name="ce261" table:formula="of:=[.G124]" office:value-type="float" office:value="-0.214285714285714" calcext:value-type="float">
            <text:p>- 3/14</text:p>
          </table:table-cell>
          <table:table-cell table:style-name="ce261" table:formula="of:=[.H124]" office:value-type="float" office:value="-1.07142857142857" calcext:value-type="float">
            <text:p>-15/14</text:p>
          </table:table-cell>
          <table:table-cell table:style-name="ce261" table:formula="of:=[.I124]" office:value-type="string" office:string-value="y = -3x/14-15/14" calcext:value-type="string">
            <text:p>y = -3x/14-15/14</text:p>
          </table:table-cell>
          <table:table-cell table:style-name="ce254" table:formula="of:=RANK([.A12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25]" office:value-type="float" office:value="-4.66666666666667" calcext:value-type="float">
            <text:p>-14/3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25])*SIGN([.C125]*[.D125])" office:value-type="float" office:value="-3" calcext:value-type="float">
            <text:p>-3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-3" calcext:value-type="float">
            <text:p>-3</text:p>
          </table:table-cell>
          <table:table-cell table:style-name="ce252" table:formula="of:=[.R125]/[.S125]" office:value-type="float" office:value="14" calcext:value-type="float">
            <text:p>14</text:p>
          </table:table-cell>
          <table:table-cell table:style-name="ce287" table:formula="of:=[.T125]/[.U125]" office:value-type="float" office:value="-0.214285714285714" calcext:value-type="float">
            <text:p>- 3/14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-0.214285714285714" calcext:value-type="float">
            <text:p>- 3/14</text:p>
          </table:table-cell>
          <table:table-cell table:style-name="ce254" table:formula="of:=-ABS([.E125])*SIGN([.D125]*[.E125])+[.O125]" office:value-type="float" office:value="-24" calcext:value-type="float">
            <text:p>-24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X125]);ABS([.Y125]))" office:value-type="float" office:value="2" calcext:value-type="float">
            <text:p>2</text:p>
          </table:table-cell>
          <table:table-cell table:style-name="ce252" table:formula="of:=[.X125]/[.Z125]" office:value-type="float" office:value="-12" calcext:value-type="float">
            <text:p>-1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1.71428571428571" calcext:value-type="float">
            <text:p>-1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1.71428571428571" calcext:value-type="float">
            <text:p>-12/7 </text:p>
          </table:table-cell>
          <table:table-cell table:style-name="ce254" table:formula="of:=[.AF124]" office:value-type="float" office:value="14" calcext:value-type="float">
            <text:p>14</text:p>
          </table:table-cell>
          <table:table-cell table:style-name="ce254" table:formula="of:=[.AE124]" office:value-type="float" office:value="-3" calcext:value-type="float">
            <text:p>-3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4" calcext:value-type="float">
            <text:p>14</text:p>
          </table:table-cell>
          <table:table-cell table:style-name="ce252" table:formula="of:=[.AF125]/[.AG125]" office:value-type="float" office:value="-3" calcext:value-type="float">
            <text:p>-3</text:p>
          </table:table-cell>
          <table:table-cell table:style-name="ce287" table:formula="of:=[.AH125]/[.AI125]" office:value-type="float" office:value="-4.66666666666667" calcext:value-type="float">
            <text:p>-14/3 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4.66666666666667" calcext:value-type="float">
            <text:p>-14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683216586998234" calcext:value-type="float">
            <text:p>0,68321658699823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11" calcext:value-type="float">
            <text:p>-11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1x-14y+3=0" calcext:value-type="string">
            <text:p>-11x-14y+3=0</text:p>
          </table:table-cell>
          <table:table-cell table:style-name="ce261" table:formula="of:=-[.C126]/[.D126]" office:value-type="float" office:value="-0.785714285714286" calcext:value-type="float">
            <text:p>-11/14</text:p>
          </table:table-cell>
          <table:table-cell table:style-name="ce261" table:formula="of:=-[.E126]/[.D126]" office:value-type="float" office:value="0.214285714285714" calcext:value-type="float">
            <text:p><text:s/>3/14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1x/14-3/14" calcext:value-type="string">
            <text:p>y = -11x/14-3/14</text:p>
          </table:table-cell>
          <table:table-cell table:style-name="ce254" table:formula="of:=RANK([.A126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26]" office:value-type="float" office:value="-5.28571428571429" calcext:value-type="float">
            <text:p>-3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1" calcext:value-type="float">
            <text:p>-11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1" calcext:value-type="float">
            <text:p>-11</text:p>
          </table:table-cell>
          <table:table-cell table:style-name="ce252" table:formula="of:=[.R126]/[.S126]" office:value-type="float" office:value="14" calcext:value-type="float">
            <text:p>14</text:p>
          </table:table-cell>
          <table:table-cell table:style-name="ce287" table:formula="of:=[.T126]/[.U126]" office:value-type="float" office:value="-0.785714285714286" calcext:value-type="float">
            <text:p>-11/14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0.785714285714286" calcext:value-type="float">
            <text:p>-11/14</text:p>
          </table:table-cell>
          <table:table-cell table:style-name="ce254" table:formula="of:=-ABS([.E126])*SIGN([.D126]*[.E126])" office:value-type="float" office:value="3" calcext:value-type="float">
            <text:p>3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X126]);ABS([.Y126]))" office:value-type="float" office:value="1" calcext:value-type="float">
            <text:p>1</text:p>
          </table:table-cell>
          <table:table-cell table:style-name="ce252" table:formula="of:=[.X126]/[.Z126]" office:value-type="float" office:value="3" calcext:value-type="float">
            <text:p>3</text:p>
          </table:table-cell>
          <table:table-cell table:style-name="ce252" table:formula="of:=[.Y126]/[.Z126]" office:value-type="float" office:value="14" calcext:value-type="float">
            <text:p>14</text:p>
          </table:table-cell>
          <table:table-cell table:style-name="ce287" table:formula="of:=[.AA126]/[.AB126]" office:value-type="float" office:value="0.214285714285714" calcext:value-type="float">
            <text:p><text:s/>3/14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0.214285714285714" calcext:value-type="float">
            <text:p><text:s/>3/14</text:p>
          </table:table-cell>
          <table:table-cell table:style-name="ce254" table:formula="of:=(-[.C126]*[.L126]-[.E126])*SIGN([.D126])" office:value-type="float" office:value="-74" calcext:value-type="float">
            <text:p>-74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37" calcext:value-type="float">
            <text:p>-37</text:p>
          </table:table-cell>
          <table:table-cell table:style-name="ce252" table:formula="of:=[.AF126]/[.AG126]" office:value-type="float" office:value="7" calcext:value-type="float">
            <text:p>7</text:p>
          </table:table-cell>
          <table:table-cell table:style-name="ce287" table:formula="of:=[.AH126]/[.AI126]" office:value-type="float" office:value="-5.28571428571429" calcext:value-type="float">
            <text:p>-37/7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5.28571428571429" calcext:value-type="float">
            <text:p>-37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0359821771792109" calcext:value-type="float">
            <text:p>0,035982177179211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1" calcext:value-type="float">
            <text:p>-11</text:p>
          </table:table-cell>
          <table:table-cell table:style-name="ce254" table:formula="of:=[.D126]" office:value-type="float" office:value="-14" calcext:value-type="float">
            <text:p>-14</text:p>
          </table:table-cell>
          <table:table-cell table:style-name="ce254" table:formula="of:=[.E126]" office:value-type="float" office:value="3" calcext:value-type="float">
            <text:p>3</text:p>
          </table:table-cell>
          <table:table-cell table:style-name="ce254" table:formula="of:=[.F126]" office:value-type="string" office:string-value="-11x-14y+3=0" calcext:value-type="string">
            <text:p>-11x-14y+3=0</text:p>
          </table:table-cell>
          <table:table-cell table:style-name="ce261" table:formula="of:=[.G126]" office:value-type="float" office:value="-0.785714285714286" calcext:value-type="float">
            <text:p>-11/14</text:p>
          </table:table-cell>
          <table:table-cell table:style-name="ce261" table:formula="of:=[.H126]" office:value-type="float" office:value="0.214285714285714" calcext:value-type="float">
            <text:p><text:s/>3/14</text:p>
          </table:table-cell>
          <table:table-cell table:style-name="ce261" table:formula="of:=[.I126]" office:value-type="string" office:string-value="y = -11x/14-3/14" calcext:value-type="string">
            <text:p>y = -11x/14-3/14</text:p>
          </table:table-cell>
          <table:table-cell table:style-name="ce254" table:formula="of:=RANK([.A127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7]" office:value-type="float" office:value="-0.189189189189189" calcext:value-type="float">
            <text:p>- 7/3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1" calcext:value-type="float">
            <text:p>-1</text:p>
          </table:table-cell>
          <table:table-cell table:style-name="ce326"/>
          <table:table-cell table:style-name="ce254" table:formula="of:=-ABS([.C127])*SIGN([.C127]*[.D127])" office:value-type="float" office:value="-11" calcext:value-type="float">
            <text:p>-11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1" calcext:value-type="float">
            <text:p>-11</text:p>
          </table:table-cell>
          <table:table-cell table:style-name="ce252" table:formula="of:=[.R127]/[.S127]" office:value-type="float" office:value="14" calcext:value-type="float">
            <text:p>14</text:p>
          </table:table-cell>
          <table:table-cell table:style-name="ce287" table:formula="of:=[.T127]/[.U127]" office:value-type="float" office:value="-0.785714285714286" calcext:value-type="float">
            <text:p>-11/14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0.785714285714286" calcext:value-type="float">
            <text:p>-11/14</text:p>
          </table:table-cell>
          <table:table-cell table:style-name="ce254" table:formula="of:=-ABS([.E127])*SIGN([.D127]*[.E127])+[.O127]" office:value-type="float" office:value="2" calcext:value-type="float">
            <text:p>2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1" calcext:value-type="float">
            <text:p>1</text:p>
          </table:table-cell>
          <table:table-cell table:style-name="ce252" table:formula="of:=[.Y127]/[.Z127]" office:value-type="float" office:value="7" calcext:value-type="float">
            <text:p>7</text:p>
          </table:table-cell>
          <table:table-cell table:style-name="ce287" table:formula="of:=[.AA127]/[.AB127]" office:value-type="float" office:value="0.142857142857143" calcext:value-type="float">
            <text:p><text:s/>1/7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0.142857142857143" calcext:value-type="float">
            <text:p><text:s/>1/7 </text:p>
          </table:table-cell>
          <table:table-cell table:style-name="ce254" table:formula="of:=[.AF126]" office:value-type="float" office:value="14" calcext:value-type="float">
            <text:p>14</text:p>
          </table:table-cell>
          <table:table-cell table:style-name="ce254" table:formula="of:=[.AE126]" office:value-type="float" office:value="-74" calcext:value-type="float">
            <text:p>-74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7" calcext:value-type="float">
            <text:p>7</text:p>
          </table:table-cell>
          <table:table-cell table:style-name="ce252" table:formula="of:=[.AF127]/[.AG127]" office:value-type="float" office:value="-37" calcext:value-type="float">
            <text:p>-37</text:p>
          </table:table-cell>
          <table:table-cell table:style-name="ce287" table:formula="of:=[.AH127]/[.AI127]" office:value-type="float" office:value="-0.189189189189189" calcext:value-type="float">
            <text:p>- 7/37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189189189189189" calcext:value-type="float">
            <text:p>- 7/37</text:p>
          </table:table-cell>
          <table:table-cell table:number-columns-repeated="27"/>
        </table:table-row>
        <table:table-row table:style-name="ro16">
          <table:table-cell table:style-name="ce238" office:value-type="float" office:value="0.853454198231954" calcext:value-type="float">
            <text:p>0,853454198231954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5x-3y+11=0" calcext:value-type="string">
            <text:p>-5x-3y+11=0</text:p>
          </table:table-cell>
          <table:table-cell table:style-name="ce260" table:formula="of:=-[.C128]/[.D128]" office:value-type="float" office:value="-1.66666666666667" calcext:value-type="float">
            <text:p>- 5/3 </text:p>
          </table:table-cell>
          <table:table-cell table:style-name="ce260" table:formula="of:=-[.E128]/[.D128]" office:value-type="float" office:value="3.66666666666667" calcext:value-type="float">
            <text:p>11/3 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5x/3+11/3" calcext:value-type="string">
            <text:p>y = -5x/3+11/3</text:p>
          </table:table-cell>
          <table:table-cell table:style-name="ce253" table:formula="of:=RANK([.A128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28]" office:value-type="string" office:string-value="7" calcext:value-type="string">
            <text:p>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28])*SIGN([.C128]*[.D128])" office:value-type="float" office:value="-5" calcext:value-type="float">
            <text:p>-5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5" calcext:value-type="float">
            <text:p>-5</text:p>
          </table:table-cell>
          <table:table-cell table:style-name="ce252" table:formula="of:=[.R128]/[.S128]" office:value-type="float" office:value="3" calcext:value-type="float">
            <text:p>3</text:p>
          </table:table-cell>
          <table:table-cell table:style-name="ce287" table:formula="of:=[.T128]/[.U128]" office:value-type="float" office:value="-1.66666666666667" calcext:value-type="float">
            <text:p>- 5/3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66666666666667" calcext:value-type="float">
            <text:p>- 5/3 </text:p>
          </table:table-cell>
          <table:table-cell table:style-name="ce253" table:formula="of:=-ABS([.E128])*SIGN([.D128]*[.E128])" office:value-type="float" office:value="11" calcext:value-type="float">
            <text:p>11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11" calcext:value-type="float">
            <text:p>11</text:p>
          </table:table-cell>
          <table:table-cell table:style-name="ce252" table:formula="of:=[.Y128]/[.Z128]" office:value-type="float" office:value="3" calcext:value-type="float">
            <text:p>3</text:p>
          </table:table-cell>
          <table:table-cell table:style-name="ce287" table:formula="of:=[.AA128]/[.AB128]" office:value-type="float" office:value="3.66666666666667" calcext:value-type="float">
            <text:p>11/3 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3.66666666666667" calcext:value-type="float">
            <text:p>11/3 </text:p>
          </table:table-cell>
          <table:table-cell table:style-name="ce253" table:formula="of:=(-[.D128]*[.M128]-[.E128])*SIGN([.C128])" office:value-type="float" office:value="35" calcext:value-type="float">
            <text:p>35</text:p>
          </table:table-cell>
          <table:table-cell table:style-name="ce253" table:formula="of:=ABS([.C128])" office:value-type="float" office:value="5" calcext:value-type="float">
            <text:p>5</text:p>
          </table:table-cell>
          <table:table-cell table:style-name="ce253" table:formula="of:=GCD(ABS([.AE128]);ABS([.AF128]))" office:value-type="float" office:value="5" calcext:value-type="float">
            <text:p>5</text:p>
          </table:table-cell>
          <table:table-cell table:style-name="ce252" table:formula="of:=[.AE128]/[.AG128]" office:value-type="float" office:value="7" calcext:value-type="float">
            <text:p>7</text:p>
          </table:table-cell>
          <table:table-cell table:style-name="ce252" table:formula="of:=[.AF128]/[.AG128]" office:value-type="float" office:value="1" calcext:value-type="float">
            <text:p>1</text:p>
          </table:table-cell>
          <table:table-cell table:style-name="ce287" table:formula="of:=[.AH128]/[.AI128]" office:value-type="float" office:value="7" calcext:value-type="float">
            <text:p><text:s/>7/1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string" office:string-value="7" calcext:value-type="string">
            <text:p>7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842324719297" calcext:value-type="float">
            <text:p>0,596842324719297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5" calcext:value-type="float">
            <text:p>-5</text:p>
          </table:table-cell>
          <table:table-cell table:style-name="ce253" table:formula="of:=[.D128]" office:value-type="float" office:value="-3" calcext:value-type="float">
            <text:p>-3</text:p>
          </table:table-cell>
          <table:table-cell table:style-name="ce253" table:formula="of:=[.E128]" office:value-type="float" office:value="11" calcext:value-type="float">
            <text:p>11</text:p>
          </table:table-cell>
          <table:table-cell table:style-name="ce253" table:formula="of:=[.F128]" office:value-type="string" office:string-value="-5x-3y+11=0" calcext:value-type="string">
            <text:p>-5x-3y+11=0</text:p>
          </table:table-cell>
          <table:table-cell table:style-name="ce260" table:formula="of:=[.G128]" office:value-type="float" office:value="-1.66666666666667" calcext:value-type="float">
            <text:p>- 5/3 </text:p>
          </table:table-cell>
          <table:table-cell table:style-name="ce260" table:formula="of:=[.H128]" office:value-type="float" office:value="3.66666666666667" calcext:value-type="float">
            <text:p>11/3 </text:p>
          </table:table-cell>
          <table:table-cell table:style-name="ce260" table:formula="of:=[.I128]" office:value-type="string" office:string-value="y = -5x/3+11/3" calcext:value-type="string">
            <text:p>y = -5x/3+11/3</text:p>
          </table:table-cell>
          <table:table-cell table:style-name="ce253" table:formula="of:=RANK([.A129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29]" office:value-type="float" office:value="0.142857142857143" calcext:value-type="float">
            <text:p><text:s/>1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29])*SIGN([.C129]*[.D129])" office:value-type="float" office:value="-5" calcext:value-type="float">
            <text:p>-5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5" calcext:value-type="float">
            <text:p>-5</text:p>
          </table:table-cell>
          <table:table-cell table:style-name="ce252" table:formula="of:=[.R129]/[.S129]" office:value-type="float" office:value="3" calcext:value-type="float">
            <text:p>3</text:p>
          </table:table-cell>
          <table:table-cell table:style-name="ce287" table:formula="of:=[.T129]/[.U129]" office:value-type="float" office:value="-1.66666666666667" calcext:value-type="float">
            <text:p>- 5/3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66666666666667" calcext:value-type="float">
            <text:p>- 5/3 </text:p>
          </table:table-cell>
          <table:table-cell table:style-name="ce253" table:formula="of:=-ABS([.E129])*SIGN([.D129]*[.E129])+[.O129]" office:value-type="float" office:value="14" calcext:value-type="float">
            <text:p>14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X129]);ABS([.Y129]))" office:value-type="float" office:value="1" calcext:value-type="float">
            <text:p>1</text:p>
          </table:table-cell>
          <table:table-cell table:style-name="ce252" table:formula="of:=[.X129]/[.Z129]" office:value-type="float" office:value="14" calcext:value-type="float">
            <text:p>14</text:p>
          </table:table-cell>
          <table:table-cell table:style-name="ce252" table:formula="of:=[.Y129]/[.Z129]" office:value-type="float" office:value="3" calcext:value-type="float">
            <text:p>3</text:p>
          </table:table-cell>
          <table:table-cell table:style-name="ce287" table:formula="of:=[.AA129]/[.AB129]" office:value-type="float" office:value="4.66666666666667" calcext:value-type="float">
            <text:p>14/3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4.66666666666667" calcext:value-type="float">
            <text:p>14/3 </text:p>
          </table:table-cell>
          <table:table-cell table:style-name="ce253" table:formula="of:=[.AF128]" office:value-type="float" office:value="5" calcext:value-type="float">
            <text:p>5</text:p>
          </table:table-cell>
          <table:table-cell table:style-name="ce253" table:formula="of:=[.AE128]" office:value-type="float" office:value="35" calcext:value-type="float">
            <text:p>35</text:p>
          </table:table-cell>
          <table:table-cell table:style-name="ce253" table:formula="of:=GCD(ABS([.AE129]);ABS([.AF129]))" office:value-type="float" office:value="5" calcext:value-type="float">
            <text:p>5</text:p>
          </table:table-cell>
          <table:table-cell table:style-name="ce252" table:formula="of:=[.AE129]/[.AG129]" office:value-type="float" office:value="1" calcext:value-type="float">
            <text:p>1</text:p>
          </table:table-cell>
          <table:table-cell table:style-name="ce252" table:formula="of:=[.AF129]/[.AG129]" office:value-type="float" office:value="7" calcext:value-type="float">
            <text:p>7</text:p>
          </table:table-cell>
          <table:table-cell table:style-name="ce287" table:formula="of:=[.AH129]/[.AI129]" office:value-type="float" office:value="0.142857142857143" calcext:value-type="float">
            <text:p><text:s/>1/7 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42857142857143" calcext:value-type="float">
            <text:p><text:s/>1/7 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6">
          <table:table-cell table:style-name="ce238" office:value-type="float" office:value="0.177766292282098" calcext:value-type="float">
            <text:p>0,17776629228209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2x-13y-4=0" calcext:value-type="string">
            <text:p>-2x-13y-4=0</text:p>
          </table:table-cell>
          <table:table-cell table:style-name="ce260" table:formula="of:=-[.C130]/[.D130]" office:value-type="float" office:value="-0.153846153846154" calcext:value-type="float">
            <text:p>- 2/13</text:p>
          </table:table-cell>
          <table:table-cell table:style-name="ce260" table:formula="of:=-[.E130]/[.D130]" office:value-type="float" office:value="-0.307692307692308" calcext:value-type="float">
            <text:p>- 4/13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13-4/13" calcext:value-type="string">
            <text:p>y = -2x/13-4/13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0]" office:value-type="float" office:value="-47.5" calcext:value-type="float">
            <text:p>-95/2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30])*SIGN([.C130]*[.D130])" office:value-type="float" office:value="-2" calcext:value-type="float">
            <text:p>-2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Q130]);ABS([.R130]))" office:value-type="float" office:value="1" calcext:value-type="float">
            <text:p>1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13" calcext:value-type="float">
            <text:p>13</text:p>
          </table:table-cell>
          <table:table-cell table:style-name="ce287" table:formula="of:=[.T130]/[.U130]" office:value-type="float" office:value="-0.153846153846154" calcext:value-type="float">
            <text:p>- 2/13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153846153846154" calcext:value-type="float">
            <text:p>- 2/13</text:p>
          </table:table-cell>
          <table:table-cell table:style-name="ce253" table:formula="of:=-ABS([.E130])*SIGN([.D130]*[.E130])" office:value-type="float" office:value="-4" calcext:value-type="float">
            <text:p>-4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-4" calcext:value-type="float">
            <text:p>-4</text:p>
          </table:table-cell>
          <table:table-cell table:style-name="ce252" table:formula="of:=[.Y130]/[.Z130]" office:value-type="float" office:value="13" calcext:value-type="float">
            <text:p>13</text:p>
          </table:table-cell>
          <table:table-cell table:style-name="ce287" table:formula="of:=[.AA130]/[.AB130]" office:value-type="float" office:value="-0.307692307692308" calcext:value-type="float">
            <text:p>- 4/13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307692307692308" calcext:value-type="float">
            <text:p>- 4/13</text:p>
          </table:table-cell>
          <table:table-cell table:style-name="ce253" table:formula="of:=(-[.D130]*[.M130]-[.E130])*SIGN([.C130])" office:value-type="float" office:value="-95" calcext:value-type="float">
            <text:p>-95</text:p>
          </table:table-cell>
          <table:table-cell table:style-name="ce253" table:formula="of:=ABS([.C130])" office:value-type="float" office:value="2" calcext:value-type="float">
            <text:p>2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95" calcext:value-type="float">
            <text:p>-95</text:p>
          </table:table-cell>
          <table:table-cell table:style-name="ce252" table:formula="of:=[.AF130]/[.AG130]" office:value-type="float" office:value="2" calcext:value-type="float">
            <text:p>2</text:p>
          </table:table-cell>
          <table:table-cell table:style-name="ce287" table:formula="of:=[.AH130]/[.AI130]" office:value-type="float" office:value="-47.5" calcext:value-type="float">
            <text:p>-95/2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47.5" calcext:value-type="float">
            <text:p>-95/2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6">
          <table:table-cell table:style-name="ce238" office:value-type="float" office:value="0.145319770955564" calcext:value-type="float">
            <text:p>0,145319770955564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2" calcext:value-type="float">
            <text:p>-2</text:p>
          </table:table-cell>
          <table:table-cell table:style-name="ce253" table:formula="of:=[.D130]" office:value-type="float" office:value="-13" calcext:value-type="float">
            <text:p>-13</text:p>
          </table:table-cell>
          <table:table-cell table:style-name="ce253" table:formula="of:=[.E130]" office:value-type="float" office:value="-4" calcext:value-type="float">
            <text:p>-4</text:p>
          </table:table-cell>
          <table:table-cell table:style-name="ce253" table:formula="of:=[.F130]" office:value-type="string" office:string-value="-2x-13y-4=0" calcext:value-type="string">
            <text:p>-2x-13y-4=0</text:p>
          </table:table-cell>
          <table:table-cell table:style-name="ce260" table:formula="of:=[.G130]" office:value-type="float" office:value="-0.153846153846154" calcext:value-type="float">
            <text:p>- 2/13</text:p>
          </table:table-cell>
          <table:table-cell table:style-name="ce260" table:formula="of:=[.H130]" office:value-type="float" office:value="-0.307692307692308" calcext:value-type="float">
            <text:p>- 4/13</text:p>
          </table:table-cell>
          <table:table-cell table:style-name="ce260" table:formula="of:=[.I130]" office:value-type="string" office:string-value="y = -2x/13-4/13" calcext:value-type="string">
            <text:p>y = -2x/13-4/13</text:p>
          </table:table-cell>
          <table:table-cell table:style-name="ce253" table:formula="of:=RANK([.A131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1]" office:value-type="float" office:value="-0.0210526315789474" calcext:value-type="float">
            <text:p>- 2/95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3" table:formula="of:=-ABS([.C131])*SIGN([.C131]*[.D131])" office:value-type="float" office:value="-2" calcext:value-type="float">
            <text:p>-2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Q131]);ABS([.R131]))" office:value-type="float" office:value="1" calcext:value-type="float">
            <text:p>1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13" calcext:value-type="float">
            <text:p>13</text:p>
          </table:table-cell>
          <table:table-cell table:style-name="ce287" table:formula="of:=[.T131]/[.U131]" office:value-type="float" office:value="-0.153846153846154" calcext:value-type="float">
            <text:p>- 2/13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153846153846154" calcext:value-type="float">
            <text:p>- 2/13</text:p>
          </table:table-cell>
          <table:table-cell table:style-name="ce253" table:formula="of:=-ABS([.E131])*SIGN([.D131]*[.E131])+[.O131]" office:value-type="float" office:value="0" calcext:value-type="float">
            <text:p>0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X131]);ABS([.Y131]))" office:value-type="float" office:value="13" calcext:value-type="float">
            <text:p>13</text:p>
          </table:table-cell>
          <table:table-cell table:style-name="ce252" table:formula="of:=[.X131]/[.Z131]" office:value-type="float" office:value="0" calcext:value-type="float">
            <text:p>0</text:p>
          </table:table-cell>
          <table:table-cell table:style-name="ce252" table:formula="of:=[.Y131]/[.Z131]" office:value-type="float" office:value="1" calcext:value-type="float">
            <text:p>1</text:p>
          </table:table-cell>
          <table:table-cell table:style-name="ce287" table:formula="of:=[.AA131]/[.AB131]" office:value-type="float" office:value="0" calcext:value-type="float">
            <text:p><text:s/>0/1 </text:p>
          </table:table-cell>
          <table:table-cell table:style-name="ce287" table:formula="of:=IF([.X131]=0;&quot;0&quot;;(IF([.X131]=[.Y131];&quot;1&quot;;(IF([.X131]=-[.Y131];&quot;-1&quot;;IF([.AB131]=1;TEXT([.AA131];10);[.AC131]))))))" office:value-type="string" office:string-value="0" calcext:value-type="string">
            <text:p>0</text:p>
          </table:table-cell>
          <table:table-cell table:style-name="ce253" table:formula="of:=[.AF130]" office:value-type="float" office:value="2" calcext:value-type="float">
            <text:p>2</text:p>
          </table:table-cell>
          <table:table-cell table:style-name="ce253" table:formula="of:=[.AE130]" office:value-type="float" office:value="-95" calcext:value-type="float">
            <text:p>-95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2" calcext:value-type="float">
            <text:p>2</text:p>
          </table:table-cell>
          <table:table-cell table:style-name="ce252" table:formula="of:=[.AF131]/[.AG131]" office:value-type="float" office:value="-95" calcext:value-type="float">
            <text:p>-95</text:p>
          </table:table-cell>
          <table:table-cell table:style-name="ce287" table:formula="of:=[.AH131]/[.AI131]" office:value-type="float" office:value="-0.0210526315789474" calcext:value-type="float">
            <text:p>- 2/95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0210526315789474" calcext:value-type="float">
            <text:p>- 2/95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6">
          <table:table-cell table:style-name="ce238" office:value-type="float" office:value="0.434665247205949" calcext:value-type="float">
            <text:p>0,434665247205949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2x+9y+5=0" calcext:value-type="string">
            <text:p>2x+9y+5=0</text:p>
          </table:table-cell>
          <table:table-cell table:style-name="ce260" table:formula="of:=-[.C132]/[.D132]" office:value-type="float" office:value="-0.222222222222222" calcext:value-type="float">
            <text:p>- 2/9 </text:p>
          </table:table-cell>
          <table:table-cell table:style-name="ce260" table:formula="of:=-[.E132]/[.D132]" office:value-type="float" office:value="-0.555555555555556" calcext:value-type="float">
            <text:p>- 5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2x/9-5/9" calcext:value-type="string">
            <text:p>y = -2x/9-5/9</text:p>
          </table:table-cell>
          <table:table-cell table:style-name="ce253" table:formula="of:=RANK([.A132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2]" office:value-type="float" office:value="-38.5" calcext:value-type="float">
            <text:p>-77/2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-2" calcext:value-type="float">
            <text:p>-2</text:p>
          </table:table-cell>
          <table:table-cell table:style-name="ce252" table:formula="of:=[.R132]/[.S132]" office:value-type="float" office:value="9" calcext:value-type="float">
            <text:p>9</text:p>
          </table:table-cell>
          <table:table-cell table:style-name="ce287" table:formula="of:=[.T132]/[.U132]" office:value-type="float" office:value="-0.222222222222222" calcext:value-type="float">
            <text:p>- 2/9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222222222222222" calcext:value-type="float">
            <text:p>- 2/9 </text:p>
          </table:table-cell>
          <table:table-cell table:style-name="ce253" table:formula="of:=-ABS([.E132])*SIGN([.D132]*[.E132])" office:value-type="float" office:value="-5" calcext:value-type="float">
            <text:p>-5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X132]);ABS([.Y132]))" office:value-type="float" office:value="1" calcext:value-type="float">
            <text:p>1</text:p>
          </table:table-cell>
          <table:table-cell table:style-name="ce252" table:formula="of:=[.X132]/[.Z132]" office:value-type="float" office:value="-5" calcext:value-type="float">
            <text:p>-5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555555555555556" calcext:value-type="float">
            <text:p>- 5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555555555555556" calcext:value-type="float">
            <text:p>- 5/9 </text:p>
          </table:table-cell>
          <table:table-cell table:style-name="ce253" table:formula="of:=(-[.D132]*[.M132]-[.E132])*SIGN([.C132])" office:value-type="float" office:value="-77" calcext:value-type="float">
            <text:p>-77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77" calcext:value-type="float">
            <text:p>-77</text:p>
          </table:table-cell>
          <table:table-cell table:style-name="ce252" table:formula="of:=[.AF132]/[.AG132]" office:value-type="float" office:value="2" calcext:value-type="float">
            <text:p>2</text:p>
          </table:table-cell>
          <table:table-cell table:style-name="ce287" table:formula="of:=[.AH132]/[.AI132]" office:value-type="float" office:value="-38.5" calcext:value-type="float">
            <text:p>-77/2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38.5" calcext:value-type="float">
            <text:p>-77/2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6">
          <table:table-cell table:style-name="ce238" office:value-type="float" office:value="0.358746014553679" calcext:value-type="float">
            <text:p>0,35874601455367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2" calcext:value-type="float">
            <text:p>2</text:p>
          </table:table-cell>
          <table:table-cell table:style-name="ce253" table:formula="of:=[.D132]" office:value-type="float" office:value="9" calcext:value-type="float">
            <text:p>9</text:p>
          </table:table-cell>
          <table:table-cell table:style-name="ce253" table:formula="of:=[.E132]" office:value-type="float" office:value="5" calcext:value-type="float">
            <text:p>5</text:p>
          </table:table-cell>
          <table:table-cell table:style-name="ce253" table:formula="of:=[.F132]" office:value-type="string" office:string-value="2x+9y+5=0" calcext:value-type="string">
            <text:p>2x+9y+5=0</text:p>
          </table:table-cell>
          <table:table-cell table:style-name="ce260" table:formula="of:=[.G132]" office:value-type="float" office:value="-0.222222222222222" calcext:value-type="float">
            <text:p>- 2/9 </text:p>
          </table:table-cell>
          <table:table-cell table:style-name="ce260" table:formula="of:=[.H132]" office:value-type="float" office:value="-0.555555555555556" calcext:value-type="float">
            <text:p>- 5/9 </text:p>
          </table:table-cell>
          <table:table-cell table:style-name="ce260" table:formula="of:=[.I132]" office:value-type="string" office:string-value="y = -2x/9-5/9" calcext:value-type="string">
            <text:p>y = -2x/9-5/9</text:p>
          </table:table-cell>
          <table:table-cell table:style-name="ce253" table:formula="of:=RANK([.A133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3]" office:value-type="float" office:value="-0.025974025974026" calcext:value-type="float">
            <text:p>- 2/77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-2" calcext:value-type="float">
            <text:p>-2</text:p>
          </table:table-cell>
          <table:table-cell table:style-name="ce252" table:formula="of:=[.R133]/[.S133]" office:value-type="float" office:value="9" calcext:value-type="float">
            <text:p>9</text:p>
          </table:table-cell>
          <table:table-cell table:style-name="ce287" table:formula="of:=[.T133]/[.U133]" office:value-type="float" office:value="-0.222222222222222" calcext:value-type="float">
            <text:p>- 2/9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222222222222222" calcext:value-type="float">
            <text:p>- 2/9 </text:p>
          </table:table-cell>
          <table:table-cell table:style-name="ce253" table:formula="of:=-ABS([.E133])*SIGN([.D133]*[.E133])+[.O133]" office:value-type="float" office:value="3" calcext:value-type="float">
            <text:p>3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X133]);ABS([.Y133]))" office:value-type="float" office:value="3" calcext:value-type="float">
            <text:p>3</text:p>
          </table:table-cell>
          <table:table-cell table:style-name="ce252" table:formula="of:=[.X133]/[.Z133]" office:value-type="float" office:value="1" calcext:value-type="float">
            <text:p>1</text:p>
          </table:table-cell>
          <table:table-cell table:style-name="ce252" table:formula="of:=[.Y133]/[.Z133]" office:value-type="float" office:value="3" calcext:value-type="float">
            <text:p>3</text:p>
          </table:table-cell>
          <table:table-cell table:style-name="ce287" table:formula="of:=[.AA133]/[.AB133]" office:value-type="float" office:value="0.333333333333333" calcext:value-type="float">
            <text:p><text:s/>1/3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0.333333333333333" calcext:value-type="float">
            <text:p><text:s/>1/3 </text:p>
          </table:table-cell>
          <table:table-cell table:style-name="ce253" table:formula="of:=[.AF132]" office:value-type="float" office:value="2" calcext:value-type="float">
            <text:p>2</text:p>
          </table:table-cell>
          <table:table-cell table:style-name="ce253" table:formula="of:=[.AE132]" office:value-type="float" office:value="-77" calcext:value-type="float">
            <text:p>-77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2" calcext:value-type="float">
            <text:p>2</text:p>
          </table:table-cell>
          <table:table-cell table:style-name="ce252" table:formula="of:=[.AF133]/[.AG133]" office:value-type="float" office:value="-77" calcext:value-type="float">
            <text:p>-77</text:p>
          </table:table-cell>
          <table:table-cell table:style-name="ce287" table:formula="of:=[.AH133]/[.AI133]" office:value-type="float" office:value="-0.025974025974026" calcext:value-type="float">
            <text:p>- 2/77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25974025974026" calcext:value-type="float">
            <text:p>- 2/77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6">
          <table:table-cell table:style-name="ce238" office:value-type="float" office:value="0.672535927794097" calcext:value-type="float">
            <text:p>0,672535927794097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7x+2y-18=0" calcext:value-type="string">
            <text:p>7x+2y-18=0</text:p>
          </table:table-cell>
          <table:table-cell table:style-name="ce260" table:formula="of:=-[.C134]/[.D134]" office:value-type="float" office:value="-3.5" calcext:value-type="float">
            <text:p>- 7/2 </text:p>
          </table:table-cell>
          <table:table-cell table:style-name="ce260" table:formula="of:=-[.E134]/[.D134]" office:value-type="float" office:value="9" calcext:value-type="float">
            <text:p><text:s/>9/1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7x/2+9" calcext:value-type="string">
            <text:p>y = -7x/2+9</text:p>
          </table:table-cell>
          <table:table-cell table:style-name="ce253" table:formula="of:=RANK([.A13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4]" office:value-type="float" office:value="0.857142857142857" calcext:value-type="float">
            <text:p><text:s/>6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34])*SIGN([.C134]*[.D134])" office:value-type="float" office:value="-7" calcext:value-type="float">
            <text:p>-7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7" calcext:value-type="float">
            <text:p>-7</text:p>
          </table:table-cell>
          <table:table-cell table:style-name="ce252" table:formula="of:=[.R134]/[.S134]" office:value-type="float" office:value="2" calcext:value-type="float">
            <text:p>2</text:p>
          </table:table-cell>
          <table:table-cell table:style-name="ce287" table:formula="of:=[.T134]/[.U134]" office:value-type="float" office:value="-3.5" calcext:value-type="float">
            <text:p>- 7/2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3.5" calcext:value-type="float">
            <text:p>- 7/2 </text:p>
          </table:table-cell>
          <table:table-cell table:style-name="ce253" table:formula="of:=-ABS([.E134])*SIGN([.D134]*[.E134])" office:value-type="float" office:value="18" calcext:value-type="float">
            <text:p>18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X134]);ABS([.Y134]))" office:value-type="float" office:value="2" calcext:value-type="float">
            <text:p>2</text:p>
          </table:table-cell>
          <table:table-cell table:style-name="ce252" table:formula="of:=[.X134]/[.Z134]" office:value-type="float" office:value="9" calcext:value-type="float">
            <text:p>9</text:p>
          </table:table-cell>
          <table:table-cell table:style-name="ce252" table:formula="of:=[.Y134]/[.Z134]" office:value-type="float" office:value="1" calcext:value-type="float">
            <text:p>1</text:p>
          </table:table-cell>
          <table:table-cell table:style-name="ce287" table:formula="of:=[.AA134]/[.AB134]" office:value-type="float" office:value="9" calcext:value-type="float">
            <text:p><text:s/>9/1 </text:p>
          </table:table-cell>
          <table:table-cell table:style-name="ce287" table:formula="of:=IF([.X134]=0;&quot;0&quot;;(IF([.X134]=[.Y134];&quot;1&quot;;(IF([.X134]=-[.Y134];&quot;-1&quot;;IF([.AB134]=1;TEXT([.AA134];10);[.AC134]))))))" office:value-type="string" office:string-value="9" calcext:value-type="string">
            <text:p>9</text:p>
          </table:table-cell>
          <table:table-cell table:style-name="ce253" table:formula="of:=(-[.D134]*[.M134]-[.E134])*SIGN([.C134])" office:value-type="float" office:value="6" calcext:value-type="float">
            <text:p>6</text:p>
          </table:table-cell>
          <table:table-cell table:style-name="ce253" table:formula="of:=ABS([.C134])" office:value-type="float" office:value="7" calcext:value-type="float">
            <text:p>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6" calcext:value-type="float">
            <text:p>6</text:p>
          </table:table-cell>
          <table:table-cell table:style-name="ce252" table:formula="of:=[.AF134]/[.AG134]" office:value-type="float" office:value="7" calcext:value-type="float">
            <text:p>7</text:p>
          </table:table-cell>
          <table:table-cell table:style-name="ce287" table:formula="of:=[.AH134]/[.AI134]" office:value-type="float" office:value="0.857142857142857" calcext:value-type="float">
            <text:p><text:s/>6/7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0.857142857142857" calcext:value-type="float">
            <text:p><text:s/>6/7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6">
          <table:table-cell table:style-name="ce238" office:value-type="float" office:value="0.845152770943641" calcext:value-type="float">
            <text:p>0,84515277094364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7" calcext:value-type="float">
            <text:p>7</text:p>
          </table:table-cell>
          <table:table-cell table:style-name="ce253" table:formula="of:=[.D134]" office:value-type="float" office:value="2" calcext:value-type="float">
            <text:p>2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7x+2y-18=0" calcext:value-type="string">
            <text:p>7x+2y-18=0</text:p>
          </table:table-cell>
          <table:table-cell table:style-name="ce260" table:formula="of:=[.G134]" office:value-type="float" office:value="-3.5" calcext:value-type="float">
            <text:p>- 7/2 </text:p>
          </table:table-cell>
          <table:table-cell table:style-name="ce260" table:formula="of:=[.H134]" office:value-type="float" office:value="9" calcext:value-type="float">
            <text:p><text:s/>9/1 </text:p>
          </table:table-cell>
          <table:table-cell table:style-name="ce260" table:formula="of:=[.I134]" office:value-type="string" office:string-value="y = -7x/2+9" calcext:value-type="string">
            <text:p>y = -7x/2+9</text:p>
          </table:table-cell>
          <table:table-cell table:style-name="ce253" table:formula="of:=RANK([.A135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5]" office:value-type="float" office:value="1.16666666666667" calcext:value-type="float">
            <text:p><text:s/>7/6 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5])*SIGN([.C135]*[.D135])" office:value-type="float" office:value="-7" calcext:value-type="float">
            <text:p>-7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7" calcext:value-type="float">
            <text:p>-7</text:p>
          </table:table-cell>
          <table:table-cell table:style-name="ce252" table:formula="of:=[.R135]/[.S135]" office:value-type="float" office:value="2" calcext:value-type="float">
            <text:p>2</text:p>
          </table:table-cell>
          <table:table-cell table:style-name="ce287" table:formula="of:=[.T135]/[.U135]" office:value-type="float" office:value="-3.5" calcext:value-type="float">
            <text:p>- 7/2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3.5" calcext:value-type="float">
            <text:p>- 7/2 </text:p>
          </table:table-cell>
          <table:table-cell table:style-name="ce253" table:formula="of:=-ABS([.E135])*SIGN([.D135]*[.E135])+[.O135]" office:value-type="float" office:value="26" calcext:value-type="float">
            <text:p>26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X135]);ABS([.Y135]))" office:value-type="float" office:value="2" calcext:value-type="float">
            <text:p>2</text:p>
          </table:table-cell>
          <table:table-cell table:style-name="ce252" table:formula="of:=[.X135]/[.Z135]" office:value-type="float" office:value="13" calcext:value-type="float">
            <text:p>13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13" calcext:value-type="float">
            <text:p>13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13" calcext:value-type="string">
            <text:p>13</text:p>
          </table:table-cell>
          <table:table-cell table:style-name="ce253" table:formula="of:=[.AF134]" office:value-type="float" office:value="7" calcext:value-type="float">
            <text:p>7</text:p>
          </table:table-cell>
          <table:table-cell table:style-name="ce253" table:formula="of:=[.AE134]" office:value-type="float" office:value="6" calcext:value-type="float">
            <text:p>6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7" calcext:value-type="float">
            <text:p>7</text:p>
          </table:table-cell>
          <table:table-cell table:style-name="ce252" table:formula="of:=[.AF135]/[.AG135]" office:value-type="float" office:value="6" calcext:value-type="float">
            <text:p>6</text:p>
          </table:table-cell>
          <table:table-cell table:style-name="ce287" table:formula="of:=[.AH135]/[.AI135]" office:value-type="float" office:value="1.16666666666667" calcext:value-type="float">
            <text:p><text:s/>7/6 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1.16666666666667" calcext:value-type="float">
            <text:p><text:s/>7/6 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6">
          <table:table-cell table:style-name="ce238" office:value-type="float" office:value="0.0658018669494023" calcext:value-type="float">
            <text:p>0,065801866949402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3x-18y-8=0" calcext:value-type="string">
            <text:p>13x-18y-8=0</text:p>
          </table:table-cell>
          <table:table-cell table:style-name="ce260" table:formula="of:=-[.C136]/[.D136]" office:value-type="float" office:value="0.722222222222222" calcext:value-type="float">
            <text:p>13/18</text:p>
          </table:table-cell>
          <table:table-cell table:style-name="ce260" table:formula="of:=-[.E136]/[.D136]" office:value-type="float" office:value="-0.444444444444444" calcext:value-type="float">
            <text:p>- 4/9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13x/18-4/9" calcext:value-type="string">
            <text:p>y = 13x/18-4/9</text:p>
          </table:table-cell>
          <table:table-cell table:style-name="ce253" table:formula="of:=RANK([.A136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6]" office:value-type="float" office:value="-3.53846153846154" calcext:value-type="float">
            <text:p>-46/13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6])*SIGN([.C136]*[.D136])" office:value-type="float" office:value="13" calcext:value-type="float">
            <text:p>13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Q136]);ABS([.R136]))" office:value-type="float" office:value="1" calcext:value-type="float">
            <text:p>1</text:p>
          </table:table-cell>
          <table:table-cell table:style-name="ce252" table:formula="of:=[.Q136]/[.S136]" office:value-type="float" office:value="13" calcext:value-type="float">
            <text:p>13</text:p>
          </table:table-cell>
          <table:table-cell table:style-name="ce252" table:formula="of:=[.R136]/[.S136]" office:value-type="float" office:value="18" calcext:value-type="float">
            <text:p>18</text:p>
          </table:table-cell>
          <table:table-cell table:style-name="ce287" table:formula="of:=[.T136]/[.U136]" office:value-type="float" office:value="0.722222222222222" calcext:value-type="float">
            <text:p>13/18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722222222222222" calcext:value-type="float">
            <text:p>13/18</text:p>
          </table:table-cell>
          <table:table-cell table:style-name="ce253" table:formula="of:=-ABS([.E136])*SIGN([.D136]*[.E136])" office:value-type="float" office:value="-8" calcext:value-type="float">
            <text:p>-8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4" calcext:value-type="float">
            <text:p>-4</text:p>
          </table:table-cell>
          <table:table-cell table:style-name="ce252" table:formula="of:=[.Y136]/[.Z136]" office:value-type="float" office:value="9" calcext:value-type="float">
            <text:p>9</text:p>
          </table:table-cell>
          <table:table-cell table:style-name="ce287" table:formula="of:=[.AA136]/[.AB136]" office:value-type="float" office:value="-0.444444444444444" calcext:value-type="float">
            <text:p>- 4/9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444444444444444" calcext:value-type="float">
            <text:p>- 4/9 </text:p>
          </table:table-cell>
          <table:table-cell table:style-name="ce253" table:formula="of:=(-[.D136]*[.M136]-[.E136])*SIGN([.C136])" office:value-type="float" office:value="-46" calcext:value-type="float">
            <text:p>-46</text:p>
          </table:table-cell>
          <table:table-cell table:style-name="ce253" table:formula="of:=ABS([.C136])" office:value-type="float" office:value="13" calcext:value-type="float">
            <text:p>13</text:p>
          </table:table-cell>
          <table:table-cell table:style-name="ce253" table:formula="of:=GCD(ABS([.AE136]);ABS([.AF136]))" office:value-type="float" office:value="1" calcext:value-type="float">
            <text:p>1</text:p>
          </table:table-cell>
          <table:table-cell table:style-name="ce252" table:formula="of:=[.AE136]/[.AG136]" office:value-type="float" office:value="-46" calcext:value-type="float">
            <text:p>-46</text:p>
          </table:table-cell>
          <table:table-cell table:style-name="ce252" table:formula="of:=[.AF136]/[.AG136]" office:value-type="float" office:value="13" calcext:value-type="float">
            <text:p>13</text:p>
          </table:table-cell>
          <table:table-cell table:style-name="ce287" table:formula="of:=[.AH136]/[.AI136]" office:value-type="float" office:value="-3.53846153846154" calcext:value-type="float">
            <text:p>-46/13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3.53846153846154" calcext:value-type="float">
            <text:p>-46/13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6">
          <table:table-cell table:style-name="ce238" office:value-type="float" office:value="0.500023415533456" calcext:value-type="float">
            <text:p>0,500023415533456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3" calcext:value-type="float">
            <text:p>13</text:p>
          </table:table-cell>
          <table:table-cell table:style-name="ce253" table:formula="of:=[.D136]" office:value-type="float" office:value="-18" calcext:value-type="float">
            <text:p>-18</text:p>
          </table:table-cell>
          <table:table-cell table:style-name="ce253" table:formula="of:=[.E136]" office:value-type="float" office:value="-8" calcext:value-type="float">
            <text:p>-8</text:p>
          </table:table-cell>
          <table:table-cell table:style-name="ce253" table:formula="of:=[.F136]" office:value-type="string" office:string-value="13x-18y-8=0" calcext:value-type="string">
            <text:p>13x-18y-8=0</text:p>
          </table:table-cell>
          <table:table-cell table:style-name="ce260" table:formula="of:=[.G136]" office:value-type="float" office:value="0.722222222222222" calcext:value-type="float">
            <text:p>13/18</text:p>
          </table:table-cell>
          <table:table-cell table:style-name="ce260" table:formula="of:=[.H136]" office:value-type="float" office:value="-0.444444444444444" calcext:value-type="float">
            <text:p>- 4/9 </text:p>
          </table:table-cell>
          <table:table-cell table:style-name="ce260" table:formula="of:=[.I136]" office:value-type="string" office:string-value="y = 13x/18-4/9" calcext:value-type="string">
            <text:p>y = 13x/18-4/9</text:p>
          </table:table-cell>
          <table:table-cell table:style-name="ce253" table:formula="of:=RANK([.A137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7]" office:value-type="float" office:value="-0.282608695652174" calcext:value-type="float">
            <text:p>-13/46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7])*SIGN([.C137]*[.D137])" office:value-type="float" office:value="13" calcext:value-type="float">
            <text:p>13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Q137]);ABS([.R137]))" office:value-type="float" office:value="1" calcext:value-type="float">
            <text:p>1</text:p>
          </table:table-cell>
          <table:table-cell table:style-name="ce252" table:formula="of:=[.Q137]/[.S137]" office:value-type="float" office:value="13" calcext:value-type="float">
            <text:p>13</text:p>
          </table:table-cell>
          <table:table-cell table:style-name="ce252" table:formula="of:=[.R137]/[.S137]" office:value-type="float" office:value="18" calcext:value-type="float">
            <text:p>18</text:p>
          </table:table-cell>
          <table:table-cell table:style-name="ce287" table:formula="of:=[.T137]/[.U137]" office:value-type="float" office:value="0.722222222222222" calcext:value-type="float">
            <text:p>13/18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722222222222222" calcext:value-type="float">
            <text:p>13/18</text:p>
          </table:table-cell>
          <table:table-cell table:style-name="ce253" table:formula="of:=-ABS([.E137])*SIGN([.D137]*[.E137])+[.O137]" office:value-type="float" office:value="-14" calcext:value-type="float">
            <text:p>-14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X137]);ABS([.Y137]))" office:value-type="float" office:value="2" calcext:value-type="float">
            <text:p>2</text:p>
          </table:table-cell>
          <table:table-cell table:style-name="ce252" table:formula="of:=[.X137]/[.Z137]" office:value-type="float" office:value="-7" calcext:value-type="float">
            <text:p>-7</text:p>
          </table:table-cell>
          <table:table-cell table:style-name="ce252" table:formula="of:=[.Y137]/[.Z137]" office:value-type="float" office:value="9" calcext:value-type="float">
            <text:p>9</text:p>
          </table:table-cell>
          <table:table-cell table:style-name="ce287" table:formula="of:=[.AA137]/[.AB137]" office:value-type="float" office:value="-0.777777777777778" calcext:value-type="float">
            <text:p>- 7/9 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-0.777777777777778" calcext:value-type="float">
            <text:p>- 7/9 </text:p>
          </table:table-cell>
          <table:table-cell table:style-name="ce253" table:formula="of:=[.AF136]" office:value-type="float" office:value="13" calcext:value-type="float">
            <text:p>13</text:p>
          </table:table-cell>
          <table:table-cell table:style-name="ce253" table:formula="of:=[.AE136]" office:value-type="float" office:value="-46" calcext:value-type="float">
            <text:p>-46</text:p>
          </table:table-cell>
          <table:table-cell table:style-name="ce253" table:formula="of:=GCD(ABS([.AE137]);ABS([.AF137]))" office:value-type="float" office:value="1" calcext:value-type="float">
            <text:p>1</text:p>
          </table:table-cell>
          <table:table-cell table:style-name="ce252" table:formula="of:=[.AE137]/[.AG137]" office:value-type="float" office:value="13" calcext:value-type="float">
            <text:p>13</text:p>
          </table:table-cell>
          <table:table-cell table:style-name="ce252" table:formula="of:=[.AF137]/[.AG137]" office:value-type="float" office:value="-46" calcext:value-type="float">
            <text:p>-46</text:p>
          </table:table-cell>
          <table:table-cell table:style-name="ce287" table:formula="of:=[.AH137]/[.AI137]" office:value-type="float" office:value="-0.282608695652174" calcext:value-type="float">
            <text:p>-13/46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82608695652174" calcext:value-type="float">
            <text:p>-13/46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524518504426" calcext:value-type="float">
            <text:p>0,596524518504426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4x+5y-20=0" calcext:value-type="string">
            <text:p>-4x+5y-20=0</text:p>
          </table:table-cell>
          <table:table-cell table:style-name="ce260" table:formula="of:=-[.C138]/[.D138]" office:value-type="float" office:value="0.8" calcext:value-type="float">
            <text:p><text:s/>4/5 </text:p>
          </table:table-cell>
          <table:table-cell table:style-name="ce260" table:formula="of:=-[.E138]/[.D138]" office:value-type="float" office:value="4" calcext:value-type="float">
            <text:p><text:s/>4/1 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4x/5+4" calcext:value-type="string">
            <text:p>y = 4x/5+4</text:p>
          </table:table-cell>
          <table:table-cell table:style-name="ce253" table:formula="of:=RANK([.A138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8]" office:value-type="float" office:value="-7.5" calcext:value-type="float">
            <text:p>-15/2 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38])*SIGN([.C138]*[.D138])" office:value-type="float" office:value="4" calcext:value-type="float">
            <text:p>4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4" calcext:value-type="float">
            <text:p>4</text:p>
          </table:table-cell>
          <table:table-cell table:style-name="ce252" table:formula="of:=[.R138]/[.S138]" office:value-type="float" office:value="5" calcext:value-type="float">
            <text:p>5</text:p>
          </table:table-cell>
          <table:table-cell table:style-name="ce287" table:formula="of:=[.T138]/[.U138]" office:value-type="float" office:value="0.8" calcext:value-type="float">
            <text:p><text:s/>4/5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0.8" calcext:value-type="float">
            <text:p><text:s/>4/5 </text:p>
          </table:table-cell>
          <table:table-cell table:style-name="ce253" table:formula="of:=-ABS([.E138])*SIGN([.D138]*[.E138])" office:value-type="float" office:value="20" calcext:value-type="float">
            <text:p>20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X138]);ABS([.Y138]))" office:value-type="float" office:value="5" calcext:value-type="float">
            <text:p>5</text:p>
          </table:table-cell>
          <table:table-cell table:style-name="ce252" table:formula="of:=[.X138]/[.Z138]" office:value-type="float" office:value="4" calcext:value-type="float">
            <text:p>4</text:p>
          </table:table-cell>
          <table:table-cell table:style-name="ce252" table:formula="of:=[.Y138]/[.Z138]" office:value-type="float" office:value="1" calcext:value-type="float">
            <text:p>1</text:p>
          </table:table-cell>
          <table:table-cell table:style-name="ce287" table:formula="of:=[.AA138]/[.AB138]" office:value-type="float" office:value="4" calcext:value-type="float">
            <text:p><text:s/>4/1 </text:p>
          </table:table-cell>
          <table:table-cell table:style-name="ce287" table:formula="of:=IF([.X138]=0;&quot;0&quot;;(IF([.X138]=[.Y138];&quot;1&quot;;(IF([.X138]=-[.Y138];&quot;-1&quot;;IF([.AB138]=1;TEXT([.AA138];10);[.AC138]))))))" office:value-type="string" office:string-value="4" calcext:value-type="string">
            <text:p>4</text:p>
          </table:table-cell>
          <table:table-cell table:style-name="ce253" table:formula="of:=(-[.D138]*[.M138]-[.E138])*SIGN([.C138])" office:value-type="float" office:value="-30" calcext:value-type="float">
            <text:p>-30</text:p>
          </table:table-cell>
          <table:table-cell table:style-name="ce253" table:formula="of:=ABS([.C138])" office:value-type="float" office:value="4" calcext:value-type="float">
            <text:p>4</text:p>
          </table:table-cell>
          <table:table-cell table:style-name="ce253" table:formula="of:=GCD(ABS([.AE138]);ABS([.AF138]))" office:value-type="float" office:value="2" calcext:value-type="float">
            <text:p>2</text:p>
          </table:table-cell>
          <table:table-cell table:style-name="ce252" table:formula="of:=[.AE138]/[.AG138]" office:value-type="float" office:value="-15" calcext:value-type="float">
            <text:p>-15</text:p>
          </table:table-cell>
          <table:table-cell table:style-name="ce252" table:formula="of:=[.AF138]/[.AG138]" office:value-type="float" office:value="2" calcext:value-type="float">
            <text:p>2</text:p>
          </table:table-cell>
          <table:table-cell table:style-name="ce287" table:formula="of:=[.AH138]/[.AI138]" office:value-type="float" office:value="-7.5" calcext:value-type="float">
            <text:p>-15/2 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7.5" calcext:value-type="float">
            <text:p>-15/2 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6">
          <table:table-cell table:style-name="ce238" office:value-type="float" office:value="0.123079381772947" calcext:value-type="float">
            <text:p>0,12307938177294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4" calcext:value-type="float">
            <text:p>-4</text:p>
          </table:table-cell>
          <table:table-cell table:style-name="ce253" table:formula="of:=[.D138]" office:value-type="float" office:value="5" calcext:value-type="float">
            <text:p>5</text:p>
          </table:table-cell>
          <table:table-cell table:style-name="ce253" table:formula="of:=[.E138]" office:value-type="float" office:value="-20" calcext:value-type="float">
            <text:p>-20</text:p>
          </table:table-cell>
          <table:table-cell table:style-name="ce253" table:formula="of:=[.F138]" office:value-type="string" office:string-value="-4x+5y-20=0" calcext:value-type="string">
            <text:p>-4x+5y-20=0</text:p>
          </table:table-cell>
          <table:table-cell table:style-name="ce260" table:formula="of:=[.G138]" office:value-type="float" office:value="0.8" calcext:value-type="float">
            <text:p><text:s/>4/5 </text:p>
          </table:table-cell>
          <table:table-cell table:style-name="ce260" table:formula="of:=[.H138]" office:value-type="float" office:value="4" calcext:value-type="float">
            <text:p><text:s/>4/1 </text:p>
          </table:table-cell>
          <table:table-cell table:style-name="ce260" table:formula="of:=[.I138]" office:value-type="string" office:string-value="y = 4x/5+4" calcext:value-type="string">
            <text:p>y = 4x/5+4</text:p>
          </table:table-cell>
          <table:table-cell table:style-name="ce253" table:formula="of:=RANK([.A13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9]" office:value-type="float" office:value="-0.133333333333333" calcext:value-type="float">
            <text:p>- 2/1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4" calcext:value-type="float">
            <text:p>4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4" calcext:value-type="float">
            <text:p>4</text:p>
          </table:table-cell>
          <table:table-cell table:style-name="ce252" table:formula="of:=[.R139]/[.S139]" office:value-type="float" office:value="5" calcext:value-type="float">
            <text:p>5</text:p>
          </table:table-cell>
          <table:table-cell table:style-name="ce287" table:formula="of:=[.T139]/[.U139]" office:value-type="float" office:value="0.8" calcext:value-type="float">
            <text:p><text:s/>4/5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0.8" calcext:value-type="float">
            <text:p><text:s/>4/5 </text:p>
          </table:table-cell>
          <table:table-cell table:style-name="ce253" table:formula="of:=-ABS([.E139])*SIGN([.D139]*[.E139])+[.O139]" office:value-type="float" office:value="23" calcext:value-type="float">
            <text:p>23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23" calcext:value-type="float">
            <text:p>23</text:p>
          </table:table-cell>
          <table:table-cell table:style-name="ce252" table:formula="of:=[.Y139]/[.Z139]" office:value-type="float" office:value="5" calcext:value-type="float">
            <text:p>5</text:p>
          </table:table-cell>
          <table:table-cell table:style-name="ce287" table:formula="of:=[.AA139]/[.AB139]" office:value-type="float" office:value="4.6" calcext:value-type="float">
            <text:p>23/5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4.6" calcext:value-type="float">
            <text:p>23/5 </text:p>
          </table:table-cell>
          <table:table-cell table:style-name="ce253" table:formula="of:=[.AF138]" office:value-type="float" office:value="4" calcext:value-type="float">
            <text:p>4</text:p>
          </table:table-cell>
          <table:table-cell table:style-name="ce253" table:formula="of:=[.AE138]" office:value-type="float" office:value="-30" calcext:value-type="float">
            <text:p>-30</text:p>
          </table:table-cell>
          <table:table-cell table:style-name="ce253" table:formula="of:=GCD(ABS([.AE139]);ABS([.AF139]))" office:value-type="float" office:value="2" calcext:value-type="float">
            <text:p>2</text:p>
          </table:table-cell>
          <table:table-cell table:style-name="ce252" table:formula="of:=[.AE139]/[.AG139]" office:value-type="float" office:value="2" calcext:value-type="float">
            <text:p>2</text:p>
          </table:table-cell>
          <table:table-cell table:style-name="ce252" table:formula="of:=[.AF139]/[.AG139]" office:value-type="float" office:value="-15" calcext:value-type="float">
            <text:p>-15</text:p>
          </table:table-cell>
          <table:table-cell table:style-name="ce287" table:formula="of:=[.AH139]/[.AI139]" office:value-type="float" office:value="-0.133333333333333" calcext:value-type="float">
            <text:p>- 2/15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133333333333333" calcext:value-type="float">
            <text:p>- 2/15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6">
          <table:table-cell table:style-name="ce238" office:value-type="float" office:value="0.264262805111999" calcext:value-type="float">
            <text:p>0,264262805111999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3x+8y+15=0" calcext:value-type="string">
            <text:p>-13x+8y+15=0</text:p>
          </table:table-cell>
          <table:table-cell table:style-name="ce260" table:formula="of:=-[.C140]/[.D140]" office:value-type="float" office:value="1.625" calcext:value-type="float">
            <text:p>13/8 </text:p>
          </table:table-cell>
          <table:table-cell table:style-name="ce260" table:formula="of:=-[.E140]/[.D140]" office:value-type="float" office:value="-1.875" calcext:value-type="float">
            <text:p>-15/8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13x/8-15/8" calcext:value-type="string">
            <text:p>y = 13x/8-15/8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0]" office:value-type="float" office:value="-1.30769230769231" calcext:value-type="float">
            <text:p>-17/13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0])*SIGN([.C140]*[.D140])" office:value-type="float" office:value="13" calcext:value-type="float">
            <text:p>13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Q140]);ABS([.R140]))" office:value-type="float" office:value="1" calcext:value-type="float">
            <text:p>1</text:p>
          </table:table-cell>
          <table:table-cell table:style-name="ce252" table:formula="of:=[.Q140]/[.S140]" office:value-type="float" office:value="13" calcext:value-type="float">
            <text:p>13</text:p>
          </table:table-cell>
          <table:table-cell table:style-name="ce252" table:formula="of:=[.R140]/[.S140]" office:value-type="float" office:value="8" calcext:value-type="float">
            <text:p>8</text:p>
          </table:table-cell>
          <table:table-cell table:style-name="ce287" table:formula="of:=[.T140]/[.U140]" office:value-type="float" office:value="1.625" calcext:value-type="float">
            <text:p>13/8 </text:p>
          </table:table-cell>
          <table:table-cell table:style-name="ce287" table:formula="of:=IF([.Q140]=0;&quot;0&quot;;(IF([.Q140]=[.R140];&quot;1&quot;;(IF([.Q140]=-[.R140];&quot;-1&quot;;IF([.U140]=1;TEXT([.T140];10);[.V140]))))))" office:value-type="float" office:value="1.625" calcext:value-type="float">
            <text:p>13/8 </text:p>
          </table:table-cell>
          <table:table-cell table:style-name="ce253" table:formula="of:=-ABS([.E140])*SIGN([.D140]*[.E140])" office:value-type="float" office:value="-15" calcext:value-type="float">
            <text:p>-15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15" calcext:value-type="float">
            <text:p>-15</text:p>
          </table:table-cell>
          <table:table-cell table:style-name="ce252" table:formula="of:=[.Y140]/[.Z140]" office:value-type="float" office:value="8" calcext:value-type="float">
            <text:p>8</text:p>
          </table:table-cell>
          <table:table-cell table:style-name="ce287" table:formula="of:=[.AA140]/[.AB140]" office:value-type="float" office:value="-1.875" calcext:value-type="float">
            <text:p>-15/8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1.875" calcext:value-type="float">
            <text:p>-15/8 </text:p>
          </table:table-cell>
          <table:table-cell table:style-name="ce253" table:formula="of:=(-[.D140]*[.M140]-[.E140])*SIGN([.C140])" office:value-type="float" office:value="-17" calcext:value-type="float">
            <text:p>-17</text:p>
          </table:table-cell>
          <table:table-cell table:style-name="ce253" table:formula="of:=ABS([.C140])" office:value-type="float" office:value="13" calcext:value-type="float">
            <text:p>13</text:p>
          </table:table-cell>
          <table:table-cell table:style-name="ce253" table:formula="of:=GCD(ABS([.AE140]);ABS([.AF140]))" office:value-type="float" office:value="1" calcext:value-type="float">
            <text:p>1</text:p>
          </table:table-cell>
          <table:table-cell table:style-name="ce252" table:formula="of:=[.AE140]/[.AG140]" office:value-type="float" office:value="-17" calcext:value-type="float">
            <text:p>-17</text:p>
          </table:table-cell>
          <table:table-cell table:style-name="ce252" table:formula="of:=[.AF140]/[.AG140]" office:value-type="float" office:value="13" calcext:value-type="float">
            <text:p>13</text:p>
          </table:table-cell>
          <table:table-cell table:style-name="ce287" table:formula="of:=[.AH140]/[.AI140]" office:value-type="float" office:value="-1.30769230769231" calcext:value-type="float">
            <text:p>-17/13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1.30769230769231" calcext:value-type="float">
            <text:p>-17/13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6">
          <table:table-cell table:style-name="ce238" office:value-type="float" office:value="0.0241003728755477" calcext:value-type="float">
            <text:p>0,024100372875548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3" calcext:value-type="float">
            <text:p>-13</text:p>
          </table:table-cell>
          <table:table-cell table:style-name="ce253" table:formula="of:=[.D140]" office:value-type="float" office:value="8" calcext:value-type="float">
            <text:p>8</text:p>
          </table:table-cell>
          <table:table-cell table:style-name="ce253" table:formula="of:=[.E140]" office:value-type="float" office:value="15" calcext:value-type="float">
            <text:p>15</text:p>
          </table:table-cell>
          <table:table-cell table:style-name="ce253" table:formula="of:=[.F140]" office:value-type="string" office:string-value="-13x+8y+15=0" calcext:value-type="string">
            <text:p>-13x+8y+15=0</text:p>
          </table:table-cell>
          <table:table-cell table:style-name="ce260" table:formula="of:=[.G140]" office:value-type="float" office:value="1.625" calcext:value-type="float">
            <text:p>13/8 </text:p>
          </table:table-cell>
          <table:table-cell table:style-name="ce260" table:formula="of:=[.H140]" office:value-type="float" office:value="-1.875" calcext:value-type="float">
            <text:p>-15/8 </text:p>
          </table:table-cell>
          <table:table-cell table:style-name="ce260" table:formula="of:=[.I140]" office:value-type="string" office:string-value="y = 13x/8-15/8" calcext:value-type="string">
            <text:p>y = 13x/8-15/8</text:p>
          </table:table-cell>
          <table:table-cell table:style-name="ce253" table:formula="of:=RANK([.A141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1]" office:value-type="float" office:value="-0.764705882352941" calcext:value-type="float">
            <text:p>-13/17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41])*SIGN([.C141]*[.D141])" office:value-type="float" office:value="13" calcext:value-type="float">
            <text:p>13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Q141]);ABS([.R141]))" office:value-type="float" office:value="1" calcext:value-type="float">
            <text:p>1</text:p>
          </table:table-cell>
          <table:table-cell table:style-name="ce252" table:formula="of:=[.Q141]/[.S141]" office:value-type="float" office:value="13" calcext:value-type="float">
            <text:p>13</text:p>
          </table:table-cell>
          <table:table-cell table:style-name="ce252" table:formula="of:=[.R141]/[.S141]" office:value-type="float" office:value="8" calcext:value-type="float">
            <text:p>8</text:p>
          </table:table-cell>
          <table:table-cell table:style-name="ce287" table:formula="of:=[.T141]/[.U141]" office:value-type="float" office:value="1.625" calcext:value-type="float">
            <text:p>13/8 </text:p>
          </table:table-cell>
          <table:table-cell table:style-name="ce287" table:formula="of:=IF([.Q141]=0;&quot;0&quot;;(IF([.Q141]=[.R141];&quot;1&quot;;(IF([.Q141]=-[.R141];&quot;-1&quot;;IF([.U141]=1;TEXT([.T141];10);[.V141]))))))" office:value-type="float" office:value="1.625" calcext:value-type="float">
            <text:p>13/8 </text:p>
          </table:table-cell>
          <table:table-cell table:style-name="ce253" table:formula="of:=-ABS([.E141])*SIGN([.D141]*[.E141])+[.O141]" office:value-type="float" office:value="-10" calcext:value-type="float">
            <text:p>-10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5" calcext:value-type="float">
            <text:p>-5</text:p>
          </table:table-cell>
          <table:table-cell table:style-name="ce252" table:formula="of:=[.Y141]/[.Z141]" office:value-type="float" office:value="4" calcext:value-type="float">
            <text:p>4</text:p>
          </table:table-cell>
          <table:table-cell table:style-name="ce287" table:formula="of:=[.AA141]/[.AB141]" office:value-type="float" office:value="-1.25" calcext:value-type="float">
            <text:p>- 5/4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-1.25" calcext:value-type="float">
            <text:p>- 5/4 </text:p>
          </table:table-cell>
          <table:table-cell table:style-name="ce253" table:formula="of:=[.AF140]" office:value-type="float" office:value="13" calcext:value-type="float">
            <text:p>13</text:p>
          </table:table-cell>
          <table:table-cell table:style-name="ce253" table:formula="of:=[.AE140]" office:value-type="float" office:value="-17" calcext:value-type="float">
            <text:p>-17</text:p>
          </table:table-cell>
          <table:table-cell table:style-name="ce253" table:formula="of:=GCD(ABS([.AE141]);ABS([.AF141]))" office:value-type="float" office:value="1" calcext:value-type="float">
            <text:p>1</text:p>
          </table:table-cell>
          <table:table-cell table:style-name="ce252" table:formula="of:=[.AE141]/[.AG141]" office:value-type="float" office:value="13" calcext:value-type="float">
            <text:p>13</text:p>
          </table:table-cell>
          <table:table-cell table:style-name="ce252" table:formula="of:=[.AF141]/[.AG141]" office:value-type="float" office:value="-17" calcext:value-type="float">
            <text:p>-17</text:p>
          </table:table-cell>
          <table:table-cell table:style-name="ce287" table:formula="of:=[.AH141]/[.AI141]" office:value-type="float" office:value="-0.764705882352941" calcext:value-type="float">
            <text:p>-13/17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0.764705882352941" calcext:value-type="float">
            <text:p>-13/17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6">
          <table:table-cell table:style-name="ce238" office:value-type="float" office:value="0.892248752647138" calcext:value-type="float">
            <text:p>0,892248752647138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2x+4y+2=0" calcext:value-type="string">
            <text:p>12x+4y+2=0</text:p>
          </table:table-cell>
          <table:table-cell table:style-name="ce260" table:formula="of:=-[.C142]/[.D142]" office:value-type="float" office:value="-3" calcext:value-type="float">
            <text:p>- 3/1 </text:p>
          </table:table-cell>
          <table:table-cell table:style-name="ce260" table:formula="of:=-[.E142]/[.D142]" office:value-type="float" office:value="-0.5" calcext:value-type="float">
            <text:p>- 1/2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3x-1/2" calcext:value-type="string">
            <text:p>y = -3x-1/2</text:p>
          </table:table-cell>
          <table:table-cell table:style-name="ce253" table:formula="of:=RANK([.A142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2]" office:value-type="float" office:value="1.5" calcext:value-type="float">
            <text:p><text:s/>3/2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7" calcext:value-type="float">
            <text:p>-7</text:p>
          </table:table-cell>
          <table:table-cell table:style-name="ce326"/>
          <table:table-cell table:style-name="ce253" table:formula="of:=-ABS([.C142])*SIGN([.C142]*[.D142])" office:value-type="float" office:value="-12" calcext:value-type="float">
            <text:p>-1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Q142]);ABS([.R142]))" office:value-type="float" office:value="4" calcext:value-type="float">
            <text:p>4</text:p>
          </table:table-cell>
          <table:table-cell table:style-name="ce252" table:formula="of:=[.Q142]/[.S142]" office:value-type="float" office:value="-3" calcext:value-type="float">
            <text:p>-3</text:p>
          </table:table-cell>
          <table:table-cell table:style-name="ce252" table:formula="of:=[.R142]/[.S142]" office:value-type="float" office:value="1" calcext:value-type="float">
            <text:p>1</text:p>
          </table:table-cell>
          <table:table-cell table:style-name="ce287" table:formula="of:=[.T142]/[.U142]" office:value-type="float" office:value="-3" calcext:value-type="float">
            <text:p>- 3/1 </text:p>
          </table:table-cell>
          <table:table-cell table:style-name="ce287" table:formula="of:=IF([.Q142]=0;&quot;0&quot;;(IF([.Q142]=[.R142];&quot;1&quot;;(IF([.Q142]=-[.R142];&quot;-1&quot;;IF([.U142]=1;TEXT([.T142];10);[.V142]))))))" office:value-type="string" office:string-value="-3" calcext:value-type="string">
            <text:p>-3</text:p>
          </table:table-cell>
          <table:table-cell table:style-name="ce253" table:formula="of:=-ABS([.E142])*SIGN([.D142]*[.E142])" office:value-type="float" office:value="-2" calcext:value-type="float">
            <text:p>-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X142]);ABS([.Y142]))" office:value-type="float" office:value="2" calcext:value-type="float">
            <text:p>2</text:p>
          </table:table-cell>
          <table:table-cell table:style-name="ce252" table:formula="of:=[.X142]/[.Z142]" office:value-type="float" office:value="-1" calcext:value-type="float">
            <text:p>-1</text:p>
          </table:table-cell>
          <table:table-cell table:style-name="ce252" table:formula="of:=[.Y142]/[.Z142]" office:value-type="float" office:value="2" calcext:value-type="float">
            <text:p>2</text:p>
          </table:table-cell>
          <table:table-cell table:style-name="ce287" table:formula="of:=[.AA142]/[.AB142]" office:value-type="float" office:value="-0.5" calcext:value-type="float">
            <text:p>- 1/2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5" calcext:value-type="float">
            <text:p>- 1/2 </text:p>
          </table:table-cell>
          <table:table-cell table:style-name="ce253" table:formula="of:=(-[.D142]*[.M142]-[.E142])*SIGN([.C142])" office:value-type="float" office:value="18" calcext:value-type="float">
            <text:p>18</text:p>
          </table:table-cell>
          <table:table-cell table:style-name="ce253" table:formula="of:=ABS([.C142])" office:value-type="float" office:value="12" calcext:value-type="float">
            <text:p>12</text:p>
          </table:table-cell>
          <table:table-cell table:style-name="ce253" table:formula="of:=GCD(ABS([.AE142]);ABS([.AF142]))" office:value-type="float" office:value="6" calcext:value-type="float">
            <text:p>6</text:p>
          </table:table-cell>
          <table:table-cell table:style-name="ce252" table:formula="of:=[.AE142]/[.AG142]" office:value-type="float" office:value="3" calcext:value-type="float">
            <text:p>3</text:p>
          </table:table-cell>
          <table:table-cell table:style-name="ce252" table:formula="of:=[.AF142]/[.AG142]" office:value-type="float" office:value="2" calcext:value-type="float">
            <text:p>2</text:p>
          </table:table-cell>
          <table:table-cell table:style-name="ce287" table:formula="of:=[.AH142]/[.AI142]" office:value-type="float" office:value="1.5" calcext:value-type="float">
            <text:p><text:s/>3/2 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1.5" calcext:value-type="float">
            <text:p><text:s/>3/2 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6">
          <table:table-cell table:style-name="ce238" office:value-type="float" office:value="0.878506553805715" calcext:value-type="float">
            <text:p>0,87850655380571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2" calcext:value-type="float">
            <text:p>12</text:p>
          </table:table-cell>
          <table:table-cell table:style-name="ce253" table:formula="of:=[.D142]" office:value-type="float" office:value="4" calcext:value-type="float">
            <text:p>4</text:p>
          </table:table-cell>
          <table:table-cell table:style-name="ce253" table:formula="of:=[.E142]" office:value-type="float" office:value="2" calcext:value-type="float">
            <text:p>2</text:p>
          </table:table-cell>
          <table:table-cell table:style-name="ce253" table:formula="of:=[.F142]" office:value-type="string" office:string-value="12x+4y+2=0" calcext:value-type="string">
            <text:p>12x+4y+2=0</text:p>
          </table:table-cell>
          <table:table-cell table:style-name="ce260" table:formula="of:=[.G142]" office:value-type="float" office:value="-3" calcext:value-type="float">
            <text:p>- 3/1 </text:p>
          </table:table-cell>
          <table:table-cell table:style-name="ce260" table:formula="of:=[.H142]" office:value-type="float" office:value="-0.5" calcext:value-type="float">
            <text:p>- 1/2 </text:p>
          </table:table-cell>
          <table:table-cell table:style-name="ce260" table:formula="of:=[.I142]" office:value-type="string" office:string-value="y = -3x-1/2" calcext:value-type="string">
            <text:p>y = -3x-1/2</text:p>
          </table:table-cell>
          <table:table-cell table:style-name="ce253" table:formula="of:=RANK([.A143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3]" office:value-type="float" office:value="0.666666666666667" calcext:value-type="float">
            <text:p><text:s/>2/3 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3])*SIGN([.C143]*[.D143])" office:value-type="float" office:value="-12" calcext:value-type="float">
            <text:p>-12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Q143]);ABS([.R143]))" office:value-type="float" office:value="4" calcext:value-type="float">
            <text:p>4</text:p>
          </table:table-cell>
          <table:table-cell table:style-name="ce252" table:formula="of:=[.Q143]/[.S143]" office:value-type="float" office:value="-3" calcext:value-type="float">
            <text:p>-3</text:p>
          </table:table-cell>
          <table:table-cell table:style-name="ce252" table:formula="of:=[.R143]/[.S143]" office:value-type="float" office:value="1" calcext:value-type="float">
            <text:p>1</text:p>
          </table:table-cell>
          <table:table-cell table:style-name="ce287" table:formula="of:=[.T143]/[.U143]" office:value-type="float" office:value="-3" calcext:value-type="float">
            <text:p>- 3/1 </text:p>
          </table:table-cell>
          <table:table-cell table:style-name="ce287" table:formula="of:=IF([.Q143]=0;&quot;0&quot;;(IF([.Q143]=[.R143];&quot;1&quot;;(IF([.Q143]=-[.R143];&quot;-1&quot;;IF([.U143]=1;TEXT([.T143];10);[.V143]))))))" office:value-type="string" office:string-value="-3" calcext:value-type="string">
            <text:p>-3</text:p>
          </table:table-cell>
          <table:table-cell table:style-name="ce253" table:formula="of:=-ABS([.E143])*SIGN([.D143]*[.E143])+[.O143]" office:value-type="float" office:value="0" calcext:value-type="float">
            <text:p>0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X143]);ABS([.Y143]))" office:value-type="float" office:value="4" calcext:value-type="float">
            <text:p>4</text:p>
          </table:table-cell>
          <table:table-cell table:style-name="ce252" table:formula="of:=[.X143]/[.Z143]" office:value-type="float" office:value="0" calcext:value-type="float">
            <text:p>0</text:p>
          </table:table-cell>
          <table:table-cell table:style-name="ce252" table:formula="of:=[.Y143]/[.Z143]" office:value-type="float" office:value="1" calcext:value-type="float">
            <text:p>1</text:p>
          </table:table-cell>
          <table:table-cell table:style-name="ce287" table:formula="of:=[.AA143]/[.AB143]" office:value-type="float" office:value="0" calcext:value-type="float">
            <text:p><text:s/>0/1 </text:p>
          </table:table-cell>
          <table:table-cell table:style-name="ce287" table:formula="of:=IF([.X143]=0;&quot;0&quot;;(IF([.X143]=[.Y143];&quot;1&quot;;(IF([.X143]=-[.Y143];&quot;-1&quot;;IF([.AB143]=1;TEXT([.AA143];10);[.AC143]))))))" office:value-type="string" office:string-value="0" calcext:value-type="string">
            <text:p>0</text:p>
          </table:table-cell>
          <table:table-cell table:style-name="ce253" table:formula="of:=[.AF142]" office:value-type="float" office:value="12" calcext:value-type="float">
            <text:p>12</text:p>
          </table:table-cell>
          <table:table-cell table:style-name="ce253" table:formula="of:=[.AE142]" office:value-type="float" office:value="18" calcext:value-type="float">
            <text:p>18</text:p>
          </table:table-cell>
          <table:table-cell table:style-name="ce253" table:formula="of:=GCD(ABS([.AE143]);ABS([.AF143]))" office:value-type="float" office:value="6" calcext:value-type="float">
            <text:p>6</text:p>
          </table:table-cell>
          <table:table-cell table:style-name="ce252" table:formula="of:=[.AE143]/[.AG143]" office:value-type="float" office:value="2" calcext:value-type="float">
            <text:p>2</text:p>
          </table:table-cell>
          <table:table-cell table:style-name="ce252" table:formula="of:=[.AF143]/[.AG143]" office:value-type="float" office:value="3" calcext:value-type="float">
            <text:p>3</text:p>
          </table:table-cell>
          <table:table-cell table:style-name="ce287" table:formula="of:=[.AH143]/[.AI143]" office:value-type="float" office:value="0.666666666666667" calcext:value-type="float">
            <text:p><text:s/>2/3 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666666666666667" calcext:value-type="float">
            <text:p><text:s/>2/3 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6">
          <table:table-cell table:style-name="ce238" office:value-type="float" office:value="0.327592286731383" calcext:value-type="float">
            <text:p>0,327592286731383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9x-14y+18=0" calcext:value-type="string">
            <text:p>-19x-14y+18=0</text:p>
          </table:table-cell>
          <table:table-cell table:style-name="ce260" table:formula="of:=-[.C144]/[.D144]" office:value-type="float" office:value="-1.35714285714286" calcext:value-type="float">
            <text:p>-19/14</text:p>
          </table:table-cell>
          <table:table-cell table:style-name="ce260" table:formula="of:=-[.E144]/[.D144]" office:value-type="float" office:value="1.28571428571429" calcext:value-type="float">
            <text:p><text:s/>9/7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9x/14+9/7" calcext:value-type="string">
            <text:p>y = -19x/14+9/7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4]" office:value-type="string" office:string-value="-2" calcext:value-type="string">
            <text:p>-2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44])*SIGN([.C144]*[.D144])" office:value-type="float" office:value="-19" calcext:value-type="float">
            <text:p>-19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9" calcext:value-type="float">
            <text:p>-19</text:p>
          </table:table-cell>
          <table:table-cell table:style-name="ce252" table:formula="of:=[.R144]/[.S144]" office:value-type="float" office:value="14" calcext:value-type="float">
            <text:p>14</text:p>
          </table:table-cell>
          <table:table-cell table:style-name="ce287" table:formula="of:=[.T144]/[.U144]" office:value-type="float" office:value="-1.35714285714286" calcext:value-type="float">
            <text:p>-19/14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35714285714286" calcext:value-type="float">
            <text:p>-19/14</text:p>
          </table:table-cell>
          <table:table-cell table:style-name="ce253" table:formula="of:=-ABS([.E144])*SIGN([.D144]*[.E144])" office:value-type="float" office:value="18" calcext:value-type="float">
            <text:p>18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X144]);ABS([.Y144]))" office:value-type="float" office:value="2" calcext:value-type="float">
            <text:p>2</text:p>
          </table:table-cell>
          <table:table-cell table:style-name="ce252" table:formula="of:=[.X144]/[.Z144]" office:value-type="float" office:value="9" calcext:value-type="float">
            <text:p>9</text:p>
          </table:table-cell>
          <table:table-cell table:style-name="ce252" table:formula="of:=[.Y144]/[.Z144]" office:value-type="float" office:value="7" calcext:value-type="float">
            <text:p>7</text:p>
          </table:table-cell>
          <table:table-cell table:style-name="ce287" table:formula="of:=[.AA144]/[.AB144]" office:value-type="float" office:value="1.28571428571429" calcext:value-type="float">
            <text:p><text:s/>9/7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28571428571429" calcext:value-type="float">
            <text:p><text:s/>9/7 </text:p>
          </table:table-cell>
          <table:table-cell table:style-name="ce253" table:formula="of:=(-[.D144]*[.M144]-[.E144])*SIGN([.C144])" office:value-type="float" office:value="-38" calcext:value-type="float">
            <text:p>-38</text:p>
          </table:table-cell>
          <table:table-cell table:style-name="ce253" table:formula="of:=ABS([.C144])" office:value-type="float" office:value="19" calcext:value-type="float">
            <text:p>19</text:p>
          </table:table-cell>
          <table:table-cell table:style-name="ce253" table:formula="of:=GCD(ABS([.AE144]);ABS([.AF144]))" office:value-type="float" office:value="19" calcext:value-type="float">
            <text:p>19</text:p>
          </table:table-cell>
          <table:table-cell table:style-name="ce252" table:formula="of:=[.AE144]/[.AG144]" office:value-type="float" office:value="-2" calcext:value-type="float">
            <text:p>-2</text:p>
          </table:table-cell>
          <table:table-cell table:style-name="ce252" table:formula="of:=[.AF144]/[.AG144]" office:value-type="float" office:value="1" calcext:value-type="float">
            <text:p>1</text:p>
          </table:table-cell>
          <table:table-cell table:style-name="ce287" table:formula="of:=[.AH144]/[.AI144]" office:value-type="float" office:value="-2" calcext:value-type="float">
            <text:p>- 2/1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string" office:string-value="-2" calcext:value-type="string">
            <text:p>-2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6">
          <table:table-cell table:style-name="ce238" office:value-type="float" office:value="0.110957715910687" calcext:value-type="float">
            <text:p>0,11095771591068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9" calcext:value-type="float">
            <text:p>-19</text:p>
          </table:table-cell>
          <table:table-cell table:style-name="ce253" table:formula="of:=[.D144]" office:value-type="float" office:value="-14" calcext:value-type="float">
            <text:p>-14</text:p>
          </table:table-cell>
          <table:table-cell table:style-name="ce253" table:formula="of:=[.E144]" office:value-type="float" office:value="18" calcext:value-type="float">
            <text:p>18</text:p>
          </table:table-cell>
          <table:table-cell table:style-name="ce253" table:formula="of:=[.F144]" office:value-type="string" office:string-value="-19x-14y+18=0" calcext:value-type="string">
            <text:p>-19x-14y+18=0</text:p>
          </table:table-cell>
          <table:table-cell table:style-name="ce260" table:formula="of:=[.G144]" office:value-type="float" office:value="-1.35714285714286" calcext:value-type="float">
            <text:p>-19/14</text:p>
          </table:table-cell>
          <table:table-cell table:style-name="ce260" table:formula="of:=[.H144]" office:value-type="float" office:value="1.28571428571429" calcext:value-type="float">
            <text:p><text:s/>9/7 </text:p>
          </table:table-cell>
          <table:table-cell table:style-name="ce260" table:formula="of:=[.I144]" office:value-type="string" office:string-value="y = -19x/14+9/7" calcext:value-type="string">
            <text:p>y = -19x/14+9/7</text:p>
          </table:table-cell>
          <table:table-cell table:style-name="ce253" table:formula="of:=RANK([.A145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5]" office:value-type="float" office:value="-0.5" calcext:value-type="float">
            <text:p>- 1/2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5])*SIGN([.C145]*[.D145])" office:value-type="float" office:value="-19" calcext:value-type="float">
            <text:p>-19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9" calcext:value-type="float">
            <text:p>-19</text:p>
          </table:table-cell>
          <table:table-cell table:style-name="ce252" table:formula="of:=[.R145]/[.S145]" office:value-type="float" office:value="14" calcext:value-type="float">
            <text:p>14</text:p>
          </table:table-cell>
          <table:table-cell table:style-name="ce287" table:formula="of:=[.T145]/[.U145]" office:value-type="float" office:value="-1.35714285714286" calcext:value-type="float">
            <text:p>-19/14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35714285714286" calcext:value-type="float">
            <text:p>-19/14</text:p>
          </table:table-cell>
          <table:table-cell table:style-name="ce253" table:formula="of:=-ABS([.E145])*SIGN([.D145]*[.E145])+[.O145]" office:value-type="float" office:value="20" calcext:value-type="float">
            <text:p>20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X145]);ABS([.Y145]))" office:value-type="float" office:value="2" calcext:value-type="float">
            <text:p>2</text:p>
          </table:table-cell>
          <table:table-cell table:style-name="ce252" table:formula="of:=[.X145]/[.Z145]" office:value-type="float" office:value="10" calcext:value-type="float">
            <text:p>10</text:p>
          </table:table-cell>
          <table:table-cell table:style-name="ce252" table:formula="of:=[.Y145]/[.Z145]" office:value-type="float" office:value="7" calcext:value-type="float">
            <text:p>7</text:p>
          </table:table-cell>
          <table:table-cell table:style-name="ce287" table:formula="of:=[.AA145]/[.AB145]" office:value-type="float" office:value="1.42857142857143" calcext:value-type="float">
            <text:p>10/7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1.42857142857143" calcext:value-type="float">
            <text:p>10/7 </text:p>
          </table:table-cell>
          <table:table-cell table:style-name="ce253" table:formula="of:=[.AF144]" office:value-type="float" office:value="19" calcext:value-type="float">
            <text:p>19</text:p>
          </table:table-cell>
          <table:table-cell table:style-name="ce253" table:formula="of:=[.AE144]" office:value-type="float" office:value="-38" calcext:value-type="float">
            <text:p>-38</text:p>
          </table:table-cell>
          <table:table-cell table:style-name="ce253" table:formula="of:=GCD(ABS([.AE145]);ABS([.AF145]))" office:value-type="float" office:value="19" calcext:value-type="float">
            <text:p>19</text:p>
          </table:table-cell>
          <table:table-cell table:style-name="ce252" table:formula="of:=[.AE145]/[.AG145]" office:value-type="float" office:value="1" calcext:value-type="float">
            <text:p>1</text:p>
          </table:table-cell>
          <table:table-cell table:style-name="ce252" table:formula="of:=[.AF145]/[.AG145]" office:value-type="float" office:value="-2" calcext:value-type="float">
            <text:p>-2</text:p>
          </table:table-cell>
          <table:table-cell table:style-name="ce287" table:formula="of:=[.AH145]/[.AI145]" office:value-type="float" office:value="-0.5" calcext:value-type="float">
            <text:p>- 1/2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5" calcext:value-type="float">
            <text:p>- 1/2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6">
          <table:table-cell table:style-name="ce238" office:value-type="float" office:value="0.675233869629094" calcext:value-type="float">
            <text:p>0,67523386962909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7x+15y-7=0" calcext:value-type="string">
            <text:p>17x+15y-7=0</text:p>
          </table:table-cell>
          <table:table-cell table:style-name="ce260" table:formula="of:=-[.C146]/[.D146]" office:value-type="float" office:value="-1.13333333333333" calcext:value-type="float">
            <text:p>-17/15</text:p>
          </table:table-cell>
          <table:table-cell table:style-name="ce260" table:formula="of:=-[.E146]/[.D146]" office:value-type="float" office:value="0.466666666666667" calcext:value-type="float">
            <text:p><text:s/>7/15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-17x/15+7/15" calcext:value-type="string">
            <text:p>y = -17x/15+7/15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6]" office:value-type="float" office:value="3.05882352941176" calcext:value-type="float">
            <text:p>52/17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6])*SIGN([.C146]*[.D146])" office:value-type="float" office:value="-17" calcext:value-type="float">
            <text:p>-1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-17" calcext:value-type="float">
            <text:p>-17</text:p>
          </table:table-cell>
          <table:table-cell table:style-name="ce252" table:formula="of:=[.R146]/[.S146]" office:value-type="float" office:value="15" calcext:value-type="float">
            <text:p>15</text:p>
          </table:table-cell>
          <table:table-cell table:style-name="ce287" table:formula="of:=[.T146]/[.U146]" office:value-type="float" office:value="-1.13333333333333" calcext:value-type="float">
            <text:p>-17/15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-1.13333333333333" calcext:value-type="float">
            <text:p>-17/15</text:p>
          </table:table-cell>
          <table:table-cell table:style-name="ce253" table:formula="of:=-ABS([.E146])*SIGN([.D146]*[.E146])" office:value-type="float" office:value="7" calcext:value-type="float">
            <text:p>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X146]);ABS([.Y146]))" office:value-type="float" office:value="1" calcext:value-type="float">
            <text:p>1</text:p>
          </table:table-cell>
          <table:table-cell table:style-name="ce252" table:formula="of:=[.X146]/[.Z146]" office:value-type="float" office:value="7" calcext:value-type="float">
            <text:p>7</text:p>
          </table:table-cell>
          <table:table-cell table:style-name="ce252" table:formula="of:=[.Y146]/[.Z146]" office:value-type="float" office:value="15" calcext:value-type="float">
            <text:p>15</text:p>
          </table:table-cell>
          <table:table-cell table:style-name="ce287" table:formula="of:=[.AA146]/[.AB146]" office:value-type="float" office:value="0.466666666666667" calcext:value-type="float">
            <text:p><text:s/>7/15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0.466666666666667" calcext:value-type="float">
            <text:p><text:s/>7/15</text:p>
          </table:table-cell>
          <table:table-cell table:style-name="ce253" table:formula="of:=(-[.D146]*[.M146]-[.E146])*SIGN([.C146])" office:value-type="float" office:value="52" calcext:value-type="float">
            <text:p>52</text:p>
          </table:table-cell>
          <table:table-cell table:style-name="ce253" table:formula="of:=ABS([.C146])" office:value-type="float" office:value="17" calcext:value-type="float">
            <text:p>17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52" calcext:value-type="float">
            <text:p>52</text:p>
          </table:table-cell>
          <table:table-cell table:style-name="ce252" table:formula="of:=[.AF146]/[.AG146]" office:value-type="float" office:value="17" calcext:value-type="float">
            <text:p>17</text:p>
          </table:table-cell>
          <table:table-cell table:style-name="ce287" table:formula="of:=[.AH146]/[.AI146]" office:value-type="float" office:value="3.05882352941176" calcext:value-type="float">
            <text:p>52/17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3.05882352941176" calcext:value-type="float">
            <text:p>52/17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6">
          <table:table-cell table:style-name="ce238" office:value-type="float" office:value="0.53706182742858" calcext:value-type="float">
            <text:p>0,53706182742858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7" calcext:value-type="float">
            <text:p>17</text:p>
          </table:table-cell>
          <table:table-cell table:style-name="ce253" table:formula="of:=[.D146]" office:value-type="float" office:value="15" calcext:value-type="float">
            <text:p>15</text:p>
          </table:table-cell>
          <table:table-cell table:style-name="ce253" table:formula="of:=[.E146]" office:value-type="float" office:value="-7" calcext:value-type="float">
            <text:p>-7</text:p>
          </table:table-cell>
          <table:table-cell table:style-name="ce253" table:formula="of:=[.F146]" office:value-type="string" office:string-value="17x+15y-7=0" calcext:value-type="string">
            <text:p>17x+15y-7=0</text:p>
          </table:table-cell>
          <table:table-cell table:style-name="ce260" table:formula="of:=[.G146]" office:value-type="float" office:value="-1.13333333333333" calcext:value-type="float">
            <text:p>-17/15</text:p>
          </table:table-cell>
          <table:table-cell table:style-name="ce260" table:formula="of:=[.H146]" office:value-type="float" office:value="0.466666666666667" calcext:value-type="float">
            <text:p><text:s/>7/15</text:p>
          </table:table-cell>
          <table:table-cell table:style-name="ce260" table:formula="of:=[.I146]" office:value-type="string" office:string-value="y = -17x/15+7/15" calcext:value-type="string">
            <text:p>y = -17x/15+7/15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7]" office:value-type="float" office:value="0.326923076923077" calcext:value-type="float">
            <text:p>17/52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-17" calcext:value-type="float">
            <text:p>-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-17" calcext:value-type="float">
            <text:p>-17</text:p>
          </table:table-cell>
          <table:table-cell table:style-name="ce252" table:formula="of:=[.R147]/[.S147]" office:value-type="float" office:value="15" calcext:value-type="float">
            <text:p>15</text:p>
          </table:table-cell>
          <table:table-cell table:style-name="ce287" table:formula="of:=[.T147]/[.U147]" office:value-type="float" office:value="-1.13333333333333" calcext:value-type="float">
            <text:p>-17/15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-1.13333333333333" calcext:value-type="float">
            <text:p>-17/15</text:p>
          </table:table-cell>
          <table:table-cell table:style-name="ce253" table:formula="of:=-ABS([.E147])*SIGN([.D147]*[.E147])+[.O147]" office:value-type="float" office:value="17" calcext:value-type="float">
            <text:p>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7" calcext:value-type="float">
            <text:p>17</text:p>
          </table:table-cell>
          <table:table-cell table:style-name="ce252" table:formula="of:=[.Y147]/[.Z147]" office:value-type="float" office:value="15" calcext:value-type="float">
            <text:p>15</text:p>
          </table:table-cell>
          <table:table-cell table:style-name="ce287" table:formula="of:=[.AA147]/[.AB147]" office:value-type="float" office:value="1.13333333333333" calcext:value-type="float">
            <text:p>17/15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13333333333333" calcext:value-type="float">
            <text:p>17/15</text:p>
          </table:table-cell>
          <table:table-cell table:style-name="ce253" table:formula="of:=[.AF146]" office:value-type="float" office:value="17" calcext:value-type="float">
            <text:p>17</text:p>
          </table:table-cell>
          <table:table-cell table:style-name="ce253" table:formula="of:=[.AE146]" office:value-type="float" office:value="52" calcext:value-type="float">
            <text:p>52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7" calcext:value-type="float">
            <text:p>17</text:p>
          </table:table-cell>
          <table:table-cell table:style-name="ce252" table:formula="of:=[.AF147]/[.AG147]" office:value-type="float" office:value="52" calcext:value-type="float">
            <text:p>52</text:p>
          </table:table-cell>
          <table:table-cell table:style-name="ce287" table:formula="of:=[.AH147]/[.AI147]" office:value-type="float" office:value="0.326923076923077" calcext:value-type="float">
            <text:p>17/52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0.326923076923077" calcext:value-type="float">
            <text:p>17/52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5">
          <table:table-cell table:style-name="ce292" office:value-type="string" calcext:value-type="string">
            <text:p>Aléatoire</text:p>
          </table:table-cell>
          <table:table-cell table:style-name="ce292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2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2" office:value-type="string" calcext:value-type="string">
            <text:p>Réduite</text:p>
          </table:table-cell>
          <table:table-cell table:number-columns-repeated="2" table:style-name="ce292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2" office:value-type="string" calcext:value-type="string">
            <text:p>Num m</text:p>
          </table:table-cell>
          <table:table-cell table:style-name="ce292" office:value-type="string" calcext:value-type="string">
            <text:p>Dénom m</text:p>
          </table:table-cell>
          <table:table-cell table:style-name="ce292" office:value-type="string" calcext:value-type="string">
            <text:p>PGCD</text:p>
          </table:table-cell>
          <table:table-cell table:style-name="ce292" office:value-type="string" calcext:value-type="string">
            <text:p>Num m</text:p>
          </table:table-cell>
          <table:table-cell table:style-name="ce292" office:value-type="string" calcext:value-type="string">
            <text:p>Dénom m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style-name="ce292" office:value-type="string" calcext:value-type="string">
            <text:p>Num p</text:p>
          </table:table-cell>
          <table:table-cell table:style-name="ce292" office:value-type="string" calcext:value-type="string">
            <text:p>Dénom p</text:p>
          </table:table-cell>
          <table:table-cell table:style-name="ce292" office:value-type="string" calcext:value-type="string">
            <text:p>PGCD</text:p>
          </table:table-cell>
          <table:table-cell table:style-name="ce292" office:value-type="string" calcext:value-type="string">
            <text:p>Num p</text:p>
          </table:table-cell>
          <table:table-cell table:style-name="ce292" office:value-type="string" calcext:value-type="string">
            <text:p>Dénom p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style-name="ce292" office:value-type="string" calcext:value-type="string">
            <text:p>Num y</text:p>
          </table:table-cell>
          <table:table-cell table:style-name="ce292" office:value-type="string" calcext:value-type="string">
            <text:p>Dénom y</text:p>
          </table:table-cell>
          <table:table-cell table:style-name="ce292" office:value-type="string" calcext:value-type="string">
            <text:p>PGCD</text:p>
          </table:table-cell>
          <table:table-cell table:style-name="ce292" office:value-type="string" calcext:value-type="string">
            <text:p>Num y</text:p>
          </table:table-cell>
          <table:table-cell table:style-name="ce292" office:value-type="string" calcext:value-type="string">
            <text:p>Dénom y</text:p>
          </table:table-cell>
          <table:table-cell table:number-columns-repeated="2" table:style-name="ce292" office:value-type="string" calcext:value-type="string">
            <text:p>Fraction</text:p>
          </table:table-cell>
          <table:table-cell table:number-columns-repeated="27"/>
        </table:table-row>
        <table:table-row table:style-name="ro5">
          <table:table-cell table:number-columns-repeated="9"/>
          <table:table-cell table:style-name="ce292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2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2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2" office:value-type="string" calcext:value-type="string">
            <text:p>simp</text:p>
          </table:table-cell>
          <table:table-cell table:number-columns-repeated="27"/>
        </table:table-row>
        <table:table-row table:style-name="ro5">
          <table:table-cell table:number-columns-repeated="11"/>
          <table:table-cell table:style-name="ce234" table:formula="of:=[.L128]" office:value-type="string" office:string-value="7" calcext:value-type="string">
            <text:p>7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5">
          <table:table-cell table:number-columns-repeated="11"/>
          <table:table-cell table:style-name="ce234" table:formula="of:=[.L129]" office:value-type="float" office:value="0.142857142857143" calcext:value-type="float">
            <text:p><text:s/>1/7 </text:p>
          </table:table-cell>
          <table:table-cell table:formula="of:=[.G129]*[.L151]+[.H129]" office:value-type="float" office:value="3.42857142857143" calcext:value-type="float">
            <text:p>3,4285714285714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2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5">
          <table:table-cell table:number-columns-repeated="11"/>
          <table:table-cell table:style-name="ce234" table:formula="of:=[.L130]" office:value-type="float" office:value="-47.5" calcext:value-type="float">
            <text:p>-95/2 </text:p>
          </table:table-cell>
          <table:table-cell table:formula="of:=[.G130]*[.L152]+[.H130]" office:value-type="float" office:value="7.00000000000001" calcext:value-type="float">
            <text:p>7,00000000000001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1]" office:value-type="float" office:value="-0.0210526315789474" calcext:value-type="float">
            <text:p>- 2/95</text:p>
          </table:table-cell>
          <table:table-cell table:formula="of:=[.G131]*[.L153]+[.H131]" office:value-type="float" office:value="-0.304453441295547" calcext:value-type="float">
            <text:p>-0,30445344129554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2]" office:value-type="float" office:value="-38.5" calcext:value-type="float">
            <text:p>-77/2 </text:p>
          </table:table-cell>
          <table:table-cell table:formula="of:=[.G132]*[.L154]+[.H132]" office:value-type="float" office:value="7.99999999999999" calcext:value-type="float">
            <text:p>7,99999999999999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3]" office:value-type="float" office:value="-0.025974025974026" calcext:value-type="float">
            <text:p>- 2/77</text:p>
          </table:table-cell>
          <table:table-cell table:formula="of:=[.G133]*[.L155]+[.H133]" office:value-type="float" office:value="-0.54978354978355" calcext:value-type="float">
            <text:p>-0,54978354978355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4]" office:value-type="float" office:value="0.857142857142857" calcext:value-type="float">
            <text:p><text:s/>6/7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5]" office:value-type="float" office:value="1.16666666666667" calcext:value-type="float">
            <text:p><text:s/>7/6 </text:p>
          </table:table-cell>
          <table:table-cell table:formula="of:=[.G135]*[.L157]+[.H135]" office:value-type="float" office:value="4.91666666666665" calcext:value-type="float">
            <text:p>4,9166666666666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6]" office:value-type="float" office:value="-3.53846153846154" calcext:value-type="float">
            <text:p>-46/13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7]" office:value-type="float" office:value="-0.282608695652174" calcext:value-type="float">
            <text:p>-13/46</text:p>
          </table:table-cell>
          <table:table-cell table:formula="of:=[.G137]*[.L159]+[.H137]" office:value-type="float" office:value="-0.648550724637681" calcext:value-type="float">
            <text:p>-0,648550724637681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8]" office:value-type="float" office:value="-7.5" calcext:value-type="float">
            <text:p>-15/2 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9]" office:value-type="float" office:value="-0.133333333333333" calcext:value-type="float">
            <text:p>- 2/15</text:p>
          </table:table-cell>
          <table:table-cell table:formula="of:=[.G139]*[.L161]+[.H139]" office:value-type="float" office:value="3.89333333333333" calcext:value-type="float">
            <text:p>3,89333333333333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0]" office:value-type="float" office:value="-1.30769230769231" calcext:value-type="float">
            <text:p>-17/13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1]" office:value-type="float" office:value="-0.764705882352941" calcext:value-type="float">
            <text:p>-13/17</text:p>
          </table:table-cell>
          <table:table-cell table:formula="of:=[.G141]*[.L163]+[.H141]" office:value-type="float" office:value="-3.11764705882353" calcext:value-type="float">
            <text:p>-3,11764705882353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2]" office:value-type="float" office:value="1.5" calcext:value-type="float">
            <text:p><text:s/>3/2 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3]" office:value-type="float" office:value="0.666666666666667" calcext:value-type="float">
            <text:p><text:s/>2/3 </text:p>
          </table:table-cell>
          <table:table-cell table:formula="of:=[.G143]*[.L165]+[.H143]" office:value-type="float" office:value="-2.5" calcext:value-type="float">
            <text:p>-2,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4]" office:value-type="string" office:string-value="-2" calcext:value-type="string">
            <text:p>-2</text:p>
          </table:table-cell>
          <table:table-cell table:formula="of:=[.G144]*[.L166]+[.H144]" office:value-type="float" office:value="4.00000000000001" calcext:value-type="float">
            <text:p>4,00000000000001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5]" office:value-type="float" office:value="-0.5" calcext:value-type="float">
            <text:p>- 1/2 </text:p>
          </table:table-cell>
          <table:table-cell table:formula="of:=[.G145]*[.L167]+[.H145]" office:value-type="float" office:value="1.96428571428572" calcext:value-type="float">
            <text:p>1,96428571428572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6]" office:value-type="float" office:value="3.05882352941176" calcext:value-type="float">
            <text:p>52/17</text:p>
          </table:table-cell>
          <table:table-cell table:formula="of:=[.G146]*[.L168]+[.H146]" office:value-type="float" office:value="-2.99999999999998" calcext:value-type="float">
            <text:p>-2,99999999999998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7]" office:value-type="float" office:value="0.326923076923077" calcext:value-type="float">
            <text:p>17/52</text:p>
          </table:table-cell>
          <table:table-cell table:formula="of:=[.G147]*[.L169]+[.H147]" office:value-type="float" office:value="0.0961538461538475" calcext:value-type="float">
            <text:p>0,096153846153848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30">
          <table:table-cell table:number-columns-repeated="64"/>
        </table:table-row>
        <table:table-row table:style-name="ro5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104836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U5/oAGOW7rfZl5EdKh8WMkYB1v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89"/>
        <table:table-column table:style-name="co40" table:default-cell-style-name="ce389"/>
        <table:table-column table:style-name="co41" table:default-cell-style-name="ce389"/>
        <table:table-column table:style-name="co42" table:default-cell-style-name="ce389"/>
        <table:table-column table:style-name="co43" table:default-cell-style-name="ce389"/>
        <table:table-column table:style-name="co44" table:default-cell-style-name="ce389"/>
        <table:table-column table:style-name="co1" table:default-cell-style-name="ce389"/>
        <table:table-column table:style-name="co45" table:default-cell-style-name="ce389"/>
        <table:table-column table:style-name="co46" table:default-cell-style-name="ce389"/>
        <table:table-column table:style-name="co1" table:number-columns-repeated="55" table:default-cell-style-name="ce389"/>
        <table:table-row table:style-name="ro17">
          <table:table-cell table:style-name="ce35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92" table:formula="of:=IF([.$G$1];&quot;Notes&quot;;&quot;&quot;)" office:value-type="string" office:string-value="Notes" calcext:value-type="string">
            <text:p>Notes</text:p>
          </table:table-cell>
          <table:table-cell table:style-name="ce392" table:formula="of:=IF([.$G$1];&quot;Faît&quot;;&quot;&quot;)" office:value-type="string" office:string-value="Faît" calcext:value-type="string">
            <text:p>Faît</text:p>
          </table:table-cell>
          <table:table-cell table:style-name="ce392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style-name="ce409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398"/>
          <table:table-cell table:number-columns-repeated="55"/>
        </table:table-row>
        <table:table-row table:style-name="ro17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table:formula="of:=IF([.$G$1];&quot;Appartenance&quot;;&quot;&quot;)" office:value-type="string" office:string-value="Appartenance" calcext:value-type="string">
            <text:p>Appartenance</text:p>
          </table:table-cell>
          <table:table-cell table:style-name="ce363" table:formula="of:=IF([.$G$1];[$Données.T16];&quot;&quot;)" office:value-type="float" office:value="10" calcext:value-type="float">
            <text:p>10,00</text:p>
          </table:table-cell>
          <table:table-cell table:style-name="ce387" table:formula="of:=IF([.$G$1];IF(COUNTA([$Appartenance.$H$3:$Appartenance.$H$12])&lt;&gt;0;&quot;Oui&quot;;&quot;Non&quot;);&quot;&quot;)" office:value-type="string" office:string-value="Oui" calcext:value-type="string">
            <text:p>Oui</text:p>
          </table:table-cell>
          <table:table-cell table:style-name="ce387" table:formula="of:=IF([.$G$1];IF(COUNTA([$Appartenance.$H$3:$Appartenance.$H$12])&lt;&gt;0;1;0);&quot;&quot;)" office:value-type="float" office:value="1" calcext:value-type="float">
            <text:p>1</text:p>
          </table:table-cell>
          <table:table-cell table:style-name="ce372"/>
          <table:table-cell/>
          <table:covered-table-cell table:style-name="ce392"/>
          <table:covered-table-cell table:style-name="ce387"/>
          <table:table-cell table:number-columns-repeated="55"/>
        </table:table-row>
        <table:table-row table:style-name="ro17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table:formula="of:=IF([.$G$1];&quot;Équation réduite&quot;;&quot;&quot;)" office:value-type="string" office:string-value="Équation réduite" calcext:value-type="string">
            <text:p>Équation réduite</text:p>
          </table:table-cell>
          <table:table-cell table:style-name="ce364" table:formula="of:=IF([.$G$1];[$Données.U16];&quot;&quot;)" office:value-type="float" office:value="0" calcext:value-type="float">
            <text:p>0,00</text:p>
          </table:table-cell>
          <table:table-cell table:style-name="ce369" table:formula="of:=IF([.$G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G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12" table:formula="of:=IF([.$G$1];IF(SUM([.E2:.E6])=0;0;ROUND(2*SUMPRODUCT([.C2:.C6];[.E2:.E6])/SUM([.E2:.E6]);0)/2);&quot;&quot;)" office:value-type="float" office:value="10" calcext:value-type="float" table:number-columns-spanned="1" table:number-rows-spanned="2">
            <text:p>10</text:p>
          </table:table-cell>
          <table:table-cell table:style-name="ce409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7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table:formula="of:=IF([.$G$1];&quot;Niveau 1&quot;;&quot;&quot;)" office:value-type="string" office:string-value="Niveau 1" calcext:value-type="string">
            <text:p>Niveau 1</text:p>
          </table:table-cell>
          <table:table-cell table:style-name="ce363" table:formula="of:=IF([.$G$1];[$Données.V16];&quot;&quot;)" office:value-type="float" office:value="0" calcext:value-type="float">
            <text:p>0,00</text:p>
          </table:table-cell>
          <table:table-cell table:style-name="ce370" table:formula="of:=IF([.$G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G$1];IF(COUNTA([$'Niveau 1'.$B$3:$'Niveau 1'.$B$7])&lt;&gt;0;1;0);&quot;&quot;)" office:value-type="float" office:value="0" calcext:value-type="float">
            <text:p>0</text:p>
          </table:table-cell>
          <table:table-cell table:style-name="ce373"/>
          <table:table-cell/>
          <table:covered-table-cell table:style-name="ce98"/>
          <table:covered-table-cell table:style-name="ce75"/>
          <table:table-cell table:number-columns-repeated="55"/>
        </table:table-row>
        <table:table-row table:style-name="ro17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table:formula="of:=IF([.$G$1];&quot;Niveau 2&quot;;&quot;&quot;)" office:value-type="string" office:string-value="Niveau 2" calcext:value-type="string">
            <text:p>Niveau 2</text:p>
          </table:table-cell>
          <table:table-cell table:style-name="ce364" table:formula="of:=IF([.$G$1];[$Données.W16];&quot;&quot;)" office:value-type="float" office:value="0" calcext:value-type="float">
            <text:p>0,00</text:p>
          </table:table-cell>
          <table:table-cell table:style-name="ce369" table:formula="of:=IF([.$G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357" table:formula="of:=IF([.$G$1];IF(COUNTA([$'Niveau 2'.$B$3:$'Niveau 2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table:formula="of:=IF([.$G$1];&quot;Niveau 3&quot;;&quot;&quot;)" office:value-type="string" office:string-value="Niveau 3" calcext:value-type="string">
            <text:p>Niveau 3</text:p>
          </table:table-cell>
          <table:table-cell table:style-name="ce363" table:formula="of:=IF([.$G$1];[$Données.X16];&quot;&quot;)" office:value-type="float" office:value="0" calcext:value-type="float">
            <text:p>0,00</text:p>
          </table:table-cell>
          <table:table-cell table:style-name="ce370" table:formula="of:=IF([.$G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356" table:formula="of:=IF([.$G$1];IF(COUNTA([$'Niveau 3'.$B$3:$'Niveau 3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8">
          <table:covered-table-cell table:number-columns-repeated="5"/>
          <table:table-cell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number-columns-repeated="2"/>
          <table:table-cell table:style-name="ce367"/>
          <table:table-cell table:number-columns-repeated="61"/>
        </table:table-row>
        <table:table-row table:style-name="ro18">
          <table:table-cell table:number-columns-repeated="64"/>
        </table:table-row>
        <table:table-row table:style-name="ro18">
          <table:table-cell table:style-name="Default" table:number-columns-repeated="2"/>
          <table:table-cell table:number-columns-repeated="62"/>
        </table:table-row>
        <table:table-row table:style-name="ro18" table:number-rows-repeated="80">
          <table:table-cell table:number-columns-repeated="64"/>
        </table:table-row>
        <table:table-row table:style-name="ro18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2"/>
        </table:table-row>
        <table:table-row table:style-name="ro18" table:number-rows-repeated="1048475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loext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08:51:50.5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1-27T08:52:16.639000000</dc:date>
    <meta:editing-duration>P2DT13H24M52S</meta:editing-duration>
    <meta:editing-cycles>661</meta:editing-cycles>
    <meta:generator>LibreOffice/6.4.7.2$Windows_X86_64 LibreOffice_project/639b8ac485750d5696d7590a72ef1b496725cfb5</meta:generator>
    <meta:document-statistic meta:table-count="8" meta:cell-count="3630" meta:object-count="2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1">
                <text:p>1</text:p>
                <draw:g>
                  <svg:desc>Données.O16:Données.P1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36">
                <text:p>-36</text:p>
                <draw:g>
                  <svg:desc>Données.O17:Données.P17</svg:desc>
                </draw:g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57">
                <text:p>-57</text:p>
                <draw:g>
                  <svg:desc>Données.O18:Données.P18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86">
                <text:p>-86</text:p>
                <draw:g>
                  <svg:desc>Données.O19:Données.P19</svg:desc>
                </draw:g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92">
                <text:p>92</text:p>
                <draw:g>
                  <svg:desc>Données.O20:Données.P20</svg:desc>
                </draw:g>
              </table:table-cell>
              <table:table-cell office:value-type="float" office:value="-62">
                <text:p>-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</chart:series>
          <chart:series chart:style-name="ch10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1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2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x-3</text:p>
                <draw:g>
                  <svg:desc>Données.I4:Données.I12</svg:desc>
                </draw:g>
              </table:table-cell>
              <table:table-cell office:value-type="string">
                <text:p>y=-x+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64">
                <text:p>64</text:p>
                <draw:g>
                  <svg:desc>Données.O3:Données.P3</svg:desc>
                </draw:g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30">
                <text:p>30</text:p>
                <draw:g>
                  <svg:desc>Données.O4:Données.P4</svg:desc>
                </draw:g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14">
                <text:p>14</text:p>
                <draw:g>
                  <svg:desc>Données.O5:Données.P5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4">
                <text:p>-14</text:p>
                <draw:g>
                  <svg:desc>Données.O6:Données.P6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0">
                <text:p>-10</text:p>
                <draw:g>
                  <svg:desc>Données.O7:Données.P7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6.77777777777778">
                <text:p>-6.77777777777778</text:p>
                <draw:g>
                  <svg:desc>Données.O32:Données.P32</svg:desc>
                </draw:g>
              </table:table-cell>
              <table:table-cell office:value-type="float" office:value="12.7777777777778">
                <text:p>12.777777777777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26">
                <text:p>26</text:p>
                <draw:g>
                  <svg:desc>Données.O33:Données.P33</svg:desc>
                </draw:g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4.75">
                <text:p>4.75</text:p>
                <draw:g>
                  <svg:desc>Données.O34:Données.P34</svg:desc>
                </draw:g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1.875">
                <text:p>11.875</text:p>
                <draw:g>
                  <svg:desc>Données.O35:Données.P35</svg:desc>
                </draw:g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0.142857142857143">
                <text:p>-0.142857142857143</text:p>
                <draw:g>
                  <svg:desc>Données.O36:Données.P36</svg:desc>
                </draw:g>
              </table:table-cell>
              <table:table-cell office:value-type="float" office:value="6.14285714285714">
                <text:p>6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